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116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9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40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1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5" style:family="paragraph" style:parent-style-name="Standard">
      <style:text-properties style:font-name="Courier New" fo:font-size="9pt" style:font-size-asian="9pt" style:font-size-complex="9pt"/>
    </style:style>
    <style:style style:name="P46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0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1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3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4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6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8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9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0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3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</style:style>
    <style:style style:name="P7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8" style:family="paragraph" style:parent-style-name="Text_20_body">
      <style:paragraph-properties fo:margin-left="0.4925in" fo:margin-right="0in" fo:text-indent="0in" style:auto-text-indent="false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8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91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>
      <style:paragraph-properties fo:margin-left="0.4925in" fo:margin-right="0in" fo:text-indent="0in" style:auto-text-indent="false"/>
    </style:style>
    <style:style style:name="P9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10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6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2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2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4" style:family="paragraph" style:parent-style-name="Default_20_Text">
      <style:paragraph-properties fo:margin-left="0.4925in" fo:margin-right="0in" fo:text-indent="0in" style:auto-text-indent="false"/>
    </style:style>
    <style:style style:name="P125" style:family="paragraph" style:parent-style-name="InfoBlue">
      <style:text-properties style:font-name="Verdana1" fo:font-size="9pt" style:font-size-asian="9pt" style:font-size-complex="9pt"/>
    </style:style>
    <style:style style:name="P126" style:family="paragraph" style:parent-style-name="Default_20_Text">
      <style:text-properties style:font-name="Verdana1" fo:font-size="9pt" style:font-size-asian="9pt" style:font-size-complex="9pt"/>
    </style:style>
    <style:style style:name="P12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4" style:family="paragraph" style:parent-style-name="Default_20_Text">
      <style:text-properties style:font-name="Courier New" fo:font-size="9pt" style:font-size-asian="9pt" style:font-size-complex="9pt"/>
    </style:style>
    <style:style style:name="P13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7" style:family="paragraph" style:parent-style-name="Default_20_Text">
      <style:text-properties fo:font-size="9pt" style:font-size-asian="9pt" style:font-size-complex="9pt"/>
    </style:style>
    <style:style style:name="P138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9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40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6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8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5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3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6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8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69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7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7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74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5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6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7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8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79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0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81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83" style:family="paragraph" style:parent-style-name="Contents_20_Heading">
      <style:paragraph-properties fo:break-before="page"/>
    </style:style>
    <style:style style:name="P184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5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6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7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8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9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90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3" style:family="paragraph" style:parent-style-name="Standard"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194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195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6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98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3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6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7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8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9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0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1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2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13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14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15" style:family="paragraph" style:parent-style-name="Standard" style:list-style-name="L4">
      <style:text-properties style:font-name="Verdana1" fo:font-size="9pt" style:font-size-asian="9pt" style:font-size-complex="9pt"/>
    </style:style>
    <style:style style:name="P216" style:family="paragraph" style:parent-style-name="Standard" style:list-style-name="L5">
      <style:text-properties style:font-name="Verdana1" fo:font-size="9pt" style:font-size-asian="9pt" style:font-size-complex="9pt"/>
    </style:style>
    <style:style style:name="P217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18" style:family="paragraph" style:parent-style-name="Standard" style:list-style-name="L18">
      <style:text-properties style:font-name="Verdana1" fo:font-size="9pt" style:font-size-asian="9pt" style:font-size-complex="9pt"/>
    </style:style>
    <style:style style:name="P219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20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21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22" style:family="paragraph" style:parent-style-name="Standard" style:list-style-name="L3"/>
    <style:style style:name="P223" style:family="paragraph" style:parent-style-name="Standard" style:list-style-name="L4"/>
    <style:style style:name="P224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25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26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27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8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9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30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31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2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3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4" style:family="paragraph" style:parent-style-name="Standard" style:list-style-name="L5"/>
    <style:style style:name="P235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6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7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8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9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40" style:family="paragraph" style:parent-style-name="Standard" style:list-style-name="L11">
      <style:paragraph-properties style:text-autospace="none"/>
    </style:style>
    <style:style style:name="P241" style:family="paragraph" style:parent-style-name="Standard" style:list-style-name="L18"/>
    <style:style style:name="P242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44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45" style:family="paragraph" style:parent-style-name="Standard" style:list-style-name="L13">
      <style:paragraph-properties fo:margin-left="0.9846in" fo:margin-right="0in" fo:text-indent="0in" style:auto-text-indent="false"/>
    </style:style>
    <style:style style:name="P246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7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9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0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52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3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5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6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7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9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6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61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2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63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5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7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8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9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70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1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3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4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5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6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7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8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9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80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81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82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4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5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7" style:family="paragraph">
      <style:paragraph-properties fo:margin-left="0in" fo:margin-right="0in" fo:margin-top="0in" fo:margin-bottom="0in" fo:line-height="100%" fo:text-align="center" fo:text-indent="0in"/>
    </style:style>
    <style:style style:name="P28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font-size-asian="12pt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5" style:family="text">
      <style:text-properties fo:font-style="normal" style:font-name-asian="Cambria" style:font-style-asian="normal" style:font-name-complex="Cambria" style:font-style-complex="normal"/>
    </style:style>
    <style:style style:name="T46" style:family="text">
      <style:text-properties style:font-name="Courier New"/>
    </style:style>
    <style:style style:name="T4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9" style:family="text">
      <style:text-properties style:font-name="Courier New" fo:font-style="normal" style:font-style-asian="normal" style:font-style-complex="normal"/>
    </style:style>
    <style:style style:name="T50" style:family="text">
      <style:text-properties style:font-name="Courier New" fo:font-style="normal" fo:background-color="transparent" style:font-style-asian="normal" style:font-style-complex="normal"/>
    </style:style>
    <style:style style:name="T51" style:family="text">
      <style:text-properties style:font-name="Courier New" fo:font-style="normal" style:font-size-asian="12pt" style:font-style-asian="normal" style:font-style-complex="normal"/>
    </style:style>
    <style:style style:name="T52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3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6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0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1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2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8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69" style:family="text">
      <style:text-properties style:font-name="Courier New" fo:font-size="9pt" style:font-size-asian="9pt" style:font-size-complex="9pt"/>
    </style:style>
    <style:style style:name="T7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2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3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5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6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7" style:family="text">
      <style:text-properties style:font-name="Courier New" fo:background-color="transparent"/>
    </style:style>
    <style:style style:name="T78" style:family="text">
      <style:text-properties style:font-name="Courier New" fo:font-size="10pt" style:font-size-asian="10pt" style:font-size-complex="10pt"/>
    </style:style>
    <style:style style:name="T7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0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3" style:family="text">
      <style:text-properties style:font-name="Courier New" style:font-size-asian="12pt"/>
    </style:style>
    <style:style style:name="T84" style:family="text">
      <style:text-properties style:font-name="Courier New" fo:font-weight="bold" style:font-weight-asian="bold" style:font-weight-complex="bold"/>
    </style:style>
    <style:style style:name="T85" style:family="text">
      <style:text-properties style:font-name="Courier New" fo:font-weight="bold" style:font-size-asian="12pt" style:font-weight-asian="bold" style:font-weight-complex="bold"/>
    </style:style>
    <style:style style:name="T86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7" style:family="text">
      <style:text-properties style:font-name="Courier New" fo:font-style="italic" style:font-style-asian="italic" style:font-style-complex="italic"/>
    </style:style>
    <style:style style:name="T88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89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name-asian="Helvetica" style:font-style-asian="italic" style:font-name-complex="Helvetica" style:font-style-complex="italic"/>
    </style:style>
    <style:style style:name="T93" style:family="text">
      <style:text-properties fo:font-style="italic" style:font-name-asian="Cambria" style:font-style-asian="italic" style:font-name-complex="Cambria" style:font-style-complex="italic"/>
    </style:style>
    <style:style style:name="T94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8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size-asian="12pt" style:font-weight-asian="bold" style:font-weight-complex="bold"/>
    </style:style>
    <style:style style:name="T102" style:family="text">
      <style:text-properties fo:font-weight="bold" fo:background-color="transparent" style:font-weight-asian="bold" style:font-weight-complex="bold"/>
    </style:style>
    <style:style style:name="T103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4" style:family="text">
      <style:text-properties fo:font-weight="bold" style:font-name-asian="Cambria" style:font-weight-asian="bold" style:font-name-complex="Cambria" style:font-weight-complex="bold"/>
    </style:style>
    <style:style style:name="T10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6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7" style:family="text">
      <style:text-properties fo:font-size="9pt" fo:font-weight="normal" style:font-size-asian="9pt" style:font-weight-asian="normal" style:font-size-complex="9pt" style:font-weight-complex="normal"/>
    </style:style>
    <style:style style:name="T108" style:family="text">
      <style:text-properties fo:font-size="9pt" style:font-size-asian="9pt" style:font-size-complex="9pt"/>
    </style:style>
    <style:style style:name="T10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4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18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19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0" style:family="text">
      <style:text-properties style:use-window-font-color="true" style:text-outline="false" style:text-line-through-style="none" fo:text-shadow="none" style:text-underline-style="none" style:letter-kerning="true" style:font-name-asian="Courier New" style:font-name-complex="Courier New" style:text-emphasize="none"/>
    </style:style>
    <style:style style:name="T121" style:family="text">
      <style:text-properties style:use-window-font-color="true" style:text-outline="false" style:text-line-through-style="none" fo:text-shadow="none" style:text-underline-style="solid" style:text-underline-width="auto" style:text-underline-color="font-color" style:letter-kerning="true" style:font-name-asian="Courier New" style:font-name-complex="Courier New" style:text-emphasize="none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5" style:family="text">
      <style:text-properties style:font-size-asian="12pt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fo:font-weight="bold" style:font-weight-asian="bold" style:font-weight-complex="bold"/>
    </style:style>
    <style:style style:name="T128" style:family="text">
      <style:text-properties fo:font-weight="normal" fo:background-color="transparent" style:font-weight-asian="normal" style:font-weight-complex="normal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style:font-name-asian="Cambria" style:font-weight-asian="normal" style:font-name-complex="Cambria" style:font-weight-complex="normal"/>
    </style:style>
    <style:style style:name="T131" style:family="text">
      <style:text-properties style:font-name-asian="Helvetica" style:font-name-complex="Helvetica"/>
    </style:style>
    <style:style style:name="T132" style:family="text">
      <style:text-properties fo:background-color="transparent"/>
    </style:style>
    <style:style style:name="T133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4" style:family="text">
      <style:text-properties fo:color="#000000"/>
    </style:style>
    <style:style style:name="T135" style:family="text">
      <style:text-properties fo:color="#000000" style:font-name="Courier New"/>
    </style:style>
    <style:style style:name="T136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7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8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39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0" style:family="text">
      <style:text-properties fo:color="#000000" style:font-name="Courier New" style:font-name-asian="Courier" style:font-name-complex="Courier"/>
    </style:style>
    <style:style style:name="T141" style:family="text">
      <style:text-properties fo:color="#000000" style:font-name="Verdana1"/>
    </style:style>
    <style:style style:name="T142" style:family="text">
      <style:text-properties fo:color="#000000" style:font-name="Verdana1" fo:background-color="transparent"/>
    </style:style>
    <style:style style:name="T143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4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5" style:family="text">
      <style:text-properties fo:color="#000000" style:font-name="Verdana1" style:font-name-asian="Courier" style:font-name-complex="Courier"/>
    </style:style>
    <style:style style:name="T146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7" style:family="text">
      <style:text-properties fo:color="#000000" style:font-name-asian="Courier New" style:font-name-complex="Courier New"/>
    </style:style>
    <style:style style:name="T148" style:family="text">
      <style:text-properties fo:color="#000000" fo:background-color="transparent" style:font-name-asian="Courier New1" style:font-name-complex="Courier New1"/>
    </style:style>
    <style:style style:name="T149" style:family="text">
      <style:text-properties fo:color="#000000" style:font-name="CourierNewPSMT" style:font-name-asian="CourierNewPSMT" style:font-name-complex="CourierNewPSMT"/>
    </style:style>
    <style:style style:name="T150" style:family="text">
      <style:text-properties fo:color="#000000" style:font-name-asian="Courier" style:font-name-complex="Courier"/>
    </style:style>
    <style:style style:name="T151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4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6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58" style:family="text">
      <style:text-properties style:font-name-asian="Cambria" style:font-name-complex="Cambria"/>
    </style:style>
    <style:style style:name="T159" style:family="text">
      <style:text-properties fo:font-size="10pt" style:font-name-asian="Arial1" style:font-size-asian="10pt" style:font-name-complex="Arial1" style:font-size-complex="10pt"/>
    </style:style>
    <style:style style:name="T160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16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9">Extreme Cloud Administration Toolkit</text:p>
      <text:p text:style-name="P30"/>
      <text:p text:style-name="P27">xCAT on z/VM and Linux on System z</text:p>
      <text:p text:style-name="P28">Version 1.0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oc. Version</text:p>
          </table:table-cell>
          <table:table-cell table:style-name="Table3.B1" office:value-type="float" office:value="1">
            <text:p text:style-name="P193">1.0</text:p>
          </table:table-cell>
        </table:table-row>
        <table:table-row table:style-name="Table3.1">
          <table:table-cell table:style-name="Table3.A2" office:value-type="string">
            <text:p text:style-name="P43">Date</text:p>
          </table:table-cell>
          <table:table-cell table:style-name="Table3.B2" office:value-type="date" office:date-value="2010-10-21">
            <text:p text:style-name="P43">10/21/10</text:p>
          </table:table-cell>
        </table:table-row>
        <table:table-row table:style-name="Table3.1">
          <table:table-cell table:style-name="Table3.A2" office:value-type="string">
            <text:p text:style-name="P43">Authors</text:p>
          </table:table-cell>
          <table:table-cell table:style-name="Table3.B3" office:value-type="string">
            <text:p text:style-name="P43">Thang Pham (<text:a xlink:type="simple" xlink:href="mailto:thang.pham@us.ibm.com">thang.pham@us.ibm.com</text:a>)</text:p>
            <text:p text:style-name="P43">Wesley Yee (<text:a xlink:type="simple" xlink:href="mailto:wesley.yee@us.ibm.com">wesley.yee@us.ibm.com</text:a>)</text:p>
            <text:p text:style-name="P43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3">File Name</text:p>
          </table:table-cell>
          <table:table-cell table:style-name="Table3.B3" office:value-type="string">
            <text:p text:style-name="P43"><text:file-name text:display="name-and-extension">xCAT2onzVM.odt</text:file-name></text:p>
          </table:table-cell>
        </table:table-row>
      </table:table>
      <text:p text:style-name="P125"/>
      <text:p text:style-name="P182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83">Table of Contents</text:p>
          </text:index-title>
          <text:p text:style-name="P191">1. Terminology<text:tab/>4</text:p>
          <text:p text:style-name="P191">2. Support on z/VM and Linux on System z<text:tab/>5</text:p>
          <text:p text:style-name="P191">3. Design Architecture<text:tab/>6</text:p>
          <text:p text:style-name="P191">4. Prerequisite<text:tab/>7</text:p>
          <text:p text:style-name="P192">4.1. xCAT Management Node<text:tab/>8</text:p>
          <text:p text:style-name="P192">4.2. System z Hardware Control Point<text:tab/>9</text:p>
          <text:p text:style-name="P191">5. Planning<text:tab/>10</text:p>
          <text:p text:style-name="P191">6. Installation of xCAT<text:tab/>11</text:p>
          <text:p text:style-name="P191">7. Installation of xCAT UI<text:tab/>14</text:p>
          <text:p text:style-name="P192">7.1. SSL Configuration<text:tab/>14</text:p>
          <text:p text:style-name="P191">8. Configuring SMAPI and DirMaint for zHCP<text:tab/>15</text:p>
          <text:p text:style-name="P192">8.1 Installation of zHCP<text:tab/>16</text:p>
          <text:p text:style-name="P191">9. Initializing Database<text:tab/>17</text:p>
          <text:p text:style-name="P191">10. xCAT Commands<text:tab/>19</text:p>
          <text:p text:style-name="P191">11. Installing Linux Using AutoYast or Kickstart<text:tab/>22</text:p>
          <text:p text:style-name="P191">12. Cloning Virtual Servers<text:tab/>25</text:p>
          <text:p text:style-name="P191">13. Setting Up Ganglia on xCAT<text:tab/>26</text:p>
          <text:p text:style-name="P191">14. Ganglia Monitoring on xCAT<text:tab/>28</text:p>
          <text:p text:style-name="P191">15. Statelite<text:tab/>29</text:p>
          <text:p text:style-name="P191">16. Updating Linux<text:tab/>35</text:p>
          <text:p text:style-name="P191">17. Limitations<text:tab/>36</text:p>
          <text:p text:style-name="P191">Appendix A: Setting Up a Second Network <text:tab/>37</text:p>
          <text:p text:style-name="P191">Appendix B: Customizing Autoyast and Kickstart<text:tab/>41</text:p>
        </text:index-body>
      </text:table-of-content>
      <text:h text:style-name="P283" text:outline-level="1"/>
      <text:h text:style-name="P284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6"><text:span text:style-name="T91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3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1">“The Control Program (</text:span><text:span text:style-name="T92">CP) is the operating system that underlies all of z/VM. <text:s/>It is responsible for virtualizing your z/Series machine's real hardware, and allowing many virtual machines to simultaneously share the hardware resource.”</text:span><text:span text:style-name="T131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8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1">“AutoYaST</text:span></text:span><text:span text:style-name="T91"> is a system for installing one or more SUSE Linux systems automatically and without user intervention. <text:s/></text:span><text:span text:style-name="ACRONYM"><text:span text:style-name="T91">AutoYaST</text:span></text:span><text:span text:style-name="T91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1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4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28437480" text:style-name="L1">
        <text:list-item>
          <text:p text:style-name="P248">Life cycle support for xCAT on z/VM, which includes:</text:p>
          <text:list>
            <text:list-item>
              <text:p text:style-name="P248">Power on/off virtual server</text:p>
            </text:list-item>
            <text:list-item>
              <text:p text:style-name="P248">Create virtual server</text:p>
            </text:list-item>
            <text:list-item>
              <text:p text:style-name="P248">Edit virtual server configuration</text:p>
            </text:list-item>
            <text:list-item>
              <text:p text:style-name="P248">Delete virtual server</text:p>
            </text:list-item>
          </text:list>
        </text:list-item>
        <text:list-item>
          <text:p text:style-name="P248">Software and hardware inventory of a virtual server</text:p>
        </text:list-item>
        <text:list-item>
          <text:p text:style-name="P248">Cloning a virtual server</text:p>
        </text:list-item>
        <text:list-item>
          <text:p text:style-name="P248">Installation of Linux on a virtual server using kickstart/autoyast</text:p>
        </text:list-item>
        <text:list-item>
          <text:p text:style-name="P248">Monitoring of Linux systems using Ganglia</text:p>
        </text:list-item>
        <text:list-item>
          <text:p text:style-name="P248">Remote shell</text:p>
        </text:list-item>
        <text:list-item>
          <text:p text:style-name="P248">Post-scripts for provisioning</text:p>
        </text:list-item>
        <text:list-item>
          <text:p text:style-name="P248">Upgrading Linux operating system</text:p>
        </text:list-item>
        <text:list-item>
          <text:p text:style-name="P248">Provisioning a virtual server based on an NFS read-only root filesystem (Statelite)</text:p>
        </text:list-item>
      </text:list>
      <text:p text:style-name="P2"/>
      <text:p text:style-name="P2"/>
      <text:h text:style-name="P286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an architectural overview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0">Figure 1</text:span>. <text:s/>Shows the layout of xCAT on System z. </text:p>
      <text:p text:style-name="P3"/>
      <text:p text:style-name="P3">xCAT can be used to manage virtual servers spanning across multiple z/VM partitions. <text:s/>The xCAT management node (MN) runs on any Linux virtual server. <text:s/>It manages each z/VM partition using a System z hardware control point (zHCP) running on a privileged Linux virtual server. <text:s text:c="2"/>The zHCP interfaces with z/VM systems management API (SMAPI), directory manager (DirMaint), and control program layer (CP) to manage the z/VM partition. <text:s/>It utilizes a C socket interface to communicate with the SMAPI layer and VMCP Linux module to communicate with the CP layer.</text:p>
      <text:h text:style-name="P284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88" svg:width="4.0004in" svg:height="0.3217in" svg:x="1.3854in" svg:y="2.052in"><text:p text:style-name="P287"><text:span text:style-name="T160">LPAR</text:span></text:p></draw:rect><draw:rect draw:style-name="gr3" draw:text-style-name="P288" svg:width="4.0004in" svg:height="0.3213in" svg:x="1.3854in" svg:y="1.7311in"><text:p text:style-name="P287"><text:span text:style-name="T160">POKDEV61 </text:span></text:p><text:p text:style-name="P287"><text:span text:style-name="T160">(z/VM)</text:span></text:p></draw:rect><draw:rect draw:style-name="gr4" draw:text-style-name="P288" svg:width="0.6669in" svg:height="1.6079in" svg:x="1.3854in" svg:y="0.1236in"><text:p text:style-name="P287"><text:span text:style-name="T160">LNX1</text:span></text:p><text:p text:style-name="P287"><text:span text:style-name="T160">(xCAT)</text:span></text:p></draw:rect><draw:rect draw:style-name="gr5" draw:text-style-name="P288" svg:width="0.6669in" svg:height="1.6079in" svg:x="2.052in" svg:y="0.1236in"><text:p text:style-name="P287"><text:span text:style-name="T160">LNX2</text:span></text:p><text:p text:style-name="P287"><text:span text:style-name="T160">(zHCP)</text:span></text:p></draw:rect><draw:rect draw:style-name="gr6" draw:text-style-name="P288" svg:width="0.6677in" svg:height="1.6079in" svg:x="2.7189in" svg:y="0.1236in"><text:p text:style-name="P287"><text:span text:style-name="T160">LNX3</text:span></text:p></draw:rect><draw:rect draw:style-name="gr6" draw:text-style-name="P288" svg:width="0.6669in" svg:height="1.6079in" svg:x="3.3854in" svg:y="0.1236in"><text:p text:style-name="P287"><text:span text:style-name="T160">LNX4</text:span></text:p></draw:rect><draw:rect draw:style-name="gr6" draw:text-style-name="P288" svg:width="0.6669in" svg:height="1.6079in" svg:x="4.0488in" svg:y="0.1236in"><text:p text:style-name="P287"><text:span text:style-name="T160">LNX</text:span></text:p></draw:rect><draw:rect draw:style-name="gr6" draw:text-style-name="P288" svg:width="0.6669in" svg:height="1.6079in" svg:x="4.3854in" svg:y="0.1236in"><text:p text:style-name="P287"><text:span text:style-name="T160">LNX</text:span></text:p></draw:rect><draw:rect draw:style-name="gr6" draw:text-style-name="P288" svg:width="0.6669in" svg:height="1.6079in" svg:x="4.7189in" svg:y="0.1236in"><text:p text:style-name="P287"><text:span text:style-name="T160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0">Figure 1.</text:span> <text:s/>Sample environment</text:p>
      <text:p text:style-name="P10"/>
      <text:p text:style-name="P10">Before you can install xCAT, there are a couple of prerequisites. <text:s/>You need to have <text:span text:style-name="T126">two</text:span> virtual servers (one server for the xCAT MN and the other for the zHCP) running Linux.</text:p>
      <text:p text:style-name="P10"/>
      <text:p text:style-name="P23">Both the xCAT MN and zHCP are linked to LNXMAINT, which contains files used by both CMS and Linux.</text:p>
      <text:p text:style-name="P77">LNXMAINT has the following directory entry:</text:p>
      <text:p text:style-name="P123">USER LNXMAINT PWD 64M 128M BEG</text:p>
      <text:p text:style-name="P123">INCLUDE TCPCMSU</text:p>
      <text:p text:style-name="P123">LINK TCPMAINT 0592 0592 RR</text:p>
      <text:p text:style-name="P123">MDISK 0191 3390 1 20 EM6340 MR</text:p>
      <text:p text:style-name="P123">MDISK 0192 3390 1 279 EM6341 MR</text:p>
      <text:p text:style-name="P77">It is recommended that you have the following PROFILE EXEC on LNXMAINT 192 disk (which is linked to all virtual servers on the z/VM partition).</text:p>
      <text:p text:style-name="P90">/* PROFILE EXEC for Linux virtual servers */</text:p>
      <text:p text:style-name="P106">'CP SET RUN ON'</text:p>
      <text:p text:style-name="P106">'CP SET PF11 RETRIEVE FORWARD'</text:p>
      <text:p text:style-name="P106">'CP SET PF12 RETRIEVE'</text:p>
      <text:p text:style-name="P106">'ACC 592 C'</text:p>
      <text:p text:style-name="P106">'SWAPGEN 300 1048576' /* create a 512M VDISK disk swap space */</text:p>
      <text:p text:style-name="P106">'SWAPGEN 301 <text:span text:style-name="T159">2097152</text:span>' /* create a 1G VDISK disk swap space */</text:p>
      <text:p text:style-name="P106">'PIPE CP QUERY' userid() '| var user'</text:p>
      <text:p text:style-name="P106">parse value user with id . dsc .</text:p>
      <text:p text:style-name="P106">if (dsc = 'DSC') then /* User is disconnected */</text:p>
      <text:p text:style-name="P106"><text:s text:c="4"/>'CP IPL 100'</text:p>
      <text:p text:style-name="P106">else /* User is interactive -&gt; prompt */</text:p>
      <text:p text:style-name="P106">do</text:p>
      <text:p text:style-name="P106"><text:s text:c="4"/>say 'Do you want to IPL Linux from minidisk 100? y/n'</text:p>
      <text:p text:style-name="P106"><text:s text:c="4"/>parse upper pull answer .</text:p>
      <text:p text:style-name="P106"><text:s text:c="4"/>if (answer = 'Y') then 'CP IPL 100'</text:p>
      <text:p text:style-name="P107">end /* else */</text:p>
      <text:p text:style-name="P75">This statement in the PROFILE EXEC enables each virtual server to IPL 100 upon startup. <text:s/></text:p>
      <text:p text:style-name="P75"><text:soft-page-break/></text:p>
      <text:p text:style-name="P75">For more information on how to setup z/VM, refer to the <text:span text:style-name="T99">z/VM and Linux on IBM System z: The Virtualization Cookbook for SLES 11 </text:span><text:span text:style-name="T40">(</text:span><text:a xlink:type="simple" xlink:href="http://linuxvm.org/present/misc/virt-cookbook-S11.pdf">http://linuxvm.org/present/misc/virt-cookbook-S11.pdf</text:a><text:span text:style-name="T40">).</text:span></text:p>
      <text:p text:style-name="P74"/>
      <text:p text:style-name="P74"/>
      <text:h text:style-name="P282" text:outline-level="2">4.1. xCAT Management Node</text:h>
      <text:p text:style-name="P10">In our development environment, the <text:span text:style-name="T122">xCAT MN</text:span> has the following directory entry:</text:p>
      <text:p text:style-name="P91">USER <text:span text:style-name="T96">LNX1</text:span> PWD 1G 2G G</text:p>
      <text:p text:style-name="P91">INCLUDE LNXDFLT</text:p>
      <text:p text:style-name="P91">COMMAND SET VSWITCH VSW2 GRANT <text:span text:style-name="T96">LNX1</text:span></text:p>
      <text:p text:style-name="P91">MDISK 0100 3390 0001 10016 EMC21A MR</text:p>
      <text:p text:style-name="P91">MDISK 0101 3390 0001 10016 EMC21C MR</text:p>
      <text:p text:style-name="P91">MDISK 0102 3390 0001 10016 EMC28B MR</text:p>
      <text:p text:style-name="P10">where the user profile, LNXDFLT, contains:</text:p>
      <text:p text:style-name="P81">PROFILE <text:span text:style-name="T96">LNXDFLT</text:span></text:p>
      <text:p text:style-name="P81">CPU 00 BASE</text:p>
      <text:p text:style-name="P81">CPU 01</text:p>
      <text:p text:style-name="P81">IPL CMS</text:p>
      <text:p text:style-name="P81">MACHINE ESA 4</text:p>
      <text:p text:style-name="P81">CONSOLE 0009 3215 T</text:p>
      <text:p text:style-name="P81">NICDEF 0800 TYPE QDIO LAN SYSTEM <text:span text:style-name="T96">VSW2</text:span></text:p>
      <text:p text:style-name="P81">SPOOL 000C 2540 READER *</text:p>
      <text:p text:style-name="P81">SPOOL 000D 2540 PUNCH A</text:p>
      <text:p text:style-name="P81">SPOOL 000E 1403 A</text:p>
      <text:p text:style-name="P81">LINK MAINT 0190 0190 RR</text:p>
      <text:p text:style-name="P81">LINK MAINT 019D 019D RR</text:p>
      <text:p text:style-name="P81">LINK MAINT 019E 019E RR</text:p>
      <text:p text:style-name="P81">LINK MAINT 0402 0402 RR</text:p>
      <text:p text:style-name="P81">LINK LNXMAINT 0192 0191 RR</text:p>
      <text:p text:style-name="P81">LINK TCPMAINT 0592 0592 RR</text:p>
      <text:p text:style-name="P10"/>
      <text:p text:style-name="P10">To install Linux onto this virtual server, we used the following parm file:</text:p>
      <text:p text:style-name="P81">ramdisk_size=65536 root=/dev/ram1 ro init=/linuxrc TERM=dumb <text:s text:c="7"/></text:p>
      <text:p text:style-name="P81">HostIP=<text:span text:style-name="T96">10.1.100.1</text:span> Hostname=<text:span text:style-name="T96">gpok1.endicott.ibm.com</text:span> <text:s text:c="16"/></text:p>
      <text:p text:style-name="P81">Gateway=<text:span text:style-name="T96">10.1.100.1</text:span> Netmask=<text:span text:style-name="T96">255.255.255.0</text:span> <text:s text:c="27"/></text:p>
      <text:p text:style-name="P81">Broadcast=<text:span text:style-name="T96">10.1.100.1</text:span> Layer2=1 OSAHWaddr=<text:span text:style-name="T96">02:00:06:FF:FF:FF</text:span> <text:s text:c="10"/></text:p>
      <text:p text:style-name="P81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1">Nameserver=<text:span text:style-name="T96">10.1.100.1</text:span> <text:s text:c="46"/></text:p>
      <text:p text:style-name="P81">portname=FOOBAR <text:s text:c="52"/></text:p>
      <text:p text:style-name="P81">portno=0 <text:s text:c="59"/></text:p>
      <text:p text:style-name="P81">Install=<text:span text:style-name="T96">nfs://10.1.100.254/install/SLES-11-SP1-DVD-s390x-GMC3-DVD1.iso</text:span></text:p>
      <text:p text:style-name="P81">UseVNC=1 VNCPassword=12345678 <text:s text:c="38"/></text:p>
      <text:p text:style-name="P81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(17GB) into an LVM partition for /install. <text:s/>The xCAT MN is connected to <text:span text:style-name="T117">NICDEF 0800 which uses VSW2, a layer 2 VSWITCH. <text:s/>If you plan to have your v</text:span>irtual servers managed by xCAT, each virtual server must be connected to a layer 2 VSWITCH. <text:s/>xCAT requires a layer 2 network in order to use DHCP. <text:s/>It is <text:span text:style-name="T122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2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82" text:outline-level="2">4.2. System z Hardware Control Point</text:h>
      <text:p text:style-name="P10">In our development environment, the <text:span text:style-name="T122">zHCP</text:span> has the following directory entry:</text:p>
      <text:p text:style-name="P92">USER <text:span text:style-name="T96">LNX2</text:span> DRCT 512M 1G BCDG</text:p>
      <text:p text:style-name="P92">COMMAND SET VSWITCH VSW2 GRANT <text:span text:style-name="T96">LNX2</text:span></text:p>
      <text:p text:style-name="P92">CPU 00 BASE</text:p>
      <text:p text:style-name="P92">CPU 01</text:p>
      <text:p text:style-name="P92">IPL CMS</text:p>
      <text:p text:style-name="P92">MACHINE ESA 4</text:p>
      <text:p text:style-name="P92">OPTION LNKNOPAS</text:p>
      <text:p text:style-name="P92">CONSOLE 0009 3215 T</text:p>
      <text:p text:style-name="P92">NICDEF 0800 TYPE QDIO LAN SYSTEM <text:span text:style-name="T96">VSW2</text:span></text:p>
      <text:p text:style-name="P92">SPOOL 000C 2540 READER *</text:p>
      <text:p text:style-name="P92">SPOOL 000D 2540 PUNCH A</text:p>
      <text:p text:style-name="P92">SPOOL 000E 1403 A</text:p>
      <text:p text:style-name="P92">LINK MAINT 0190 0190 RR</text:p>
      <text:p text:style-name="P92">LINK MAINT 019D 019D RR</text:p>
      <text:p text:style-name="P92">LINK MAINT 019E 019E RR</text:p>
      <text:p text:style-name="P92">LINK LNXMAINT 0192 0191 RR</text:p>
      <text:p text:style-name="P92">LINK TCPMAINT 0592 0592 RR</text:p>
      <text:p text:style-name="P92">MDISK 0100 3390 1 10016 EMC278</text:p>
      <text:p text:style-name="P10">To install Linux onto this virtual server, we used the following parm file:</text:p>
      <text:p text:style-name="P81">ramdisk_size=65536 root=/dev/ram1 ro init=/linuxrc TERM=dumb <text:s text:c="7"/></text:p>
      <text:p text:style-name="P81">HostIP=<text:span text:style-name="T96">10.1.100.2</text:span> Hostname=<text:span text:style-name="T96">gpok1.endicott.ibm.com</text:span> <text:s text:c="16"/></text:p>
      <text:p text:style-name="P81">Gateway=<text:span text:style-name="T96">10.1.100.2</text:span> Netmask=<text:span text:style-name="T96">255.255.255.0</text:span> <text:s text:c="27"/></text:p>
      <text:p text:style-name="P81">Broadcast=<text:span text:style-name="T96">10.1.100.2</text:span> Layer2=1 OSAHWaddr=<text:span text:style-name="T96">02:00:06:FF:FF:FE</text:span> <text:s text:c="9"/></text:p>
      <text:p text:style-name="P81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1">Nameserver=<text:span text:style-name="T96">10.1.100.1</text:span> <text:s text:c="46"/></text:p>
      <text:p text:style-name="P81">portname=FOOBAR <text:s text:c="52"/></text:p>
      <text:p text:style-name="P81">portno=0 <text:s text:c="59"/></text:p>
      <text:p text:style-name="P81">Install=<text:span text:style-name="T96">nfs://10.1.100.1/install/SLES-10-SP3-DVD-s390x-DVD1.iso</text:span></text:p>
      <text:p text:style-name="P81">UseVNC=1 VNCPassword=12345678 <text:s text:c="38"/></text:p>
      <text:p text:style-name="P81">InstNetDev=osa OsaInterface=qdio OsaMedium=eth Manual=0</text:p>
      <text:p text:style-name="P23"/>
      <text:p text:style-name="P10"><text:span text:style-name="T117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18">one</text:span><text:span text:style-name="T117"> network (in our development environment, VSWITCH VSW2). <text:s/>This network must be specified in the directory entry and </text:span><text:span text:style-name="T118">not</text:span><text:span text:style-name="T117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4" text:outline-level="1">5. Planning</text:h>
      <text:p text:style-name="P10">This section helps you plan the layout of the xCAT cloud environment.</text:p>
      <text:p text:style-name="P10"/>
      <text:p text:style-name="P10">You can find the configuration we used in our development environment below in the table. <text:s/>You should plan out how your cloud environment would be configured based on the examples given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  <text:p text:style-name="P26">Network: VSW2 (layer 2 VSWITCH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</table:table>
      <text:p text:style-name="P10"/>
      <text:h text:style-name="P284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29"><text:s/>For more details, refer to the </text:span><text:span text:style-name="T95">xCAT 2 Top Doc</text:span><text:span text:style-name="T129"> located at </text:span><text:a xlink:type="simple" xlink:href="http://xcat.svn.sourceforge.net/viewvc/xcat/xcat-core/trunk/xCAT-client/share/doc/index.html"><text:span text:style-name="T129">http://xcat.svn.sourceforge.net/viewvc/xcat/xcat-core/trunk/xCAT-client/share/doc/index.html</text:span></text:a><text:span text:style-name="T129">.</text:span></text:p>
      <text:p text:style-name="P33"><text:s/></text:p>
      <text:p text:style-name="P33"><text:span text:style-name="T126">If you have </text:span><text:span text:style-name="T122">Red Hat Enterprise Linux</text:span>:</text:p>
      <text:list xml:id="list28450567" text:continue-list="list28437480" text:style-name="L1">
        <text:list-item text:start-value="1">
          <text:p text:style-name="P251">Logon as root using a Putty terminal</text:p>
        </text:list-item>
        <text:list-item>
          <text:p text:style-name="P248">Disable SELinux</text:p>
        </text:list-item>
      </text:list>
      <text:p text:style-name="P143"># echo 0 &gt; /selinux/enforce</text:p>
      <text:p text:style-name="P9"><text:span text:style-name="T129"><text:tab/>The command above</text:span><text:span text:style-name="T32"> will </text:span><text:span text:style-name="T129">switch off enforcement temporarily, until you reboot the system.</text:span></text:p>
      <text:p text:style-name="P85"><text:span text:style-name="T129">To make it </text:span><text:span text:style-name="T123">permanent</text:span><text:span text:style-name="T129">, edit /etc/selinux/config and </text:span>change SELINUX=enforcing to SELINUX=permissive.</text:p>
      <text:list xml:id="list28461885" text:continue-numbering="true" text:style-name="L1">
        <text:list-item>
          <text:p text:style-name="P255">Add the RHEL repository to yum</text:p>
          <text:list>
            <text:list-item>
              <text:p text:style-name="P255">Create a repository file</text:p>
            </text:list-item>
          </text:list>
        </text:list-item>
      </text:list>
      <text:p text:style-name="P12"><text:tab/><text:tab/><text:span text:style-name="T84"># touch </text:span><text:span text:style-name="T84">/etc/yum.repos.d/rhel-dvd.repo</text:span></text:p>
      <text:list xml:id="list28455083" text:continue-numbering="true" text:style-name="L1">
        <text:list-item>
          <text:list>
            <text:list-item>
              <text:p text:style-name="P255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6">name=RHEL DVD</text:p>
      <text:p text:style-name="P146">baseurl=ftp://<text:span text:style-name="T96">xxx-ftp-path</text:span></text:p>
      <text:p text:style-name="P146">enabled=1</text:p>
      <text:p text:style-name="P146">gpgcheck=1</text:p>
      <text:p text:style-name="P149"/>
      <text:p text:style-name="P83">where xxx-ftp-path is the FTP path to the RHEL DVD. <text:s/>For example:</text:p>
      <text:p text:style-name="P146">[rhel-dvd]</text:p>
      <text:p text:style-name="P146">name=RHEL DVD</text:p>
      <text:p text:style-name="P146">baseurl=ftp://<text:span text:style-name="T96">10.1.100.254/rhel5.5/s390x/Server</text:span></text:p>
      <text:p text:style-name="P146">enabled=1</text:p>
      <text:p text:style-name="P146">gpgcheck=1</text:p>
      <text:list xml:id="list28445214" text:continue-numbering="true" text:style-name="L1">
        <text:list-item>
          <text:list>
            <text:list-item>
              <text:p text:style-name="P255"><text:span text:style-name="T26">Download </text:span><text:span text:style-name="T1">the </text:span><text:span text:style-name="T91">RPM-GPG-KEY-redhat-release</text:span><text:span text:style-name="T1">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5">Import the key</text:p>
            </text:list-item>
          </text:list>
        </text:list-item>
      </text:list>
      <text:p text:style-name="P9"><text:tab/><text:tab/><text:span text:style-name="T84"># </text:span><text:span text:style-name="T84">rpm -import RPM-GPG-KEY-redhat-release</text:span></text:p>
      <text:list xml:id="list28461280" text:continue-numbering="true" text:style-name="L1">
        <text:list-item>
          <text:p text:style-name="P248">Make an xcat directory under /root</text:p>
        </text:list-item>
      </text:list>
      <text:p text:style-name="P15"><text:tab/><text:tab/><text:span text:style-name="T84"># </text:span><text:span text:style-name="T100">mkdir /root/xcat</text:span></text:p>
      <text:list xml:id="list28455800" text:continue-numbering="true" text:style-name="L1">
        <text:list-item>
          <text:p text:style-name="P248">Download the latest xCAT tarballs, xcat-core-<text:span text:style-name="T96">xxx</text:span>.tar.bz2 and xcat-dep-<text:span text:style-name="T96">xxx</text:span>.tar.bz2 (where <text:span text:style-name="T96">xxx</text:span>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8">Extract the contents of each tarball</text:p>
        </text:list-item>
      </text:list>
      <text:p text:style-name="P2"><text:tab/><text:tab/><text:span text:style-name="T84"># </text:span><text:span text:style-name="T84">cd /root/xcat</text:span></text:p>
      <text:p text:style-name="P14"><text:span text:style-name="T49"><text:tab/><text:tab/></text:span><text:span text:style-name="T49"># </text:span><text:span text:style-name="T46">tar jxf xcat-core-</text:span><text:span text:style-name="T87">xxx</text:span><text:span text:style-name="T46">.tar.bz2</text:span></text:p>
      <text:p text:style-name="P17"><text:tab/><text:tab/><text:span text:style-name="T46"># </text:span>tar jxf xcat-dep-<text:span text:style-name="T91">xxx</text:span>.tar.bz2</text:p>
      <text:list xml:id="list28453351" text:continue-numbering="true" text:style-name="L1">
        <text:list-item>
          <text:p text:style-name="P248">Create a yum repositories for xCAT</text:p>
        </text:list-item>
      </text:list>
      <text:p text:style-name="P2"><text:tab/><text:span text:style-name="T126">If you have </text:span><text:span text:style-name="T122">Red Hat Enterprise Linux 5</text:span>:</text:p>
      <text:p text:style-name="P15"><text:tab/><text:tab/><text:span text:style-name="T84"># </text:span><text:span text:style-name="T100">/root/xcat/xcat-dep/rh5/s390x/mklocalrepo.sh</text:span></text:p>
      <text:p text:style-name="P17"><text:tab/><text:tab/><text:span text:style-name="T46"># </text:span>/root/xcat/xcat-core/mklocalrepo.sh</text:p>
      <text:p text:style-name="P9"><text:span text:style-name="T32"><text:tab/></text:span><text:span text:style-name="T39">If you have </text:span><text:span text:style-name="T41">Red Hat Enterprise Linux 6</text:span><text:span text:style-name="T32">:</text:span></text:p>
      <text:p text:style-name="P9"><text:span text:style-name="T32"><text:tab/><text:tab/></text:span><text:span text:style-name="T53"># </text:span><text:span text:style-name="T53">/root/xcat/xcat-dep/rh6/s390x/mklocalrepo.sh</text:span></text:p>
      <text:p text:style-name="P17"><text:tab/><text:tab/># /root/xcat/xcat-core/mklocalrepo.sh</text:p>
      <text:list xml:id="list28436212" text:continue-numbering="true" text:style-name="L1">
        <text:list-item>
          <text:p text:style-name="P258"><text:soft-page-break/><text:span text:style-name="T32">Use </text:span><text:span text:style-name="T47">yum</text:span><text:span text:style-name="T32"> to install xCAT</text:span></text:p>
        </text:list-item>
      </text:list>
      <text:p text:style-name="P2"><text:tab/><text:tab/><text:span text:style-name="T84"># yum clean metadata</text:span></text:p>
      <text:p text:style-name="P17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6">If you have </text:span><text:span text:style-name="T122">SUSE Linux Enterprise Server</text:span>:</text:p>
      <text:list xml:id="list28460545" text:continue-list="list28436212" text:style-name="L1">
        <text:list-item text:start-value="1">
          <text:p text:style-name="P251">Logon as root using a Putty terminal</text:p>
        </text:list-item>
        <text:list-item>
          <text:p text:style-name="P197">Install the DHCP server through yast (if not already)</text:p>
        </text:list-item>
      </text:list>
      <text:p text:style-name="P168"># yast -i dhcp-server</text:p>
      <text:list xml:id="list28459182" text:continue-numbering="true" text:style-name="L1">
        <text:list-item>
          <text:p text:style-name="P248">Make an xcat directory under /root</text:p>
        </text:list-item>
      </text:list>
      <text:p text:style-name="P15"><text:tab/><text:tab/><text:span text:style-name="T100"># mkdir /root/xcat</text:span></text:p>
      <text:list xml:id="list28457434" text:continue-numbering="true" text:style-name="L1">
        <text:list-item>
          <text:p text:style-name="P248">Download the latest xCAT tarballs, xcat-core-<text:span text:style-name="T96">xxx</text:span>.tar.bz2 and xcat-dep-<text:span text:style-name="T96">xxx</text:span>.tar.bz2 (where <text:span text:style-name="T96">xxx</text:span> is the version number) from <text:a xlink:type="simple" xlink:href="http://xcat.sourceforge.net/#download">http://xcat.sourceforge.net/#download</text:a> onto /root/xcat</text:p>
        </text:list-item>
        <text:list-item>
          <text:p text:style-name="P248">Extract the contents of each tarball</text:p>
        </text:list-item>
      </text:list>
      <text:p text:style-name="P9"><text:span text:style-name="T47"><text:tab/><text:tab/></text:span><text:span text:style-name="T53"># cd /root/xcat</text:span></text:p>
      <text:p text:style-name="P14"><text:span text:style-name="T49"><text:tab/><text:tab/># </text:span><text:span text:style-name="T46">tar jxf xcat-core-</text:span><text:span text:style-name="T87">xxx</text:span><text:span text:style-name="T46">.tar.bz2</text:span></text:p>
      <text:p text:style-name="P21"><text:tab/><text:tab/># tar jxf xcat-dep-<text:span text:style-name="T91">xxx</text:span>.tar.bz2</text:p>
      <text:list xml:id="list28459181" text:continue-numbering="true" text:style-name="L1">
        <text:list-item>
          <text:p text:style-name="P248">Add the xCAT repositories to zypper</text:p>
        </text:list-item>
      </text:list>
      <text:p text:style-name="P2"><text:tab/>If you have <text:span text:style-name="T122">SUSE Linux Enterprise Server 10</text:span>:</text:p>
      <text:list xml:id="list28445533" text:continue-numbering="true" text:style-name="L1">
        <text:list-item>
          <text:list>
            <text:list-item>
              <text:list>
                <text:list-header>
                  <text:p text:style-name="P260"># zypper sa file:///root/xcat/xcat-dep/sles10/s390x xCAT-dep</text:p>
                  <text:p text:style-name="P260"># zypper sa file:///root/xcat/xcat-core xcat<text:span text:style-name="T157">-core</text:span></text:p>
                </text:list-header>
              </text:list>
            </text:list-item>
          </text:list>
          <text:p text:style-name="P248">If you have <text:span text:style-name="T122">SUSE Linux Enterprise Server 11</text:span>:</text:p>
          <text:list>
            <text:list-item>
              <text:list>
                <text:list-header>
                  <text:p text:style-name="P260"># zypper ar file:///root/xcat/xcat-dep/sles11/s390x xCAT-dep</text:p>
                  <text:p text:style-name="P260"># zypper ar file:///root/xcat/xcat-core xcat<text:span text:style-name="T157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28453701" text:continue-numbering="true" text:style-name="L1">
        <text:list-item>
          <text:p text:style-name="P248">Use zypper to install xCAT</text:p>
        </text:list-item>
      </text:list>
      <text:p text:style-name="P143"><text:span text:style-name="T149"># zypper</text:span><text:span text:style-name="T147"> install xCAT</text:span></text:p>
      <text:p text:style-name="P73"/>
      <text:p text:style-name="P2">Continue with the following steps once you completed installing xCAT:</text:p>
      <text:list xml:id="list28455770" text:continue-list="list28453701" text:style-name="L1">
        <text:list-item text:start-value="1">
          <text:p text:style-name="P248">Add the xCAT commands to path</text:p>
        </text:list-item>
      </text:list>
      <text:p text:style-name="P9"><text:span text:style-name="T23"><text:tab/><text:tab/></text:span><text:span text:style-name="T43"># </text:span><text:span text:style-name="T53">source /etc/profile.d/xcat.sh</text:span></text:p>
      <text:list xml:id="list28437667" text:continue-numbering="true" text:style-name="L1">
        <text:list-item>
          <text:p text:style-name="P248">Check if the database is initialize</text:p>
        </text:list-item>
      </text:list>
      <text:p text:style-name="P47"><text:tab/><text:tab/><text:span text:style-name="T100"># tabdump site</text:span></text:p>
      <text:p text:style-name="P9"><text:span text:style-name="T47"><text:tab/></text:span><text:span text:style-name="T32">The output should look </text:span><text:span text:style-name="T41">similar</text:span><text:span text:style-name="T32"> to the following:</text:span></text:p>
      <text:p text:style-name="P141">#key,value,comments,disable</text:p>
      <text:p text:style-name="P141">"blademaxp","64",,</text:p>
      <text:p text:style-name="P141">"domain","endicott.ibm.com",,</text:p>
      <text:p text:style-name="P141">"fsptimeout","0",,</text:p>
      <text:p text:style-name="P141">"installdir","/install",,</text:p>
      <text:p text:style-name="P141">"ipmimaxp","64",,</text:p>
      <text:p text:style-name="P141">"ipmiretries","3",,</text:p>
      <text:p text:style-name="P141">"ipmitimeout","2",,</text:p>
      <text:p text:style-name="P141">"consoleondemand","no",,</text:p>
      <text:p text:style-name="P141">"master","10.1.100.1",,</text:p>
      <text:p text:style-name="P141">"maxssh","8",,</text:p>
      <text:p text:style-name="P141">"ppcmaxp","64",,</text:p>
      <text:p text:style-name="P141">"ppcretry","3",,</text:p>
      <text:p text:style-name="P141"><text:soft-page-break/>"ppctimeout","0",,</text:p>
      <text:p text:style-name="P141">"rsh","/usr/bin/ssh",,</text:p>
      <text:p text:style-name="P141">"rcp","/usr/bin/scp",,</text:p>
      <text:p text:style-name="P141">"sharedtftp","0",,</text:p>
      <text:p text:style-name="P141">"SNsyncfiledir","/var/xcat/syncfiles",,</text:p>
      <text:p text:style-name="P141">"tftpdir","/tftpboot",,</text:p>
      <text:p text:style-name="P141">"xcatdport","3001",,</text:p>
      <text:p text:style-name="P141">"xcatiport","3002",,</text:p>
      <text:p text:style-name="P141">"xcatconfdir","/etc/xcat",,</text:p>
      <text:p text:style-name="P141">"timezone","US/Eastern",,</text:p>
      <text:p text:style-name="P141">"nameservers","10.1.100.1",,</text:p>
      <text:list xml:id="list28438882" text:continue-numbering="true" text:style-name="L1">
        <text:list-item>
          <text:p text:style-name="P248">Setup an FTP server on the xCAT MN to contain Linux distributions</text:p>
          <text:list>
            <text:list-item>
              <text:p text:style-name="P248">Download the desire Linux ISO into /install</text:p>
            </text:list-item>
            <text:list-item>
              <text:p text:style-name="P248">Go into /install directory</text:p>
            </text:list-item>
          </text:list>
        </text:list-item>
      </text:list>
      <text:p text:style-name="P143"># cd /install</text:p>
      <text:list xml:id="list28451277" text:continue-numbering="true" text:style-name="L1">
        <text:list-item>
          <text:list>
            <text:list-item>
              <text:p text:style-name="P248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3"># copycds </text:span><text:span text:style-name="T61">-n </text:span><text:span text:style-name="T74">xxx</text:span><text:span text:style-name="T61"> -a s390x /install/</text:span><text:span text:style-name="T74">yyy</text:span><text:span text:style-name="T63">.iso</text:span></text:p>
      <text:list xml:id="list28451665" text:continue-numbering="true" text:style-name="L1">
        <text:list-item>
          <text:list>
            <text:list-header>
              <text:p text:style-name="P248">where <text:span text:style-name="T46">xxx</text:span> is the distribution name and <text:span text:style-name="T46">yyy</text:span> is the ISO name.</text:p>
              <text:p text:style-name="P248"/>
              <text:p text:style-name="P248">For example, if you have a <text:span text:style-name="T122">SUSE Linux Enterprise Server 10 SP3</text:span> ISO:</text:p>
              <text:list>
                <text:list-header>
                  <text:p text:style-name="P260"># copycds <text:span text:style-name="T158">-n sles10sp3 -a s390x /install/</text:span><text:span text:style-name="T91">SLES-10-SP3-DVD-s390x-DVD1.iso</text:span></text:p>
                </text:list-header>
              </text:list>
              <text:p text:style-name="P262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5"><text:tab/><text:tab/><text:span text:style-name="T100"># copycds -n rhel5.4 -a s390x /install/</text:span><text:span text:style-name="T96">RHEL5.4-Server-20090819.0-s390x-DVD.iso</text:span></text:p>
      <text:list xml:id="list28457579" text:continue-numbering="true" text:style-name="L1">
        <text:list-item>
          <text:list>
            <text:list-item>
              <text:p text:style-name="P248">Remove the ISO from /install since we do not need the ISO any longer, and it consumes disk space</text:p>
              <text:list>
                <text:list-header>
                  <text:p text:style-name="P260"># rm /install/<text:span text:style-name="T91">SLES-10-SP3-DVD-s390x-DVD1.iso</text:span></text:p>
                </text:list-header>
              </text:list>
            </text:list-item>
          </text:list>
        </text:list-item>
      </text:list>
      <text:h text:style-name="P284" text:outline-level="1">7. Installation of xCAT UI</text:h>
      <text:p text:style-name="P30">This section details the installation of the xCAT UI.</text:p>
      <text:p text:style-name="P30"/>
      <text:p text:style-name="P33"><text:span text:style-name="T126">If you have </text:span><text:span text:style-name="T122">Red Hat Enterprise Linux</text:span>:</text:p>
      <text:list xml:id="list28426400" text:style-name="L2">
        <text:list-item>
          <text:p text:style-name="P198">Use yum to install the following packages (accept the dependencies)</text:p>
        </text:list-item>
      </text:list>
      <text:p text:style-name="P156"># yum install php php-pear httpd</text:p>
      <text:list xml:id="list28436067" text:continue-numbering="true" text:style-name="L2">
        <text:list-item>
          <text:p text:style-name="P198">Allow httpd to make network connections (if SELinux is enabled)</text:p>
        </text:list-item>
      </text:list>
      <text:p text:style-name="P30"><text:span text:style-name="Source_20_Text"><text:span text:style-name="T36"><text:tab/><text:tab/></text:span></text:span><text:span text:style-name="Source_20_Text"><text:span text:style-name="T43"># /usr/sbin/setsebool httpd_can_network_connect=1</text:span></text:span><text:span text:style-name="T43"> </text:span></text:p>
      <text:list xml:id="list28443160" text:continue-numbering="true" text:style-name="L2">
        <text:list-item>
          <text:p text:style-name="P207">Install the xCAT-UI</text:p>
        </text:list-item>
      </text:list>
      <text:p text:style-name="P46"><text:tab/><text:tab/><text:span text:style-name="T100"># yum install xCAT-UI</text:span></text:p>
      <text:p text:style-name="P33"/>
      <text:p text:style-name="P33"><text:span text:style-name="T126">If you have </text:span><text:span text:style-name="T122">SUSE Linux Enterprise Server</text:span>:</text:p>
      <text:list xml:id="list28456399" text:continue-list="list28443160" text:style-name="L2">
        <text:list-item text:start-value="1">
          <text:p text:style-name="P207">Use zypper to install the following packages <text:span text:style-name="T36">(accept the dependencies)</text:span></text:p>
        </text:list-item>
      </text:list>
      <text:p text:style-name="P30"><text:span text:style-name="T49"><text:tab/><text:tab/></text:span><text:span text:style-name="T53"># </text:span><text:span text:style-name="T84">zypper in php5-openssl apache2 apache2-mod_php5</text:span></text:p>
      <text:list xml:id="list28448022" text:continue-numbering="true" text:style-name="L2">
        <text:list-item>
          <text:p text:style-name="P207">Install the xCAT-UI</text:p>
        </text:list-item>
      </text:list>
      <text:p text:style-name="P51"><text:tab/><text:tab/><text:span text:style-name="T100"># zypper in xCAT-UI</text:span></text:p>
      <text:p text:style-name="P41"/>
      <text:h text:style-name="P282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6">If you have </text:span><text:span text:style-name="T122">Red Hat Enterprise Linux</text:span>:</text:p>
      <text:p text:style-name="P33"><text:tab/>No actions required. <text:s/>SSL should be configured by default.</text:p>
      <text:p text:style-name="P33"/>
      <text:p text:style-name="P33"><text:span text:style-name="T126">If you have </text:span><text:span text:style-name="T122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28432698" text:style-name="L3">
        <text:list-item>
          <text:p text:style-name="P194">Apache should be set to start with SSL. <text:s/>Verify with the following command</text:p>
        </text:list-item>
      </text:list>
      <text:p text:style-name="P169"># a2enmod ssl</text:p>
      <text:p text:style-name="P180">"ssl" already present</text:p>
      <text:list xml:id="list28449583" text:continue-numbering="true" text:style-name="L3">
        <text:list-item>
          <text:p text:style-name="P208">Make sure that SSL is active</text:p>
        </text:list-item>
      </text:list>
      <text:p text:style-name="P160"># a2enflag SSL</text:p>
      <text:list xml:id="list28451718" text:continue-numbering="true" text:style-name="L3">
        <text:list-item>
          <text:p text:style-name="P208">Create self signed keys</text:p>
        </text:list-item>
      </text:list>
      <text:p text:style-name="P160"># gensslcert</text:p>
      <text:list xml:id="list28436296" text:continue-numbering="true" text:style-name="L3">
        <text:list-item>
          <text:p text:style-name="P208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11"><text:span text:style-name="T84"># cp </text:span><text:span text:style-name="Source_20_Text"><text:span text:style-name="T84">/etc/apache2/vhosts.d/vhost-ssl.template /etc/apache2/vhosts.d/vhost-ssl.conf</text:span></text:span></text:p>
      <text:list xml:id="list28458913" text:continue-numbering="true" text:style-name="L3">
        <text:list-item>
          <text:p text:style-name="P208">For the enabled modules, server flags, generated keys and vhosts to take effect, restart the apache service </text:p>
        </text:list-item>
      </text:list>
      <text:p text:style-name="P169"># service apache2 restart</text:p>
      <text:p text:style-name="P180">Syntax OK</text:p>
      <text:p text:style-name="P180">Shutting down httpd2 (waiting for all children to terminate) <text:s text:c="8"/>done</text:p>
      <text:p text:style-name="P180">Starting httpd2 (prefork) </text:p>
      <text:list xml:id="list28433897" text:continue-numbering="true" text:style-name="L3">
        <text:list-item>
          <text:p text:style-name="P222"><text:span text:style-name="T18">Open a browser (Firefox)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You will get a “</text:span><text:span text:style-name="T143">Untrusted certificate” warning when you first try to access the URL. <text:s/>This is expected because of the use of a self-signed certificate.</text:span></text:p>
        </text:list-item>
      </text:list>
      <text:h text:style-name="P284" text:outline-level="1"><text:reference-mark-start text:name="Installation of zHCP"/>8. Configuring SMAPI and DirMaint for zHCP<text:reference-mark-end text:name="Installation of zHCP"/></text:h>
      <text:p text:style-name="P32">This section details the installation of the zHCP.</text:p>
      <text:p text:style-name="P32"/>
      <text:p text:style-name="P44">Perform the following steps to prepare a Linux virtual server for installation of the System z Hardware Control Point (zHCP)</text:p>
      <text:list xml:id="list28425805" text:style-name="L4">
        <text:list-item>
          <text:p text:style-name="P223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9">http://publib.boulder.ibm.com/infocenter/director/v6r2x/topic/com.ibm.director.install.helps.doc/fqm0_t_installing_z_map_agents.html</text:span></text:a></text:p>
        </text:list-item>
        <text:list-item>
          <text:p text:style-name="P215">Grant the zHCP access to DirMaint. <text:s/></text:p>
          <text:list>
            <text:list-item>
              <text:p text:style-name="P215">Open a 3270 console, logon MAINT, and issue the following command<text:span text:style-name="T1">s, </text:span><text:span text:style-name="T145">substituting </text:span><text:span text:style-name="T146">LNX2</text:span><text:span text:style-name="T145"> used in this example with the user ID of your virtual machine.</text:span></text:p>
            </text:list-item>
          </text:list>
        </text:list-item>
      </text:list>
      <text:p text:style-name="P45"><text:tab/><text:tab/><text:span text:style-name="T100">==&gt; DIRM FOR ALL AUTHFOR </text:span><text:span text:style-name="T96">LNX2</text:span><text:span text:style-name="T100"> CMDL 140A CMDS ADGHOPS</text:span></text:p>
      <text:p text:style-name="P186">DVHXMT1191I Your AUTHFOR request has been sent for processing. <text:span text:style-name="T150">DVHREQ2288I Your AUTHFOR request for ALL at * has been accepted. DVHREQ2289I Your AUTHFOR request for ALL at * has completed; with RC = </text:span><text:span text:style-name="T150">DVHREQ2289I 0.</text:span></text:p>
      <text:p text:style-name="P54"><text:tab/><text:tab/>==&gt; DIRM FOR ALL AUTHFOR <text:span text:style-name="T91">LNX2</text:span> CMDL 150A CMDS ADGHOPS</text:p>
      <text:p text:style-name="P189">DVHXMT1191I Your AUTHFOR request has been sent for processing. DVHREQ2288I Your AUTHFOR request for ALL at * has been accepted. DVHREQ2289I Your AUTHFOR request for ALL at * has completed; with RC = DVHREQ2289I 0.</text:p>
      <text:list xml:id="list28448391" text:continue-numbering="true" text:style-name="L4">
        <text:list-item>
          <text:list>
            <text:list-item>
              <text:p text:style-name="P215">Change VSMWORK1 AUTHLIST</text:p>
            </text:list-item>
          </text:list>
        </text:list-item>
      </text:list>
      <text:p text:style-name="P45"><text:tab/><text:tab/><text:span text:style-name="T100">==&gt; SET FILEPOOL VMSYS</text:span></text:p>
      <text:p text:style-name="P54"><text:tab/><text:tab/>==&gt; QUERY FILEPOOL CONNECT</text:p>
      <text:p text:style-name="P188">Userid <text:s text:c="3"/>Connected</text:p>
      <text:p text:style-name="P190">VSMWORK1 <text:s/>Yes</text:p>
      <text:p text:style-name="P190">VSMWORK2 <text:s/>Yes</text:p>
      <text:p text:style-name="P190">VSMWORK3 <text:s/>Yes</text:p>
      <text:p text:style-name="P190">VSMREQIN <text:s/>Yes</text:p>
      <text:p text:style-name="P190">VSMREQIU <text:s/>Yes</text:p>
      <text:p text:style-name="P190">VSMPROXY <text:s/>Yes</text:p>
      <text:p text:style-name="P190">MAINT <text:s text:c="4"/>Yes</text:p>
      <text:p text:style-name="P54"><text:tab/><text:tab/>==&gt; ACCESS VMSYS:VSMWORK1.DATA A (FORCERW</text:p>
      <text:p text:style-name="P188">DMSACR724I VMSYS:VSMWORK1.DATA replaces A (0191)</text:p>
      <text:p text:style-name="P54"><text:tab/><text:tab/>==&gt; ACCESS VMSYS:VSMWORK1. B (FORCERW</text:p>
      <text:p text:style-name="P45"><text:span text:style-name="T100"><text:tab/><text:tab/><text:tab/></text:span><text:span text:style-name="T140">DMSACR724I VMSYS:VSMWORK1. replaces B (05E5)</text:span></text:p>
      <text:p text:style-name="P54"><text:tab/><text:tab/>==&gt; X VSMWORK1 AUTHLIST B</text:p>
      <text:p text:style-name="P188">00001 DO.NOT.REMOVE</text:p>
      <text:p text:style-name="P188">00002 MAINT <text:s text:c="41"/>ALL</text:p>
      <text:p text:style-name="P188">00003 VSMPROXY <text:s text:c="38"/>ALL</text:p>
      <text:p text:style-name="P188">00004 VSMWORK1 <text:s text:c="38"/>ALL</text:p>
      <text:p text:style-name="P167">Copy the line where VSMWORK1 is specified by inserting a double quote in the prefix area and pressing enter. <text:s/>Substitute <text:span text:style-name="T32">VSMWORK1</text:span> with the user ID you wish to have DIRMAINT access (in our case <text:span text:style-name="T96">LNX2</text:span>). <text:s/>The VSMWORK1 AUTHLIST should be similar to the this:</text:p>
      <text:p text:style-name="P188">00001 DO.NOT.REMOVE</text:p>
      <text:p text:style-name="P188">00002 MAINT <text:s text:c="40"/><text:tab/>ALL</text:p>
      <text:p text:style-name="P188">00003 VSMPROXY <text:s text:c="37"/><text:tab/>ALL</text:p>
      <text:p text:style-name="P188">00004 VSMWORK1 <text:s text:c="37"/><text:tab/>ALL</text:p>
      <text:p text:style-name="P187"><text:span text:style-name="T150">00005 </text:span><text:span text:style-name="T151">LNX2</text:span><text:span text:style-name="T150"> <text:s text:c="40"/><text:tab/>ALL</text:span></text:p>
      <text:list xml:id="list28464641" text:continue-numbering="true" text:style-name="L4">
        <text:list-item>
          <text:list>
            <text:list-item>
              <text:p text:style-name="P215">Restart SMAPI</text:p>
              <text:list>
                <text:list-header>
                  <text:p text:style-name="P224">==&gt; FORCE VSMWORK1</text:p>
                  <text:p text:style-name="P224"><text:soft-page-break/>==&gt; XAUTOLOG VSMWORK1</text:p>
                </text:list-header>
              </text:list>
            </text:list-item>
          </text:list>
        </text:list-item>
        <text:list-item>
          <text:p text:style-name="P223"><text:span text:style-name="T9">Give the virtual server where you will install the zHCP </text:span><text:span text:style-name="T119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1">==&gt; DIRM FORUSER </text:span><text:span text:style-name="T73">LINUX2</text:span><text:span text:style-name="T71"> CLASS BCDG</text:span></text:p>
      <text:list xml:id="list28455057" text:continue-numbering="true" text:style-name="L4">
        <text:list-item>
          <text:p text:style-name="P199">Log off MAINT</text:p>
        </text:list-item>
      </text:list>
      <text:p text:style-name="P46"><text:tab/><text:tab/><text:span text:style-name="T100">==&gt; LOGOFF</text:span></text:p>
      <text:p text:style-name="P33"/>
      <text:h text:style-name="P282" text:outline-level="2">8.1 Installation of <text:span text:style-name="T126">zHCP</text:span></text:h>
      <text:p text:style-name="P33"><text:span text:style-name="T127">Warning</text:span><text:span text:style-name="T126">: The zHCP should be attached to only </text:span><text:span text:style-name="T122">one</text:span><text:span text:style-name="T126"> network, and it must be a layer 2 network, either a guest LAN or VSWITCH. <text:s/></text:span><text:span text:style-name="T120">This network must be specified in the directory entry and </text:span><text:span text:style-name="T121">not</text:span><text:span text:style-name="T120"> in a profile. <text:s/></text:span><text:span text:style-name="T126">Nodes that are managed by this zHCP must be on the same network.</text:span></text:p>
      <text:p text:style-name="P37"/>
      <text:list xml:id="list28448534" text:continue-list="list28457579" text:style-name="L1">
        <text:list-item text:start-value="1">
          <text:p text:style-name="P251">Logon to the xCAT MN as root using a Putty terminal</text:p>
        </text:list-item>
        <text:list-item>
          <text:p text:style-name="P248"><text:span text:style-name="T125">Go into the directory where you extracted the xcat-dep tarball, e.g. /root/xcat. <text:s/>Send</text:span> the zHCP RPM (<text:span text:style-name="T125">zhcp-1-1.s390x.rpm) located in /root/xcat/xcat-dep/</text:span><text:span text:style-name="T98">&lt;os&gt;</text:span><text:span text:style-name="T125">/s390x to the zHCP, where &lt;os&gt; is the operating system installed on the zHCP. <text:s/>For example,</text:span></text:p>
        </text:list-item>
      </text:list>
      <text:p text:style-name="P2"><text:span text:style-name="T125"><text:tab/><text:tab/></text:span><text:span text:style-name="T85"># scp /root/xcat/xcat-dep/sles10/s390x/zhcp-1-1.s390x.rpm root@</text:span><text:span text:style-name="T88">10.1.100.2</text:span><text:span text:style-name="T85">:</text:span></text:p>
      <text:list xml:id="list28441947" text:continue-numbering="true" text:style-name="L1">
        <text:list-item>
          <text:p text:style-name="P200">Exit the Putty session to the xCAT MN</text:p>
        </text:list-item>
        <text:list-item>
          <text:p text:style-name="P200">Logon to the zHCP Linux as root<text:span text:style-name="T125"> using a Putty terminal</text:span></text:p>
        </text:list-item>
        <text:list-item>
          <text:p text:style-name="P200">Install gcc and gcc-c++ (if not already)</text:p>
          <text:p text:style-name="P200"><text:span text:style-name="T126">If you have </text:span><text:span text:style-name="T122">Red Hat Enterprise Linux</text:span>:</text:p>
        </text:list-item>
      </text:list>
      <text:p text:style-name="P47"><text:tab/><text:tab/><text:span text:style-name="T101"># </text:span><text:span text:style-name="T100">yum install gcc gcc-c++</text:span></text:p>
      <text:p text:style-name="P34"><text:tab/><text:span text:style-name="T126">If you have </text:span><text:span text:style-name="T122">SUSE Linux Enterprise Server</text:span>:</text:p>
      <text:p text:style-name="P157"><text:span text:style-name="T125"># </text:span>yast -i gcc gcc-c++</text:p>
      <text:list xml:id="list28460995" text:continue-numbering="true" text:style-name="L1">
        <text:list-item>
          <text:p text:style-name="P248">Install the RPM</text:p>
        </text:list-item>
      </text:list>
      <text:p text:style-name="P15"><text:tab/><text:tab/><text:span text:style-name="T101"># </text:span><text:span text:style-name="T100">rpm -i /root/zhcp-1-1-s390x.rpm</text:span></text:p>
      <text:list xml:id="list28463317" text:continue-numbering="true" text:style-name="L1">
        <text:list-item>
          <text:p text:style-name="P254">Append the zHCP library path to /etc/ld.so.conf</text:p>
        </text:list-item>
      </text:list>
      <text:p text:style-name="P6"><text:tab/><text:span text:style-name="T46"><text:tab/></text:span><text:span text:style-name="T84"># echo /opt/zhcp/lib &gt;&gt; /etc/ld.so.conf</text:span></text:p>
      <text:list xml:id="list28450032" text:continue-numbering="true" text:style-name="L1">
        <text:list-item>
          <text:p text:style-name="P254">Configure dynamic linker run time bindings </text:p>
        </text:list-item>
      </text:list>
      <text:p text:style-name="P6"><text:span text:style-name="T60"><text:tab/></text:span><text:span text:style-name="T46"><text:tab/></text:span><text:span text:style-name="T84"># ldconfig</text:span></text:p>
      <text:h text:style-name="P284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28438459" text:style-name="L5">
        <text:list-item>
          <text:p text:style-name="P216">Logon the xCAT MN as root <text:span text:style-name="T35">using a Putty terminal</text:span></text:p>
        </text:list-item>
        <text:list-item>
          <text:p text:style-name="P216">Load Linux VMCP module on the xCAT MN (if not already)</text:p>
          <text:list>
            <text:list-item>
              <text:list>
                <text:list-header>
                  <text:p text:style-name="P225"><text:span text:style-name="T42"># </text:span>modprobe vmcp</text:p>
                </text:list-header>
              </text:list>
            </text:list-item>
          </text:list>
        </text:list-item>
        <text:list-item>
          <text:p text:style-name="P209">Set up the <text:span text:style-name="T122">passwd</text:span> table. <text:s/>This table will contain the default password for new nodes installed through autoyast/kickstart and other methods.</text:p>
        </text:list-item>
      </text:list>
      <text:p text:style-name="P51"><text:tab/><text:tab/><text:span text:style-name="T44"># </text:span><text:span text:style-name="T100">chtab key=system passwd.username=root passwd.password=</text:span><text:span text:style-name="T96">xxx</text:span></text:p>
      <text:list xml:id="list28434974" text:continue-numbering="true" text:style-name="L5">
        <text:list-header>
          <text:p text:style-name="P209">Substitute xxx with the root password.</text:p>
        </text:list-header>
        <text:list-item>
          <text:p text:style-name="P209">Set up the <text:span text:style-name="T122">hosts</text:span> table (it will be used to setup /etc/hosts). <text:s/>You need to determine the regular expression that represents the nodes that xCAT will manage.</text:p>
        </text:list-item>
      </text:list>
      <text:p text:style-name="P160"><text:span text:style-name="T42"># </text:span>chtab node=<text:span text:style-name="T91">xxx</text:span> hosts.ip="<text:span text:style-name="T91">yyy</text:span>" hosts.hostnames="<text:span text:style-name="T91">zzz</text:span>"</text:p>
      <text:list xml:id="list28456917" text:continue-numbering="true" text:style-name="L5">
        <text:list-header>
          <text:p text:style-name="P209">Substitute xxx with the node range, yyy with the regular expression for the IP addresses, and zzz with the regular expression for the hostnames. <text:s/>You could the following online tool to construct your regular expression: <text:a xlink:type="simple" xlink:href="http://gskinner.com/RegExr/">http://gskinner.com/RegExr/</text:a>. <text:s/>Each time a new node is added to xCAT, you will need to run makehosts. <text:s/>You will need to setup the hosts table for <text:span text:style-name="T122">each</text:span> group you create.</text:p>
          <text:p text:style-name="P209"/>
          <text:p text:style-name="P209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60"><text:span text:style-name="T42"># </text:span>chtab node=<text:span text:style-name="T91">all</text:span> hosts.ip="<text:span text:style-name="T91">|gpok(\d+)|10.1.100.(\$1+0)|</text:span>" hosts.hostnames="<text:span text:style-name="T91">|(.*)|(\$1).endicott.ibm.com|</text:span>"</text:p>
      <text:p text:style-name="P69"/>
      <text:list xml:id="list28451315" text:continue-numbering="true" text:style-name="L5">
        <text:list-item>
          <text:p text:style-name="P209">Setup the <text:span text:style-name="T122">networks</text:span> table. <text:s/>You need to set the DHCP, DNS, and FTP server to the IP address of your xCAT MN. <text:s/></text:p>
          <text:p text:style-name="P209"/>
          <text:p text:style-name="P209">In our development environment, we setup up the xCAT MN to manage the network <text:span text:style-name="T96">10.1.100.0</text:span>, which has a netmask of <text:span text:style-name="T96">255.255.255.0</text:span>, a gateway of <text:span text:style-name="T96">10.1.100.1</text:span>, and on an ethernet interface eth1. <text:s/>Our DHCP, DNS, and FTP servers are at <text:span text:style-name="T96">10.1.100.1</text:span>. <text:s/>This is the command that we used:</text:p>
        </text:list-item>
      </text:list>
      <text:p text:style-name="P160"><text:span text:style-name="T42"># </text:span>chtab net=<text:span text:style-name="T91">10.1.100.0</text:span> networks.mask=<text:span text:style-name="T91">255.255.255.0</text:span> networks.mgtifname=<text:span text:style-name="T91">eth1</text:span> networks.gateway=<text:span text:style-name="T91">10.1.100.1</text:span> networks.dhcpserver=<text:span text:style-name="T91">10.1.100.1</text:span> networks.tftpserver=<text:span text:style-name="T91">10.1.100.1</text:span> networks.nameservers=<text:span text:style-name="T91">10.1.100.1</text:span></text:p>
      <text:p text:style-name="P30"/>
      <text:list xml:id="list28463365" text:continue-numbering="true" text:style-name="L5">
        <text:list-item>
          <text:p text:style-name="P234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12"><text:tab/><text:span text:style-name="T54"># </text:span><text:span text:style-name="T79">chtab key=dhcpinterfaces site.value='</text:span><text:span text:style-name="T80">all|eth1</text:span><text:span text:style-name="T79">'</text:span></text:p>
      <text:list xml:id="list28454401" text:continue-numbering="true" text:style-name="L5">
        <text:list-header>
          <text:p text:style-name="P212"/>
        </text:list-header>
        <text:list-item>
          <text:p text:style-name="P212">Edit the nameserver and master in the <text:span text:style-name="T122">site</text:span> table to point it to the xCAT MN. <text:s/>In our development environment, we setup our nameserver and master to be <text:span text:style-name="T96">10.1.100.1</text:span>.</text:p>
        </text:list-item>
      </text:list>
      <text:p text:style-name="P31"><text:tab/><text:tab/><text:span text:style-name="T54"># </text:span><text:span text:style-name="T79">chtab key=nameservers site.value='</text:span><text:span text:style-name="T80">10.1.100.1</text:span><text:span text:style-name="T79">'</text:span></text:p>
      <text:p text:style-name="P40"><text:tab/><text:tab/><text:span text:style-name="T51"># </text:span><text:span text:style-name="T78">chtab key=master site.value='</text:span><text:span text:style-name="T81">10.1.100.1</text:span><text:span text:style-name="T78">'</text:span></text:p>
      <text:list xml:id="list28442918" text:continue-numbering="true" text:style-name="L5">
        <text:list-item>
          <text:p text:style-name="P212">Configure the DHCP server</text:p>
          <text:list>
            <text:list-item>
              <text:p text:style-name="P212">Add networks into the DHCP configuration</text:p>
              <text:list>
                <text:list-header>
                  <text:p text:style-name="P226"><text:span text:style-name="T42"># </text:span>makedhcp -n</text:p>
                </text:list-header>
              </text:list>
            </text:list-item>
            <text:list-item>
              <text:p text:style-name="P212">Restart DHCP</text:p>
              <text:list>
                <text:list-header>
                  <text:p text:style-name="P226"><text:span text:style-name="T42"># </text:span>service dhcpd restart</text:p>
                </text:list-header>
              </text:list>
            </text:list-item>
            <text:list-item>
              <text:p text:style-name="P212">Add the relevant networks to DHCP</text:p>
              <text:list>
                <text:list-header>
                  <text:p text:style-name="P226"><text:span text:style-name="T42"># </text:span>makedhcp -a</text:p>
                </text:list-header>
              </text:list>
            </text:list-item>
          </text:list>
        </text:list-item>
        <text:list-item>
          <text:p text:style-name="P212"><text:soft-page-break/>Configure the DNS server</text:p>
          <text:list>
            <text:list-item>
              <text:p text:style-name="P212">Setup DNS from entries in /etc/hosts</text:p>
              <text:list>
                <text:list-header>
                  <text:p text:style-name="P226"><text:span text:style-name="T42"># </text:span>makedns</text:p>
                </text:list-header>
              </text:list>
            </text:list-item>
            <text:list-item>
              <text:p text:style-name="P212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2"><text:tab/><text:tab/>domain <text:span text:style-name="T96">endicott.ibm.com</text:span></text:p>
      <text:list xml:id="list28446556" text:continue-numbering="true" text:style-name="L5">
        <text:list-item>
          <text:list>
            <text:list-item>
              <text:list>
                <text:list-header>
                  <text:p text:style-name="P229">nameserver <text:span text:style-name="T96">10.1.100.1</text:span></text:p>
                </text:list-header>
              </text:list>
            </text:list-item>
            <text:list-item>
              <text:p text:style-name="P212">Start DNS</text:p>
              <text:list>
                <text:list-header>
                  <text:p text:style-name="P227"><text:span text:style-name="T42"># </text:span>service named start</text:p>
                </text:list-header>
              </text:list>
            </text:list-item>
            <text:list-item>
              <text:p text:style-name="P212">Start DNS on boot</text:p>
              <text:list>
                <text:list-header>
                  <text:p text:style-name="P228"><text:span text:style-name="T42"># </text:span>chkconfig --level 345 named on</text:p>
                </text:list-header>
              </text:list>
            </text:list-item>
          </text:list>
        </text:list-item>
        <text:list-item>
          <text:p text:style-name="P216">Start by adding the zHCP node into the datatabase (Use the DNS <text:span text:style-name="T122">hostname</text:span> of that node when adding). <text:s/>In our development environment, our zHCP has a hostname of <text:span text:style-name="T96">gpok2</text:span>, a userID of <text:span text:style-name="T96">LNX2</text:span>, and belonged to the group=<text:span text:style-name="T96">all</text:span>. <text:s/><text:span text:style-name="T129">This is the command that we used:</text:span></text:p>
        </text:list-item>
      </text:list>
      <text:p text:style-name="P185"><text:span text:style-name="T42"># </text:span>mkdef -t node -o <text:span text:style-name="T91">gpok2</text:span> userid=<text:span text:style-name="T91">LNX2</text:span> hcp=<text:span text:style-name="T91">gpok2.endicott.ibm.com</text:span> mgt=zvm groups=all</text:p>
      <text:p text:style-name="P32"/>
      <text:list xml:id="list28457976" text:continue-numbering="true" text:style-name="L5">
        <text:list-item>
          <text:p text:style-name="P216">Add more nodes (if any) that you want to manage into the database. <text:s/>For example, if you have a node with a hostname of <text:span text:style-name="T96">gpok3</text:span> and userID of <text:span text:style-name="T96">LNX3</text:span> on the same z/VM partition (managed by the zHCP on gpok2), you would use the following command:</text:p>
        </text:list-item>
      </text:list>
      <text:p text:style-name="P160"><text:span text:style-name="T42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p text:style-name="P39"><text:tab/>The node IP address should follow the rule you specified in the hosts table (step 4).</text:p>
      <text:list xml:id="list28452312" text:continue-numbering="true" text:style-name="L5">
        <text:list-item>
          <text:p text:style-name="P219">Update /etc/hosts</text:p>
          <text:list>
            <text:list-header>
              <text:p text:style-name="P230"><text:span text:style-name="T42"># </text:span>makehosts</text:p>
            </text:list-header>
          </text:list>
        </text:list-item>
        <text:list-item>
          <text:p text:style-name="P219">Update DNS</text:p>
          <text:list>
            <text:list-header>
              <text:p text:style-name="P230"><text:span text:style-name="T42"># </text:span>makedns</text:p>
            </text:list-header>
          </text:list>
        </text:list-item>
        <text:list-item>
          <text:p text:style-name="P216">Setup the SSH keys for the<text:span text:style-name="T126"> node range</text:span> that you want to manage</text:p>
        </text:list-item>
      </text:list>
      <text:p text:style-name="P32"><text:tab/><text:tab/><text:span text:style-name="T54"># </text:span><text:span text:style-name="T84">xdsh </text:span><text:span text:style-name="T89">xxx</text:span><text:span text:style-name="T84"> -K</text:span></text:p>
      <text:p text:style-name="P98"><text:span text:style-name="T9">Substitute </text:span><text:span text:style-name="T69">xxx</text:span><text:span text:style-name="T9"> with the node range. <text:s/>For example, if you were to setup the SSH keys for the nodes you added above in steps 10 and 11, you can use:</text:span></text:p>
      <text:p text:style-name="P98"><text:span text:style-name="T9"><text:tab/></text:span><text:span text:style-name="T64"># </text:span><text:span text:style-name="T71">xdsh </text:span><text:span text:style-name="T73">all</text:span><text:span text:style-name="T71"> -K</text:span></text:p>
      <text:p text:style-name="P98"><text:span text:style-name="T9">The </text:span><text:span text:style-name="T69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28440780" text:continue-numbering="true" text:style-name="L5">
        <text:list-item>
          <text:p text:style-name="P212">Start using supported xCAT commands. <text:s/>At this point, you could use the xCAT UI to start managing your virtual servers. <text:s/>However, you <text:span text:style-name="T122">should</text:span> go through the rest of this document in order to understand the concepts and how the xCAT UI works in the background.</text:p>
        </text:list-item>
      </text:list>
      <text:h text:style-name="P285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58">rpower</text:span><text:span text:style-name="T2"> – Controls the power for a node or noderange.</text:span></text:p>
      <text:p text:style-name="Standard"><text:span text:style-name="T2">The syntax is: </text:span><text:span text:style-name="T58">rpower &lt;node&gt; [on|off|stat|reset] <text:s text:c="2"/></text:span></text:p>
      <text:p text:style-name="P46"><text:tab/><text:span text:style-name="T101"># </text:span><text:span text:style-name="T100">rpower </text:span><text:span text:style-name="T96">gpok3</text:span><text:span text:style-name="T100"> stat</text:span></text:p>
      <text:p text:style-name="P46"/>
      <text:p text:style-name="Standard"><text:span text:style-name="T58">mkvm</text:span><text:span text:style-name="T2"> – Creates a new virtual server with the same profile/resources as the specified node (cloning). <text:s/>Alternatively, creates a new virtual server based on a directory entry. <text:s/></text:span></text:p>
      <text:p text:style-name="Standard"><text:span text:style-name="T2">The syntax is: </text:span><text:span text:style-name="T58">mkvm &lt;new node&gt; /tmp/&lt;directory entry text file&gt;</text:span></text:p>
      <text:p text:style-name="P46"><text:tab/><text:span text:style-name="T101"># </text:span><text:span text:style-name="T100">mkvm </text:span><text:span text:style-name="T96">gpok3</text:span><text:span text:style-name="T100"> </text:span><text:span text:style-name="T96">/tmp/dirEntry.txt</text:span></text:p>
      <text:p text:style-name="P46"/>
      <text:p text:style-name="P29"><text:span text:style-name="T105">For clonning, the syntax is: </text:span><text:span text:style-name="T58">mkvm &lt;target Linux&gt; &lt;source Linux&gt; pool=&lt;disk pool&gt; pw=&lt;multi password&gt;</text:span></text:p>
      <text:list xml:id="list28422648" text:style-name="L6">
        <text:list-header>
          <text:p text:style-name="P231"><text:span text:style-name="T125"># </text:span>mkvm <text:span text:style-name="T91">gpok4,gpok5 gpok3</text:span> pool=<text:span text:style-name="T91">POOL1</text:span></text:p>
        </text:list-header>
      </text:list>
      <text:p text:style-name="P46"/>
      <text:p text:style-name="Standard"><text:span text:style-name="T58">rmvm</text:span><text:span text:style-name="T2"> – Removes a virtual server. <text:s/>The syntax is: </text:span><text:span text:style-name="T58">rmvm &lt;node&gt;</text:span><text:span text:style-name="T2">.</text:span></text:p>
      <text:p text:style-name="Standard"><text:span text:style-name="T2"><text:tab/></text:span><text:span text:style-name="T64"># </text:span><text:span text:style-name="T63">rmvm </text:span><text:span text:style-name="T73">gpok3</text:span></text:p>
      <text:p text:style-name="P46"/>
      <text:p text:style-name="P29"><text:span text:style-name="T58">lsvm</text:span><text:span text:style-name="T105"> – List a virtual server's configuration. <text:s/>Options supported are:</text:span></text:p>
      <text:list xml:id="list28425828" text:style-name="L7">
        <text:list-item>
          <text:p text:style-name="P202">List the directory entry. </text:p>
          <text:p text:style-name="P202">The syntax is: <text:span text:style-name="T46">lsvm &lt;node&gt;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</text:p>
                </text:list-header>
              </text:list>
            </text:list-item>
          </text:list>
        </text:list-item>
        <text:list-item>
          <text:p text:style-name="P202">List the defined network names available.</text:p>
          <text:p text:style-name="P202">The syntax is: <text:span text:style-name="T46">lsvm &lt;node&gt; --getnetworknames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 --getnetworknames</text:p>
                </text:list-header>
              </text:list>
            </text:list-item>
          </text:list>
        </text:list-item>
        <text:list-item>
          <text:p text:style-name="P202">List the configuration for a given network.</text:p>
          <text:p text:style-name="P202">The syntax is: <text:span text:style-name="T46">lsvm &lt;node&gt; --getnetwork [networkname]</text:span></text:p>
          <text:list>
            <text:list-item>
              <text:list>
                <text:list-header>
                  <text:p text:style-name="P232"><text:span text:style-name="T125"># </text:span><text:span text:style-name="T46">lsvm </text:span><text:span text:style-name="T91">gpok3</text:span><text:span text:style-name="T46"> --</text:span>getnetwork<text:span text:style-name="T46"> </text:span><text:span text:style-name="T91">GLAN1</text:span></text:p>
                </text:list-header>
              </text:list>
            </text:list-item>
          </text:list>
        </text:list-item>
        <text:list-item>
          <text:p text:style-name="P202">List the disk pool names available.</text:p>
          <text:p text:style-name="P202">The syntax is: <text:span text:style-name="T46">lsvm &lt;node&gt; --diskpoolnames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 --diskpoolnames</text:p>
                </text:list-header>
              </text:list>
            </text:list-item>
          </text:list>
        </text:list-item>
        <text:list-item>
          <text:p text:style-name="P202">List the configuration for a given disk pool.</text:p>
          <text:p text:style-name="P202">The syntax is: <text:span text:style-name="T46">lsvm &lt;node&gt; --diskpool [pool name] [space (free or used)]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 --diskpool <text:span text:style-name="T91">POOL1</text:span> free</text:p>
                </text:list-header>
              </text:list>
            </text:list-item>
          </text:list>
        </text:list-item>
      </text:list>
      <text:p text:style-name="P46"/>
      <text:p text:style-name="P29"><text:span text:style-name="T58">chvm</text:span><text:span text:style-name="T105"> – Changes the virtual server's configuration. <text:s/>Options supported are</text:span><text:span text:style-name="T116">:</text:span></text:p>
      <text:list xml:id="list28433333" text:style-name="L8">
        <text:list-item>
          <text:p text:style-name="P213">Adds a 3390 (ECKD) disk to a virtual server's directory entry.</text:p>
        </text:list-item>
      </text:list>
      <text:p text:style-name="P32"><text:span text:style-name="T128"><text:tab/>The syntax is: </text:span><text:span text:style-name="T46">chvm &lt;node&gt; --add3390 [disk pool] [device address] [cylinders] [mode] [read password] [write password] [multi password]</text:span></text:p>
      <text:p text:style-name="P55"><text:tab/><text:tab/><text:span text:style-name="T101"># </text:span><text:span text:style-name="T100">chvm </text:span><text:span text:style-name="T96">gpok3</text:span><text:span text:style-name="T100"> --add3390 </text:span><text:span text:style-name="T96">POOL1 0101 3338 MR</text:span></text:p>
      <text:list xml:id="list28438311" text:continue-numbering="true" text:style-name="L8">
        <text:list-item>
          <text:p text:style-name="P213">Adds a 3390 (ECKD) disk that is defined in a virtual server's directory entry to that virtual server's active configuration.</text:p>
        </text:list-item>
      </text:list>
      <text:p text:style-name="P32"><text:span text:style-name="T128"><text:tab/>The syntax is: </text:span><text:span text:style-name="T46">chvm &lt;node&gt; --add3390active [device address] [mode]</text:span></text:p>
      <text:list xml:id="list28449709" text:continue-numbering="true" text:style-name="L8">
        <text:list-header>
          <text:p text:style-name="P235"><text:tab/><text:span text:style-name="T101"># </text:span><text:span text:style-name="T100">chvm </text:span><text:span text:style-name="T96">gpok3</text:span><text:span text:style-name="T100"> --add3390active </text:span><text:span text:style-name="T96">0101 MR</text:span></text:p>
        </text:list-header>
      </text:list>
      <text:list xml:id="list28428339" text:style-name="L9">
        <text:list-item>
          <text:p text:style-name="P238">Adds a 9336 (FBA) disk to a virtual server's directory entry.</text:p>
        </text:list-item>
      </text:list>
      <text:p text:style-name="P59"><text:soft-page-break/><text:span text:style-name="T37"><text:tab/>The syntax is: </text:span><text:span text:style-name="T50">chvm &lt;node&gt; --</text:span><text:span text:style-name="T49">a</text:span><text:span text:style-name="T46">dd9336 [disk pool] [virtual device] [block size] [mode]<text:tab/></text:span><text:span text:style-name="T46"><text:tab/>[blocks] [read password] [write password] [multi password]</text:span></text:p>
      <text:p text:style-name="P55"><text:tab/><text:tab/><text:span text:style-name="T101"># </text:span><text:span text:style-name="T100">chvm </text:span><text:span text:style-name="T96">gpok3</text:span><text:span text:style-name="T100"> –-add9336 </text:span><text:span text:style-name="T96">POOL3 0101 512 4194272 MR</text:span></text:p>
      <text:list xml:id="list28446685" text:continue-numbering="true" text:style-name="L9">
        <text:list-item>
          <text:p text:style-name="P239">Adds a network adapter to a virtual server's directory entry (case sensitive).</text:p>
        </text:list-item>
      </text:list>
      <text:p text:style-name="P59"><text:span text:style-name="T132"><text:tab/></text:span><text:span text:style-name="T37">The syntax is: </text:span><text:span text:style-name="T50">chvm &lt;node&gt; --</text:span><text:span text:style-name="T46">addnic [address] [type] [device count]</text:span></text:p>
      <text:p text:style-name="P55"><text:tab/><text:tab/><text:span text:style-name="T101"># </text:span><text:span text:style-name="T100">chvm </text:span><text:span text:style-name="T96">gpok3</text:span><text:span text:style-name="T100"> –-addnic </text:span><text:span text:style-name="T96">0600 QDIO 3</text:span></text:p>
      <text:list xml:id="list28445878" text:continue-numbering="true" text:style-name="L9">
        <text:list-item>
          <text:p text:style-name="P195">Adds a virtual processor to<text:span text:style-name="T111"> a virtual server's directory entry.</text:span></text:p>
        </text:list-item>
      </text:list>
      <text:p text:style-name="P58"><text:span text:style-name="T142"><text:tab/></text:span><text:span text:style-name="T25">The syntax is: </text:span><text:span text:style-name="T50">chvm &lt;node&gt; --</text:span>addprocessor [address]</text:p>
      <text:p text:style-name="P55"><text:tab/><text:tab/><text:span text:style-name="T101"># </text:span><text:span text:style-name="T100">chvm </text:span><text:span text:style-name="T96">gpok3</text:span><text:span text:style-name="T100"> –-addprocessor </text:span><text:span text:style-name="T96">01</text:span></text:p>
      <text:list xml:id="list28440029" text:continue-numbering="true" text:style-name="L9">
        <text:list-item>
          <text:p text:style-name="P195">Adds a virtual processor to<text:span text:style-name="T111"> a virtual server's active configuration (case sensitive).</text:span></text:p>
        </text:list-item>
      </text:list>
      <text:p text:style-name="P58"><text:span text:style-name="T142"><text:tab/></text:span><text:span text:style-name="T25">The syntax is: </text:span><text:span text:style-name="T37">chvm &lt;node&gt; --</text:span>addprocessoractive [address] [type]</text:p>
      <text:list xml:id="list28448644" text:continue-numbering="true" text:style-name="L9">
        <text:list-item>
          <text:list>
            <text:list-item>
              <text:list>
                <text:list-header>
                  <text:p text:style-name="P237"><text:span text:style-name="T125"># </text:span>chvm <text:span text:style-name="T91">gpok3</text:span> –-addprocessoractive <text:span text:style-name="T91">01 ZAAP</text:span></text:p>
                </text:list-header>
              </text:list>
            </text:list-item>
          </text:list>
        </text:list-item>
        <text:list-item>
          <text:p text:style-name="P239">Adds a v-disk to a virtual server's directory entry.</text:p>
        </text:list-item>
      </text:list>
      <text:p text:style-name="P58"><text:span text:style-name="T28"><text:tab/></text:span><text:span text:style-name="T25">The syntax is: </text:span><text:span text:style-name="T50">chvm &lt;node&gt; --</text:span>addvdisk [userID] [device address] [size]</text:p>
      <text:p text:style-name="P55"><text:tab/><text:tab/><text:span text:style-name="T101"># </text:span><text:span text:style-name="T100">chvm </text:span><text:span text:style-name="T96">gpok3</text:span><text:span text:style-name="T100"> –-addvdisk </text:span><text:span text:style-name="T96">0300 2097120</text:span></text:p>
      <text:list xml:id="list28436138" text:continue-numbering="true" text:style-name="L9">
        <text:list-item>
          <text:p text:style-name="P239">Connects a given network adapter to a GuestLAN.</text:p>
        </text:list-item>
      </text:list>
      <text:p text:style-name="P58"><text:span text:style-name="T25"><text:tab/>The syntax is: </text:span><text:span text:style-name="T50">chvm &lt;node&gt; --</text:span>connectnic2guestlan [address] [lan] [owner]</text:p>
      <text:p text:style-name="P55"><text:tab/><text:tab/><text:span text:style-name="T101"># </text:span><text:span text:style-name="T100">chvm </text:span><text:span text:style-name="T96">gpok3</text:span><text:span text:style-name="T100"> –-connectnic2guestlan </text:span><text:span text:style-name="T96">0600 GLAN1 LN1OWNR</text:span></text:p>
      <text:list xml:id="list28457621" text:continue-numbering="true" text:style-name="L9">
        <text:list-item>
          <text:p text:style-name="P239">Connects a given network adapter to a VSwitch.</text:p>
        </text:list-item>
      </text:list>
      <text:p text:style-name="P58"><text:span text:style-name="T28"><text:tab/></text:span><text:span text:style-name="T25">The syntax is: </text:span><text:span text:style-name="T50">chvm &lt;node&gt; --</text:span>connectnic2vswitch [address] [vswitch]</text:p>
      <text:p text:style-name="P55"><text:tab/><text:tab/><text:span text:style-name="T101"># </text:span><text:span text:style-name="T100">chvm </text:span><text:span text:style-name="T96">gpok3</text:span><text:span text:style-name="T100"> –-connectnic2vswitch </text:span><text:span text:style-name="T96">0600 VSW1</text:span></text:p>
      <text:list xml:id="list28451249" text:continue-numbering="true" text:style-name="L9">
        <text:list-item>
          <text:p text:style-name="P239">Copy a disk attached to a given virtual server.</text:p>
        </text:list-item>
      </text:list>
      <text:p text:style-name="P58"><text:span text:style-name="T28"><text:tab/></text:span><text:span text:style-name="T25">The syntax is: </text:span><text:span text:style-name="T37">chvm &lt;node&gt; --</text:span>copydisk [target address] [source node] [source address]</text:p>
      <text:list xml:id="list28446468" text:continue-numbering="true" text:style-name="L9">
        <text:list-item>
          <text:list>
            <text:list-item>
              <text:list>
                <text:list-header>
                  <text:p text:style-name="P237"><text:span text:style-name="T125"># </text:span>chvm <text:span text:style-name="T91">gpok3</text:span> –-copydisk <text:span text:style-name="T91">0100 gpok2 0101</text:span></text:p>
                </text:list-header>
              </text:list>
            </text:list-item>
          </text:list>
        </text:list-item>
        <text:list-item>
          <text:p text:style-name="P239">Adds a dedicated device to a virtual server's directory entry.</text:p>
        </text:list-item>
      </text:list>
      <text:p text:style-name="P58"><text:span text:style-name="T25"><text:tab/>The syntax is: </text:span><text:span text:style-name="T50">chvm &lt;node&gt; --</text:span>dedicatedevice [virtual device] [real device] [mode]</text:p>
      <text:p text:style-name="P58"><text:span text:style-name="T36"><text:tab/><text:tab/></text:span><text:span text:style-name="T44"># </text:span><text:span text:style-name="T43">chvm </text:span><text:span text:style-name="T96">gpok3</text:span><text:span text:style-name="T43"> –-dedicatedevice </text:span><text:span text:style-name="T96">0101 637F RW</text:span></text:p>
      <text:list xml:id="list28458380" text:continue-numbering="true" text:style-name="L9">
        <text:list-item>
          <text:p text:style-name="P239">Deletes the IPL statement from the virtual server's directory entry.</text:p>
        </text:list-item>
      </text:list>
      <text:p text:style-name="P58"><text:span text:style-name="T25"><text:tab/>The syntax is: </text:span><text:span text:style-name="T50">chvm &lt;node&gt; --</text:span>deleteipl </text:p>
      <text:p text:style-name="P55"><text:tab/><text:tab/><text:span text:style-name="T101"># </text:span><text:span text:style-name="T100">chvm </text:span><text:span text:style-name="T96">gpok3</text:span><text:span text:style-name="T100"> –-deleteipl</text:span></text:p>
      <text:list xml:id="list28439326" text:continue-numbering="true" text:style-name="L9">
        <text:list-item>
          <text:p text:style-name="P239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8"><text:span text:style-name="T25"><text:tab/>The syntax is: </text:span><text:span text:style-name="T37">chvm &lt;node&gt; --formatdisk [disk address] [multi password]</text:span> </text:p>
      <text:p text:style-name="P57"><text:tab/><text:tab/><text:span text:style-name="T101"># </text:span><text:span text:style-name="T100">chvm </text:span><text:span text:style-name="T96">gpok3</text:span><text:span text:style-name="T100"> –-formatdisk </text:span><text:span text:style-name="T96">0100 PWD</text:span></text:p>
      <text:list xml:id="list28434644" text:continue-numbering="true" text:style-name="L9">
        <text:list-item>
          <text:p text:style-name="P239">Disconnects a given network adapter.</text:p>
        </text:list-item>
      </text:list>
      <text:p text:style-name="P58"><text:span text:style-name="T25"><text:tab/>The syntax is: </text:span><text:span text:style-name="T50">chvm &lt;node&gt; --</text:span>disconnectnic [address]</text:p>
      <text:p text:style-name="P55"><text:tab/><text:tab/><text:span text:style-name="T101"># </text:span><text:span text:style-name="T100">chvm </text:span><text:span text:style-name="T96">gpok3</text:span><text:span text:style-name="T100"> –-disconnectnic </text:span><text:span text:style-name="T96">0600</text:span></text:p>
      <text:list xml:id="list28456604" text:continue-numbering="true" text:style-name="L9">
        <text:list-item>
          <text:p text:style-name="P239">Grant VSwitch access for given virtual server.</text:p>
        </text:list-item>
      </text:list>
      <text:p text:style-name="P58"><text:span text:style-name="T25"><text:tab/>The syntax is: </text:span><text:span text:style-name="T37">chvm &lt;node&gt; --grantvswitch</text:span> [VSwitch]</text:p>
      <text:p text:style-name="P55"><text:tab/><text:tab/><text:span text:style-name="T101"># </text:span><text:span text:style-name="T100">chvm </text:span><text:span text:style-name="T96">gpok3</text:span><text:span text:style-name="T100"> –-</text:span><text:span text:style-name="T102">grantvswitch</text:span><text:span text:style-name="T100"> </text:span><text:span text:style-name="T96">VSW1</text:span></text:p>
      <text:list xml:id="list28457465" text:continue-numbering="true" text:style-name="L9">
        <text:list-item>
          <text:p text:style-name="P239">Removes a minidisk from a virtual server's directory entry.</text:p>
        </text:list-item>
      </text:list>
      <text:p text:style-name="P58"><text:span text:style-name="T25"><text:tab/>The syntax is: </text:span><text:span text:style-name="T50">chvm &lt;node&gt; --</text:span>removedisk [virtual device]</text:p>
      <text:p text:style-name="P55"><text:tab/><text:tab/><text:span text:style-name="T101"># </text:span><text:span text:style-name="T100">chvm </text:span><text:span text:style-name="T96">gpok3</text:span><text:span text:style-name="T100"> –-removedisk </text:span><text:span text:style-name="T96">0101</text:span></text:p>
      <text:list xml:id="list28458360" text:continue-numbering="true" text:style-name="L9">
        <text:list-item>
          <text:p text:style-name="P239">Removes a network adapter from a virtual server's directory entry.</text:p>
        </text:list-item>
      </text:list>
      <text:p text:style-name="P58"><text:span text:style-name="T28"><text:tab/></text:span><text:span text:style-name="T25">The syntax is: </text:span><text:span text:style-name="T50">chvm &lt;node&gt; --</text:span>removenic [address]</text:p>
      <text:p text:style-name="P55"><text:tab/><text:tab/><text:span text:style-name="T101"># </text:span><text:span text:style-name="T100">chvm </text:span><text:span text:style-name="T96">gpok3</text:span><text:span text:style-name="T100"> –-removenic </text:span><text:span text:style-name="T96">0700</text:span></text:p>
      <text:list xml:id="list28440359" text:continue-numbering="true" text:style-name="L9">
        <text:list-item>
          <text:p text:style-name="P239">Removes a processor from a<text:span text:style-name="T141">n active virtual </text:span>server's<text:span text:style-name="T141"> configuration.</text:span></text:p>
        </text:list-item>
      </text:list>
      <text:p text:style-name="P58"><text:soft-page-break/><text:span text:style-name="T25"><text:tab/>The syntax is: </text:span><text:span text:style-name="T50">chvm &lt;node&gt; --</text:span>removeprocessor [address]</text:p>
      <text:p text:style-name="P55"><text:tab/><text:tab/><text:span text:style-name="T101"># </text:span><text:span text:style-name="T100">chvm </text:span><text:span text:style-name="T96">gpok3</text:span><text:span text:style-name="T100"> –-removeprocessor </text:span><text:span text:style-name="T96">01</text:span></text:p>
      <text:list xml:id="list28440260" text:continue-numbering="true" text:style-name="L9">
        <text:list-item>
          <text:p text:style-name="P238">Replaces a virtual server's directory entry.</text:p>
          <text:p text:style-name="P236"><text:span text:style-name="T28">The syntax is: </text:span><text:span text:style-name="T77">chvm &lt;node&gt; --</text:span>replacevs [directory entry]</text:p>
        </text:list-item>
      </text:list>
      <text:p text:style-name="P55"><text:tab/><text:tab/><text:span text:style-name="T101"># </text:span><text:span text:style-name="T100">chvm </text:span><text:span text:style-name="T96">gpok3</text:span><text:span text:style-name="T100"> –-replacevs </text:span><text:span text:style-name="T96">/tmp/dirEntry.txt</text:span></text:p>
      <text:list xml:id="list28460638" text:continue-numbering="true" text:style-name="L9">
        <text:list-item>
          <text:p text:style-name="P239">Sets the IPL statement for a given virtual server.</text:p>
        </text:list-item>
      </text:list>
      <text:p text:style-name="P58"><text:span text:style-name="T25"><text:tab/>The syntax is: </text:span><text:span text:style-name="T50">chvm &lt;node&gt; --</text:span>setipl [ipl target] [load parms] [parms]</text:p>
      <text:p text:style-name="P55"><text:tab/><text:tab/><text:span text:style-name="T101"># </text:span><text:span text:style-name="T100">chvm </text:span><text:span text:style-name="T96">gpok3</text:span><text:span text:style-name="T100"> –-setipl </text:span><text:span text:style-name="T96">CMS</text:span></text:p>
      <text:list xml:id="list28454639" text:continue-numbering="true" text:style-name="L9">
        <text:list-item>
          <text:p text:style-name="P239">Sets the password for a given virtual server.</text:p>
        </text:list-item>
      </text:list>
      <text:p text:style-name="P58"><text:span text:style-name="T25"><text:tab/>The syntax is: </text:span><text:span text:style-name="T50">chvm &lt;node&gt; --</text:span>setpassword [password]</text:p>
      <text:p text:style-name="P55"><text:tab/><text:tab/><text:span text:style-name="T101"># </text:span><text:span text:style-name="T100">chvm </text:span><text:span text:style-name="T96">gpok3</text:span><text:span text:style-name="T100"> –-setpassword </text:span><text:span text:style-name="T96">PSSWD</text:span></text:p>
      <text:p text:style-name="P55"/>
      <text:p text:style-name="P60"><text:span text:style-name="T47">rscan</text:span><text:span text:style-name="T32"> – Collects the node information from one or more hardware control points. <text:s/></text:span></text:p>
      <text:p text:style-name="P60"><text:span text:style-name="T32">The syntax is </text:span><text:span text:style-name="T47">rscan &lt;zhcp&gt;</text:span><text:span text:style-name="T32">. </text:span></text:p>
      <text:p text:style-name="P32"><text:span text:style-name="T112"><text:tab/></text:span><text:span text:style-name="T113"># </text:span><text:span text:style-name="T114">rscan </text:span><text:span text:style-name="T115">gpok2</text:span></text:p>
      <text:p text:style-name="P56"/>
      <text:p text:style-name="P32"><text:span text:style-name="T47">rinv</text:span><text:span text:style-name="T32"> </text:span><text:span text:style-name="T23">–</text:span><text:span text:style-name="T32"> Remote hardware and software inventory. <text:s/>The syntax is: </text:span><text:span text:style-name="T47">rinv &lt;node&gt; &lt;all|config&gt;</text:span><text:span text:style-name="T32">.</text:span></text:p>
      <text:p text:style-name="P48"><text:tab/><text:span text:style-name="T101"># </text:span><text:span text:style-name="T100">rinv </text:span><text:span text:style-name="T96">gpok3</text:span><text:span text:style-name="T100"> all</text:span></text:p>
      <text:h text:style-name="P284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2">utoyast</text:span>, which is used to install SUSE Linux Enterprise Server (SLES) releases. <text:s/>The other is through k<text:span text:style-name="T122">ickstart</text:span>, which is used to install Red Hat Enterprise Linux (RHEL) releases.</text:p>
      <text:p text:style-name="P10"/>
      <text:p text:style-name="P10">Before you begin, make sure the following is done.</text:p>
      <text:list xml:id="list28430554" text:style-name="L10">
        <text:list-item>
          <text:p text:style-name="P256">The FTP server must be setup during the xCAT MN installation, and the FTP root directory (/install) must contain the appropriate Linux distribution.</text:p>
        </text:list-item>
        <text:list-item>
          <text:p text:style-name="P256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6">gpok3</text:span>) with a userID (<text:span text:style-name="T96">LNX3</text:span>) that is managed by our zHCP (<text:span text:style-name="T96">gpok2</text:span>). <text:s/>You will <text:span text:style-name="T122">need</text:span> to substitute the node name, userID, and zHCP name with appropriate values.</text:p>
      <text:list xml:id="list28424760" text:style-name="L11">
        <text:list-item>
          <text:p text:style-name="P257">Logon the xCAT MN as root <text:span text:style-name="T42">using a Putty terminal</text:span></text:p>
        </text:list-item>
        <text:list-item>
          <text:p text:style-name="P257">Create the node definition</text:p>
        </text:list-item>
      </text:list>
      <text:p text:style-name="P156"><text:span text:style-name="T125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list xml:id="list28436246" text:continue-numbering="true" text:style-name="L11">
        <text:list-item>
          <text:p text:style-name="P257">Update /etc/hosts</text:p>
        </text:list-item>
      </text:list>
      <text:p text:style-name="P147"><text:span text:style-name="T42"># </text:span>makehosts</text:p>
      <text:list xml:id="list28459342" text:continue-numbering="true" text:style-name="L11">
        <text:list-item>
          <text:p text:style-name="P257">Update DNS</text:p>
        </text:list-item>
      </text:list>
      <text:p text:style-name="P147"><text:span text:style-name="T42"># </text:span>makedns</text:p>
      <text:list xml:id="list28434976" text:continue-numbering="true" text:style-name="L11">
        <text:list-item>
          <text:p text:style-name="P257">Create the new virtual server using the desired directory entry. <text:s/>For our example, we used the following:</text:p>
        </text:list-item>
      </text:list>
      <text:p text:style-name="P145">USER <text:span text:style-name="T96">LNX3</text:span> PWD 512M 1G G</text:p>
      <text:p text:style-name="P145">INCLUDE LNXDFLT</text:p>
      <text:p text:style-name="P145">COMMAND SET VSWITCH VSW2 GRANT <text:span text:style-name="T96">LNX3</text:span></text:p>
      <text:list xml:id="list28445419" text:continue-numbering="true" text:style-name="L11">
        <text:list-header>
          <text:p text:style-name="P257">To create the virtual server, copy the directory entry above into a text file (dirEntry.txt) and issue the following command (the full file path must be given):</text:p>
        </text:list-header>
      </text:list>
      <text:p text:style-name="P147"><text:span text:style-name="T42"># </text:span>mkvm <text:span text:style-name="T91">gpok3</text:span> <text:span text:style-name="T91">/tmp/dirEntry.txt</text:span></text:p>
      <text:list xml:id="list28434872" text:continue-numbering="true" text:style-name="L11">
        <text:list-header>
          <text:p text:style-name="P257">The directory entry text file should <text:span text:style-name="T122">not</text:span> contain any extra new lines (/n). <text:s/>A MAC address will be assigned to the userID upon creation.</text:p>
        </text:list-header>
        <text:list-item>
          <text:p text:style-name="P252">Copy the default autoyast/kickstart template available in xCAT (if not already). <text:s/>Customize this template (the one you copied) to how you see fit. <text:s/>For more information on how to customize the template, see Appendix B.</text:p>
          <text:p text:style-name="P263">If you want to install a <text:span text:style-name="T122">SUSE Linux Enterprise Server</text:span>:</text:p>
        </text:list-item>
      </text:list>
      <text:p text:style-name="P50"><text:tab/><text:tab/><text:span text:style-name="T101"># </text:span><text:span text:style-name="T100">mkdir -p /install/custom/install/sles</text:span></text:p>
      <text:p text:style-name="P144"><text:span text:style-name="T125"># </text:span>cp /opt/xcat/share/xcat/install/sles/compute.sles10.s390x.tmpl /install/custom/install/sles</text:p>
      <text:p text:style-name="P87">There are two templates available for SLES, one for SLES 10 (compute.sles10.s390x.tmpl) and the other for SLES 11 (compute.sles11.s390x.tmpl). <text:s/>It is <text:span text:style-name="T122">recommended</text:span> that you copy both templates into /install/custom/install/sles.</text:p>
      <text:p text:style-name="P87"/>
      <text:p text:style-name="P87">If you want to install a <text:span text:style-name="T122">Red Hat Enterprise Linux</text:span>:</text:p>
      <text:p text:style-name="P158"><text:span text:style-name="T125"># </text:span>mkdir -p /install/custom/install/rh</text:p>
      <text:p text:style-name="P144"><text:span text:style-name="T125"># </text:span>cp /opt/xcat/share/xcat/install/rh/compute.rhel5.s390x.tmpl /install/custom/install/rh</text:p>
      <text:list xml:id="list28463344" text:continue-numbering="true" text:style-name="L11">
        <text:list-header>
          <text:p text:style-name="P263"><text:soft-page-break/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7">Add disks to the new node (the default autoyast/kickstart template available in xCAT requires 1 3390-MOD9 disks attached at 0100).</text:p>
        </text:list-item>
      </text:list>
      <text:p text:style-name="P147"><text:span text:style-name="T42"># </text:span>chvm <text:span text:style-name="T91">gpok3</text:span> --add3390 <text:span text:style-name="T91">POOL1 0100 10016 MR</text:span></text:p>
      <text:p text:style-name="P82">Be sure that each disk in the pool is attached to SYSTEM. <text:s/></text:p>
      <text:p text:style-name="P82"/>
      <text:p text:style-name="P82">Alternatively, you can use SCSI/FCP disks (which are seen by z/VM as 9336 disks), but you first need to configure the autoyast/kickstart template. <text:s/>S<text:span text:style-name="T45">ee Appendix B for details. <text:s/></text:span>If you choose to have SCSI/FCP disks, you can add these disks to the new node using:</text:p>
      <text:p text:style-name="P151"># chvm <text:span text:style-name="T96">gpok3</text:span> –-add9336 POOL3 0101 512 4194272 MR</text:p>
      <text:list xml:id="list28455641" text:continue-numbering="true" text:style-name="L11">
        <text:list-item>
          <text:p text:style-name="P257">Set up the <text:span text:style-name="T122">noderes</text:span> and <text:span text:style-name="T122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7"><text:span text:style-name="T42"># </text:span>tabdump osimage</text:p>
      <text:list xml:id="list28450590" text:continue-numbering="true" text:style-name="L11">
        <text:list-header>
          <text:p text:style-name="P257"/>
          <text:p text:style-name="P263">If you want to install a <text:span text:style-name="T122">SUSE Linux Enterprise Server</text:span>:</text:p>
        </text:list-header>
      </text:list>
      <text:p text:style-name="P147"><text:span text:style-name="T42"># </text:span>chtab node=<text:span text:style-name="T91">gpok3</text:span> noderes.netboot=zvm nodetype.os=<text:span text:style-name="T91">sles10.3</text:span> nodetype.arch=s390x nodetype.profile=<text:span text:style-name="T91">compute</text:span></text:p>
      <text:p text:style-name="Text_20_body"><text:span text:style-name="T70"><text:tab/></text:span><text:span text:style-name="T4">If you want to install a </text:span><text:span text:style-name="T7">Red Hat Enterprise Linux</text:span><text:span text:style-name="T4">:</text:span></text:p>
      <text:p text:style-name="P147"><text:span text:style-name="T42"># </text:span>chtab node=<text:span text:style-name="T91">gpok3</text:span> noderes.netboot=zvm nodetype.os=<text:span text:style-name="T91">rhel5.4</text:span> nodetype.arch=s390x nodetype.profile=<text:span text:style-name="T91">compute</text:span></text:p>
      <text:list xml:id="list28443203" text:continue-numbering="true" text:style-name="L11">
        <text:list-item>
          <text:p text:style-name="P257">Verify the definition</text:p>
        </text:list-item>
      </text:list>
      <text:p text:style-name="P20"><text:span text:style-name="T129"><text:tab/><text:tab/></text:span><text:span text:style-name="T43"># <text:s/></text:span>lsdef <text:span text:style-name="T96">gpok3</text:span></text:p>
      <text:p text:style-name="P76"><text:tab/><text:span text:style-name="T1">It should look similar to this:</text:span></text:p>
      <text:p text:style-name="P18"><text:tab/><text:tab/>Object name: gpok3</text:p>
      <text:p text:style-name="P181"><text:s text:c="4"/>arch=s390x</text:p>
      <text:p text:style-name="P181"><text:s text:c="4"/>groups=all</text:p>
      <text:p text:style-name="P181"><text:s text:c="4"/>hcp=gpok2.endicott.ibm.com</text:p>
      <text:p text:style-name="P181"><text:s text:c="4"/>hostnames=gpok3.endicott.ibm.com</text:p>
      <text:p text:style-name="P181"><text:s text:c="4"/>ip=10.1.100.3</text:p>
      <text:p text:style-name="P181"><text:s text:c="4"/>mac=02:00:01:FF:FF:F0</text:p>
      <text:p text:style-name="P181"><text:s text:c="4"/>mgt=zvm</text:p>
      <text:p text:style-name="P181"><text:s text:c="4"/>netboot=zvm</text:p>
      <text:p text:style-name="P181"><text:s text:c="4"/>os=sles10.3</text:p>
      <text:p text:style-name="P181"><text:s text:c="4"/>postbootscripts=otherpkgs</text:p>
      <text:p text:style-name="P181"><text:s text:c="4"/>postscripts=syslog,remoteshell,syncfiles</text:p>
      <text:p text:style-name="P181"><text:s text:c="4"/>profile=compute</text:p>
      <text:p text:style-name="P181"><text:s text:c="4"/>userid=LNX3</text:p>
      <text:list xml:id="list28444457" text:continue-numbering="true" text:style-name="L11">
        <text:list-item>
          <text:p text:style-name="P257">Add the new node to DHCP</text:p>
        </text:list-item>
      </text:list>
      <text:p text:style-name="P147"><text:span text:style-name="T42"># </text:span>makedhcp -a</text:p>
      <text:list xml:id="list28457706" text:continue-numbering="true" text:style-name="L11">
        <text:list-item>
          <text:p text:style-name="P257">Power on the node</text:p>
        </text:list-item>
      </text:list>
      <text:p text:style-name="P147"><text:span text:style-name="T42"># </text:span>rpower <text:span text:style-name="T91">gpok3</text:span> on</text:p>
      <text:list xml:id="list28454912" text:continue-numbering="true" text:style-name="L11">
        <text:list-item>
          <text:p text:style-name="P257">Prepare the new node for installation</text:p>
        </text:list-item>
      </text:list>
      <text:p text:style-name="P147"><text:span text:style-name="T42"># </text:span>nodeset <text:span text:style-name="T91">gpok3</text:span> install</text:p>
      <text:list xml:id="list28465314" text:continue-numbering="true" text:style-name="L11">
        <text:list-item>
          <text:p text:style-name="P217">Boot the new node from reader</text:p>
        </text:list-item>
      </text:list>
      <text:p text:style-name="P148"><text:span text:style-name="T42"># </text:span>rnetboot <text:span text:style-name="T91">gpok3</text:span> ipl=<text:span text:style-name="T91">00C</text:span></text:p>
      <text:list xml:id="list28433481" text:continue-numbering="true" text:style-name="L11">
        <text:list-item>
          <text:p text:style-name="P217">In Gnome or KDE, open the VNC viewer to see the installation progress. <text:s/>It might take a couple of minutes before you can connect.</text:p>
        </text:list-item>
      </text:list>
      <text:p text:style-name="P161"><text:soft-page-break/><text:span text:style-name="T42"># </text:span>vncviewer <text:span text:style-name="T91">gpok3</text:span>:1</text:p>
      <text:p text:style-name="P113">The default VNC <text:span text:style-name="T122">password</text:span> is <text:span text:style-name="T31">12345678</text:span>. <text:s/>If you have trouble connecting to the vncviewer, open a 3270 console to the node, try steps 12 and 13 again, and look at the progress on the console.</text:p>
      <text:list xml:id="list28465460" text:continue-numbering="true" text:style-name="L11">
        <text:list-item>
          <text:p text:style-name="P217">(Only for SLES 10 SP2 or older) Once the <text:span text:style-name="T122">first</text:span> phase of installation is complete, restart the virtual server to complete the <text:span text:style-name="T122">final</text:span> phase of installation</text:p>
        </text:list-item>
      </text:list>
      <text:p text:style-name="P161"><text:span text:style-name="T42"># </text:span>rpower <text:span text:style-name="T91">gpok3</text:span> reset</text:p>
      <text:list xml:id="list28445057" text:continue-numbering="true" text:style-name="L11">
        <text:list-item>
          <text:p text:style-name="P240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4" text:outline-level="1">12. Cloning Virtual Servers</text:h>
      <text:p text:style-name="P33">This section shows how to clone a virtual server running Linux.</text:p>
      <text:p text:style-name="P36"/>
      <text:p text:style-name="P8">In the following example, we will clone the virtual server that we created (<text:span text:style-name="T96">gpok3</text:span>) in the previous section <text:span text:style-name="T91">Installing Linux Using Autoyast or Kickstart</text:span>. <text:s/>The new virtual servers will have node names (<text:span text:style-name="T96">gpok4</text:span> and <text:span text:style-name="T96">gpok5</text:span>) and userIDs (<text:span text:style-name="T96">LNX4</text:span> and <text:span text:style-name="T96">LNX5</text:span>) respectively, and managed by the same zHCP (<text:span text:style-name="T96">gpok2</text:span>). <text:s/>You will <text:span text:style-name="T122">need</text:span> to substitute the node names, userIDs, and zHCP name with appropriate values.</text:p>
      <text:list xml:id="list28444505" text:continue-list="list28422648" text:style-name="L6">
        <text:list-item>
          <text:p text:style-name="P203">Logon the xCAT MN as root <text:span text:style-name="T125">using a Putty terminal </text:span>(if not already)</text:p>
        </text:list-item>
        <text:list-item>
          <text:p text:style-name="P203">The source node must be online. <text:s/>If it is not online, bring it online.</text:p>
        </text:list-item>
      </text:list>
      <text:p text:style-name="P156"><text:span text:style-name="T125"># </text:span>rpower <text:span text:style-name="T91">gpok3</text:span> on</text:p>
      <text:list xml:id="list28448196" text:continue-numbering="true" text:style-name="L6">
        <text:list-item>
          <text:p text:style-name="P203">Setup the SSH keys for the source node to be cloned (if not already)</text:p>
        </text:list-item>
      </text:list>
      <text:p text:style-name="P156"><text:span text:style-name="T125"># </text:span>xdsh <text:span text:style-name="T91">gpok3</text:span> -K</text:p>
      <text:list xml:id="list28440093" text:continue-numbering="true" text:style-name="L6">
        <text:list-item>
          <text:p text:style-name="P203">Create the table definitions for new nodes (gpok4 and gpok5)</text:p>
        </text:list-item>
      </text:list>
      <text:p text:style-name="P102"><text:span text:style-name="T125"># </text:span>mkdef -t node -o <text:span text:style-name="T91">gpok4</text:span> userid=<text:span text:style-name="T91">LNX4</text:span> hcp=<text:span text:style-name="T91">gpok2.endicott.ibm.com</text:span> mgt=zvm groups=<text:span text:style-name="T91">all</text:span></text:p>
      <text:p text:style-name="P102"><text:span text:style-name="T125"># </text:span>mkdef -t node -o <text:span text:style-name="T91">gpok5</text:span> userid=<text:span text:style-name="T91">LNX5</text:span> hcp=<text:span text:style-name="T91">gpok2.endicott.ibm.com</text:span> mgt=zvm groups=<text:span text:style-name="T91">all</text:span></text:p>
      <text:list xml:id="list28444661" text:continue-numbering="true" text:style-name="L6">
        <text:list-item>
          <text:p text:style-name="P203">Update /etc/hosts</text:p>
        </text:list-item>
      </text:list>
      <text:p text:style-name="P156"><text:span text:style-name="T125"># </text:span>makehosts</text:p>
      <text:list xml:id="list28440756" text:continue-numbering="true" text:style-name="L6">
        <text:list-item>
          <text:p text:style-name="P210">Update DNS</text:p>
        </text:list-item>
      </text:list>
      <text:p text:style-name="P147"><text:span text:style-name="T42"># </text:span>makedns</text:p>
      <text:list xml:id="list28456657" text:continue-numbering="true" text:style-name="L6">
        <text:list-item>
          <text:p text:style-name="P203">Add the new node to DHCP</text:p>
        </text:list-item>
      </text:list>
      <text:p text:style-name="P142"><text:span text:style-name="T125"># </text:span>makedhcp -a</text:p>
      <text:list xml:id="list28443097" text:continue-numbering="true" text:style-name="L6">
        <text:list-item>
          <text:p text:style-name="P203">In order to clone a virtual server running Linux, the partition must be mounted by path. <text:s/>This is done by default for the node (<text:span text:style-name="T96">gpok3</text:span>) that we created in the previous section and in general, for nodes provision by xCAT using the default templates.</text:p>
        </text:list-item>
      </text:list>
      <text:p text:style-name="P33"/>
      <text:p text:style-name="P184">For <text:span text:style-name="T122">SUSE Linux Enterprise Server</text:span><text:span text:style-name="T126">:</text:span> </text:p>
      <text:p text:style-name="P166">The root directory under /etc/fstab, which contains information on the system partitions and disks, should be similar to this:</text:p>
      <text:p text:style-name="P100"><text:span text:style-name="T105"><text:tab/><text:tab/>/dev/disk/by-path/ccw-0.0.0100-part1 <text:s/>/ <text:s/>ext3 <text:s/>acl,user_xattr <text:s/>1 1</text:span><text:span text:style-name="T2"><text:tab/></text:span></text:p>
      <text:p text:style-name="P166">The parameters under <text:span text:style-name="T46">/etc/zipl.conf</text:span>, which specifies which disks to bring online when the system is IPLed, should be similar to this:</text:p>
      <text:list xml:id="list28437277" text:style-name="L12">
        <text:list-item>
          <text:list>
            <text:list-header>
              <text:p text:style-name="P242">parameters = “root=/dev/disk/by-path/ccw-0.0.0100-part1 TERM=dumb“</text:p>
            </text:list-header>
          </text:list>
        </text:list-item>
      </text:list>
      <text:list xml:id="list28437678" text:style-name="L13">
        <text:list-header>
          <text:p text:style-name="P245"><text:span text:style-name="T2">If you happen to edit </text:span><text:span text:style-name="T58">zipl.conf</text:span><text:span text:style-name="T2">, you </text:span><text:span text:style-name="T6">must</text:span><text:span text:style-name="T2"> run </text:span><text:span text:style-name="T58">zipl</text:span><text:span text:style-name="T2"> after you made the changes so that changes are written to the boot record.</text:span></text:p>
        </text:list-header>
      </text:list>
      <text:list xml:id="list28454227" text:continue-list="list28443097" text:style-name="L6">
        <text:list-item>
          <text:p text:style-name="P203">Clone virtual server(s) running Linux:</text:p>
        </text:list-item>
      </text:list>
      <text:p text:style-name="P156"><text:span text:style-name="T125"># </text:span>mkvm <text:span text:style-name="T91">gpok4,gpok5 gpok3</text:span> pool=<text:span text:style-name="T91">POOL1</text:span></text:p>
      <text:p text:style-name="P140">This will create two virtual servers (<text:span text:style-name="T96">gpok4</text:span> and <text:span text:style-name="T96">gpok5</text:span>) identical to <text:span text:style-name="T96">gpok3</text:span>. <text:s/>It will use disks in disk <text:span text:style-name="T1">pool </text:span><text:span text:style-name="T31">POOL1</text:span><text:span text:style-name="T1">.</text:span></text:p>
      <text:p text:style-name="P140"/>
      <text:p text:style-name="P140">If FLASHCOPY is <text:span text:style-name="T122">not</text:span> enabled on your z/VM system, then this will take several minutes to complete depending on the number of nodes you want to clone.</text:p>
      <text:list xml:id="list28438306" text:continue-numbering="true" text:style-name="L6">
        <text:list-item>
          <text:p text:style-name="P203">Check the boot status of the nodes by pinging them:</text:p>
        </text:list-item>
      </text:list>
      <text:p text:style-name="P156"><text:span text:style-name="T125"># </text:span>pping <text:span text:style-name="T91">gpok4,gpok5</text:span></text:p>
      <text:p text:style-name="P140">If the node returns a ping, then it is fully booted and you can start using it. <text:s/>If you try to SSH into the node and are prompted for a password, you need to setup the SSH keys for each for the new nodes:</text:p>
      <text:p text:style-name="P140"><text:tab/><text:span text:style-name="T85"># xdsh</text:span><text:span text:style-name="T84"> </text:span><text:span text:style-name="T89">gpok4,gpok5 -K</text:span></text:p>
      <text:h text:style-name="P284" text:outline-level="1"><text:reference-mark-start text:name="Installation of Ganglia"/>13. Setting Up Ganglia on xCAT<text:reference-mark-end text:name="Installation of Ganglia"/></text:h>
      <text:p text:style-name="P126">This section details how to the set up Ganglia on Linux on System z. </text:p>
      <text:p text:style-name="P127"/>
      <text:p text:style-name="P33"><text:span text:style-name="T126">If you have </text:span><text:span text:style-name="T122">Red Hat Enterprise Linux</text:span>:</text:p>
      <text:p text:style-name="P33"><text:tab/>Not yet supported because Red Hat is missing the rrdtool package.</text:p>
      <text:p text:style-name="P33"/>
      <text:p text:style-name="P65"><text:span text:style-name="T126">If you have </text:span><text:span text:style-name="T122">SUSE Linux Enterprise Server</text:span>:</text:p>
      <text:list xml:id="list28432832" text:style-name="L14">
        <text:list-item>
          <text:p text:style-name="P270">Logon the xCAT MN as root <text:span text:style-name="T125">using a Putty terminal </text:span>(if not already)</text:p>
        </text:list-item>
        <text:list-item>
          <text:p text:style-name="P270"><text:span text:style-name="T125">Go into the directory where you extracted the xcat-dep tarball, e.g. /root/xcat. <text:s/>Locate</text:span> the Ganglia <text:s/>RPMs<text:span text:style-name="T125"> under /root/xcat/xcat-dep/sles10/s390x. <text:s/>You will need to install the following RPMs in the later steps.</text:span></text:p>
        </text:list-item>
      </text:list>
      <text:p text:style-name="P174">libconfuse-2.6-1.s390x.rpm</text:p>
      <text:p text:style-name="P174">libganglia-3.1.1-1.s390x.rpm</text:p>
      <text:p text:style-name="P174">ganglia-gmetad-3.1.1-1.s390x.rpm</text:p>
      <text:p text:style-name="P175">ganglia-gmond-3.1.1-1.s390x.rpm</text:p>
      <text:p text:style-name="P175">ganglia-web-3.1.1-1.s390x.rpm</text:p>
      <text:list xml:id="list28434229" text:continue-numbering="true" text:style-name="L14">
        <text:list-item>
          <text:p text:style-name="P270">Set up ganglia on the xCAT MN</text:p>
          <text:list>
            <text:list-item>
              <text:p text:style-name="P276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7"><text:tab/><text:tab/><text:span text:style-name="T101"># </text:span><text:span text:style-name="T100">yast -i libapr1 pkgconfig php5-pear php5-gd apache2 apache2-mod_php5</text:span></text:p>
      <text:list xml:id="list28452844" text:continue-numbering="true" text:style-name="L14">
        <text:list-item>
          <text:list>
            <text:list-item>
              <text:p text:style-name="P272">Install the Ganglia library RPMs</text:p>
            </text:list-item>
          </text:list>
        </text:list-item>
      </text:list>
      <text:p text:style-name="P66"><text:tab/><text:tab/><text:span text:style-name="T101"># </text:span><text:span text:style-name="T100">rpm -i libconfuse-2.6-1.s390x.rpm</text:span></text:p>
      <text:p text:style-name="P68"><text:tab/><text:tab/><text:span text:style-name="T125"># </text:span>rpm -i libganglia-3.1.1-1.s390x.rpm </text:p>
      <text:list xml:id="list28448420" text:continue-numbering="true" text:style-name="L14">
        <text:list-item>
          <text:list>
            <text:list-item>
              <text:p text:style-name="P276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7"><text:span text:style-name="T125"># </text:span>yast -i rrdtool</text:p>
                </text:list-header>
              </text:list>
            </text:list-item>
          </text:list>
        </text:list-item>
      </text:list>
      <text:p text:style-name="P132"><text:tab/><text:tab/><text:span text:style-name="T125"># </text:span>rpm -i ganglia-gmetad-3.1.1-1.s390x.rpm</text:p>
      <text:list xml:id="list28439770" text:continue-numbering="true" text:style-name="L14">
        <text:list-item>
          <text:list>
            <text:list-item>
              <text:p text:style-name="P270">Install gmond</text:p>
            </text:list-item>
          </text:list>
        </text:list-item>
      </text:list>
      <text:p text:style-name="Default_20_Text"><text:span text:style-name="T124"><text:tab/><text:tab/></text:span><text:span text:style-name="T65"># </text:span><text:span text:style-name="T66">rpm -i ganglia-gmond-3.1.1-1.s390x.rpm</text:span></text:p>
      <text:list xml:id="list28445784" text:continue-numbering="true" text:style-name="L14">
        <text:list-item>
          <text:list>
            <text:list-item>
              <text:p text:style-name="P270">Install the ganglia web RPM</text:p>
            </text:list-item>
          </text:list>
        </text:list-item>
      </text:list>
      <text:p text:style-name="P130"><text:tab/><text:tab/><text:span text:style-name="T101"># </text:span><text:span text:style-name="T100">rpm -i ganglia-web-3.1.1-1.s390x.rpm</text:span></text:p>
      <text:list xml:id="list28433388" text:continue-numbering="true" text:style-name="L14">
        <text:list-item>
          <text:list>
            <text:list-item>
              <text:p text:style-name="P270">Configure the apache server</text:p>
              <text:list>
                <text:list-item>
                  <text:p text:style-name="P273">Specify the NameVirtualHost in /etc/apache2/listen.conf </text:p>
                </text:list-item>
              </text:list>
            </text:list-item>
          </text:list>
        </text:list-item>
      </text:list>
      <text:list xml:id="list28439019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6">NameVirtualHost <text:span text:style-name="T96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435893" text:continue-list="list28433388" text:style-name="L14">
        <text:list-item>
          <text:list>
            <text:list-item>
              <text:list>
                <text:list-item>
                  <text:p text:style-name="P276">Copy /etc/apache2/vhosts.d/vhost.template</text:p>
                </text:list-item>
              </text:list>
            </text:list-item>
          </text:list>
        </text:list-item>
      </text:list>
      <text:list xml:id="list28438208" text:continue-list="list28439019" text:style-name="L15">
        <text:list-item>
          <text:list>
            <text:list-header>
              <text:p text:style-name="P244"><text:span text:style-name="T42"># </text:span>cd /etc/apache2/vhosts.d</text:p>
              <text:p text:style-name="P243"><text:span text:style-name="T125"># </text:span>cp vhost.template ganglia.conf</text:p>
            </text:list-header>
          </text:list>
        </text:list-item>
      </text:list>
      <text:list xml:id="list28438683" text:continue-list="list28435893" text:style-name="L14">
        <text:list-item>
          <text:list>
            <text:list-item>
              <text:list>
                <text:list-item>
                  <text:p text:style-name="P276"><text:s/>Edit /etc/apache2/conf.d/ganglia.conf</text:p>
                </text:list-item>
              </text:list>
            </text:list-item>
          </text:list>
        </text:list-item>
      </text:list>
      <text:p text:style-name="P100"><text:span text:style-name="T108"><text:tab/><text:tab/>&lt;VirtualHost </text:span><text:span text:style-name="T110">10.1.100.1</text:span><text:span text:style-name="T108">:80&gt;</text:span></text:p>
      <text:p text:style-name="P105"><text:tab/><text:tab/><text:tab/>ServerName <text:span text:style-name="T96">gpok1.endicott.ibm.com</text:span></text:p>
      <text:p text:style-name="P105"><text:tab/><text:tab/><text:tab/>DocumentRoot /srv/www/htdocs/ganglia</text:p>
      <text:p text:style-name="P105"><text:tab/><text:tab/><text:tab/>&lt;Directory "/srv/www/htdocs/ganglia"&gt;</text:p>
      <text:p text:style-name="P105"><text:tab/><text:tab/><text:tab/><text:tab/>Order allow,deny</text:p>
      <text:p text:style-name="P105"><text:s text:c="8"/><text:tab/><text:tab/><text:tab/>Allow from all</text:p>
      <text:p text:style-name="P105"><text:tab/><text:tab/><text:tab/>&lt;/Directory&gt;</text:p>
      <text:p text:style-name="P134"><text:tab/><text:tab/><text:tab/>&lt;/VirtualHost&gt;</text:p>
      <text:list xml:id="list28451716" text:continue-numbering="true" text:style-name="L14">
        <text:list-item>
          <text:list>
            <text:list-item>
              <text:p text:style-name="P274">Restart the apache server </text:p>
              <text:list>
                <text:list-header>
                  <text:p text:style-name="P275"><text:span text:style-name="T83"># </text:span><text:span text:style-name="T46">/etc/init.d/</text:span><text:span text:style-name="T135">apache2</text:span><text:span text:style-name="T46"> </text:span><text:span text:style-name="T135">restart</text:span></text:p>
                </text:list-header>
              </text:list>
            </text:list-item>
            <text:list-item>
              <text:p text:style-name="P274">Restart gmond and gmetad</text:p>
              <text:list>
                <text:list-header>
                  <text:p text:style-name="P279"><text:soft-page-break/><text:span text:style-name="T125"># </text:span>service gmond restart</text:p>
                  <text:p text:style-name="P279"><text:span text:style-name="T125"># </text:span>service gmetad restart</text:p>
                </text:list-header>
              </text:list>
            </text:list-item>
          </text:list>
        </text:list-item>
        <text:list-item>
          <text:p text:style-name="P280">Create the directory /install/ganglia on the xCAT MN</text:p>
        </text:list-item>
      </text:list>
      <text:p text:style-name="P130"><text:tab/><text:tab/><text:span text:style-name="T101"># </text:span><text:span text:style-name="T100">mkdir -p /install/ganglia</text:span></text:p>
      <text:list xml:id="list28439311" text:continue-numbering="true" text:style-name="L14">
        <text:list-item>
          <text:p text:style-name="P270">Copy the following packages from <text:span text:style-name="T125">/root/xcat/xcat-dep/sles10/s390x </text:span>into <text:span text:style-name="T148">/install/ganglia</text:span></text:p>
        </text:list-item>
      </text:list>
      <text:p text:style-name="P177">libganglia-3.1.1-1.s390x.rpm</text:p>
      <text:p text:style-name="P177">libconfuse-devel-2.6-1.s390x.rpm</text:p>
      <text:p text:style-name="P179">ganglia-gmond-3.1.1-1.s390x.rpm</text:p>
      <text:p text:style-name="P135"/>
      <text:h text:style-name="P284" text:outline-level="1">14. Ganglia Monitoring on xCAT</text:h>
      <text:p text:style-name="P128">This section details how to use Ganglia on Linux on System z. </text:p>
      <text:p text:style-name="P128"/>
      <text:list xml:id="list28421443" text:style-name="L16">
        <text:list-item>
          <text:p text:style-name="P271">Logon the xCAT MN as root <text:span text:style-name="T125">using a Putty terminal </text:span>(if not already)</text:p>
        </text:list-item>
        <text:list-item>
          <text:p text:style-name="P271">Transfer ganglia RPMs required to run gmond over to nodes you want to monitor</text:p>
        </text:list-item>
      </text:list>
      <text:p text:style-name="P49"><text:tab/><text:tab/><text:span text:style-name="T101"># </text:span><text:span text:style-name="T100">xdcp </text:span><text:span text:style-name="T96">&lt;node&gt;</text:span><text:span text:style-name="T100"> /install/ganglia/ganglia-gmond-3.1.1-1.s390x.rpm</text:span></text:p>
      <text:p text:style-name="P133"><text:tab/><text:tab/><text:span text:style-name="T125"># </text:span>xdcp <text:span text:style-name="T91">&lt;node&gt;</text:span> /install/ganglia/libconfuse-2.6-1.s390x.rpm</text:p>
      <text:p text:style-name="P133"><text:tab/><text:tab/><text:span text:style-name="T125"># </text:span>xdcp <text:span text:style-name="T91">&lt;node&gt;</text:span> /install/ganglia/libganglia-3.1.1-1.s390x.rpm</text:p>
      <text:p text:style-name="P128"><text:tab/>The command transfers the files into /root directory on the target nodes.</text:p>
      <text:list xml:id="list28464780" text:continue-numbering="true" text:style-name="L16">
        <text:list-item>
          <text:p text:style-name="P271">Install the RPMs</text:p>
        </text:list-item>
      </text:list>
      <text:p text:style-name="P136"><text:tab/><text:tab/><text:span text:style-name="T83"># </text:span>xdsh <text:span text:style-name="T91">&lt;node&gt;</text:span> rpm -i <text:span text:style-name="T46">libconfuse-2.6-1.s390x.rpm</text:span></text:p>
      <text:p text:style-name="P136"><text:tab/><text:tab/><text:span text:style-name="T83"># </text:span>xdsh <text:span text:style-name="T91">&lt;node&gt;</text:span> rpm -i libganglia-3.1.1-1.s390x.rpm</text:p>
      <text:p text:style-name="P136"><text:tab/><text:tab/><text:span text:style-name="T83"># </text:span>xdsh <text:span text:style-name="T91">&lt;node&gt;</text:span> rpm -i ganglia-gmond-3.1.1-1.s390x.rpm</text:p>
      <text:p text:style-name="P139"><text:span text:style-name="T3"><text:tab/>Make sure the target node has </text:span><text:span text:style-name="T15">libapr1</text:span><text:span text:style-name="T3"> package installed.</text:span></text:p>
      <text:list xml:id="list28464362" text:continue-numbering="true" text:style-name="L16">
        <text:list-item>
          <text:p text:style-name="P281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31"><text:tab/><text:tab/><text:span text:style-name="T101"># </text:span><text:span text:style-name="T100">tabedit nodetype</text:span></text:p>
      <text:list xml:id="list28459453" text:continue-numbering="true" text:style-name="L16">
        <text:list-item>
          <text:p text:style-name="P271">Add gangliamon to the monitoring table</text:p>
        </text:list-item>
      </text:list>
      <text:list xml:id="list28428792" text:style-name="L17">
        <text:list-item>
          <text:list>
            <text:list-header>
              <text:p text:style-name="P278"><text:s/><text:tab/><text:tab/><text:span text:style-name="T101"># </text:span><text:span text:style-name="T100">monadd gangliamon</text:span></text:p>
            </text:list-header>
          </text:list>
        </text:list-item>
      </text:list>
      <text:list xml:id="list28433449" text:continue-list="list28459453" text:style-name="L16">
        <text:list-item>
          <text:p text:style-name="P271">Configure the node</text:p>
        </text:list-item>
      </text:list>
      <text:p text:style-name="P137"><text:span text:style-name="T24"><text:tab/><text:tab/></text:span><text:span text:style-name="T55"># </text:span><text:span text:style-name="T133">moncfg gangliamon -r</text:span></text:p>
      <text:p text:style-name="P129"><text:tab/>This runs the ganglia configuration script on all the nodes.</text:p>
      <text:list xml:id="list28434472" text:continue-numbering="true" text:style-name="L16">
        <text:list-item>
          <text:p text:style-name="P271">If you want to <text:span text:style-name="T122">start</text:span> gangliamon:</text:p>
        </text:list-item>
      </text:list>
      <text:p text:style-name="P137"><text:span text:style-name="T23"><text:tab/><text:tab/></text:span><text:span text:style-name="T54"># </text:span><text:span text:style-name="T133">monstart gangliamon -r</text:span></text:p>
      <text:p text:style-name="P124"><text:span text:style-name="T3">The command will start the gmond daemon on all the nodes. <text:s/></text:span><text:span text:style-name="T3">The </text:span><text:span text:style-name="T59">-r </text:span><text:span text:style-name="T3">flag is required to ensure the gmond daemon is started on each node. <text:s/></text:span><text:span text:style-name="T2">You may also specify a particular node to start:</text:span></text:p>
      <text:p text:style-name="P178"><text:span text:style-name="T83"># </text:span>monstart gangliamon gpok3 -r</text:p>
      <text:list xml:id="list28457109" text:continue-numbering="true" text:style-name="L16">
        <text:list-header>
          <text:p text:style-name="P271"/>
          <text:p text:style-name="P271">If you want to <text:span text:style-name="T122">stop</text:span> gangliamon:</text:p>
        </text:list-header>
      </text:list>
      <text:p text:style-name="P176"><text:span text:style-name="T42"># </text:span>monstop gangliamon -r</text:p>
      <text:p text:style-name="P138"/>
      <text:h text:style-name="P284" text:outline-level="1">15. Statelite</text:h>
      <text:p text:style-name="P30">This section details how to configure an NFS read-only root filesystem. <text:s/>For more details, refer to the <text:span text:style-name="T91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8">If you have </text:span><text:span text:style-name="T122">SUSE Linux Enterprise Server</text:span>:</text:p>
      <text:list xml:id="list28424462" text:style-name="L18">
        <text:list-item>
          <text:p text:style-name="P204">Logon the xCAT MN as root <text:span text:style-name="T125">using a Putty terminal </text:span>(if not already)</text:p>
        </text:list-item>
        <text:list-item>
          <text:p text:style-name="P211">Edit /etc/exports to export the /install directory. <text:s/>It should contain these two directories:</text:p>
        </text:list-item>
      </text:list>
      <text:p text:style-name="P61"><text:span text:style-name="T27"><text:tab/><text:tab/></text:span><text:span text:style-name="T82">/install <text:tab/>*(rw,no_root_squash,sync,no_subtree_check)</text:span></text:p>
      <text:p text:style-name="P53"><text:tab/><text:tab/>/lite/state <text:tab/>*(rw,no_root_squash,sync,no_subtree_check)</text:p>
      <text:list xml:id="list28452738" text:continue-numbering="true" text:style-name="L18">
        <text:list-item>
          <text:p text:style-name="P211">Restart the NFS server</text:p>
        </text:list-item>
      </text:list>
      <text:p text:style-name="P51"><text:tab/><text:tab/><text:span text:style-name="T44"># </text:span><text:span text:style-name="T100">service nfsserver restart</text:span></text:p>
      <text:list xml:id="list28459486" text:continue-numbering="true" text:style-name="L18">
        <text:list-item>
          <text:p text:style-name="P211">Check that the NFS server is running</text:p>
        </text:list-item>
      </text:list>
      <text:p text:style-name="Standard"><text:span text:style-name="T18"><text:tab/><text:tab/></text:span><text:span text:style-name="T64"># </text:span><text:span text:style-name="T71">rpcinfo -p</text:span></text:p>
      <text:list xml:id="list28446300" text:continue-numbering="true" text:style-name="L18">
        <text:list-header>
          <text:p text:style-name="P211">Make sure nfs is listed, e.g.</text:p>
        </text:list-header>
      </text:list>
      <text:p text:style-name="Standard"><text:span text:style-name="T18"><text:tab/><text:tab/></text:span><text:span text:style-name="T70">100003 <text:s text:c="3"/>2 <text:s text:c="2"/>tcp <text:s text:c="2"/>2049 <text:s/>nfs</text:span></text:p>
      <text:p text:style-name="P51"><text:tab/><text:tab/>100003 <text:s text:c="3"/>2 <text:s text:c="2"/>tcp <text:s text:c="2"/>2049 <text:s/>nfs</text:p>
      <text:p text:style-name="P51"><text:s text:c="4"/><text:tab/><text:tab/>100003 <text:s text:c="3"/>3 <text:s text:c="2"/>tcp <text:s text:c="2"/>2049 <text:s/>nfs</text:p>
      <text:p text:style-name="P51"><text:s text:c="4"/><text:tab/><text:tab/>100003 <text:s text:c="3"/>4 <text:s text:c="2"/>tcp <text:s text:c="2"/>2049 <text:s/>nfs</text:p>
      <text:p text:style-name="P51"><text:s text:c="4"/><text:tab/><text:tab/>100003 <text:s text:c="3"/>2 <text:s text:c="2"/>udp <text:s text:c="2"/>2049 <text:s/>nfs</text:p>
      <text:p text:style-name="P51"><text:s text:c="3"/><text:tab/><text:tab/>100003 <text:s text:c="3"/>3 <text:s text:c="2"/>udp <text:s text:c="2"/>2049 <text:s/>nfs</text:p>
      <text:p text:style-name="P51"><text:s text:c="3"/><text:tab/><text:tab/>100003 <text:s text:c="3"/>4 <text:s text:c="2"/>udp <text:s text:c="2"/>2049 <text:s/>nfs</text:p>
      <text:list xml:id="list28451677" text:continue-numbering="true" text:style-name="L18">
        <text:list-item>
          <text:p text:style-name="P241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link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2">#image,file,options,comments,disable</text:p>
      <text:p text:style-name="P164">"ALL","/etc/lvm/",,,</text:p>
      <text:p text:style-name="P164">"ALL","/etc/mtab","link",,</text:p>
      <text:p text:style-name="P164">"ALL","/etc/ntp.conf",,,</text:p>
      <text:p text:style-name="P164">"ALL","/etc/ntp.conf.org",,,</text:p>
      <text:p text:style-name="P164">"ALL","/etc/resolv.conf",,,</text:p>
      <text:p text:style-name="P164">"ALL","/etc/ssh/","persistent",,</text:p>
      <text:p text:style-name="P164">"ALL","/etc/sysconfig/",,,</text:p>
      <text:p text:style-name="P164">"ALL","/etc/syslog-ng/",,,</text:p>
      <text:p text:style-name="P164">"ALL","/tmp/",,,</text:p>
      <text:p text:style-name="P164">"ALL","/var/",,,</text:p>
      <text:p text:style-name="P164">"ALL","/etc/yp.conf",,,</text:p>
      <text:p text:style-name="P164">"ALL","/etc/fstab",,,</text:p>
      <text:p text:style-name="P164">"ALL","/opt/xcat/",,,</text:p>
      <text:p text:style-name="P164">"ALL","/xcatpost/",,,</text:p>
      <text:p text:style-name="P165">"ALL","/root/.ssh/",,,</text:p>
      <text:list xml:id="list28462426" text:continue-numbering="true" text:style-name="L18">
        <text:list-item>
          <text:p text:style-name="P211">Edit the <text:span text:style-name="T122">litetree</text:span> table. <text:s/>This table controls where the files specified in the litefile table come from.</text:p>
        </text:list-item>
      </text:list>
      <text:p text:style-name="P51"><text:tab/><text:tab/><text:span text:style-name="T44"># </text:span><text:span text:style-name="T100">tabedit litetree</text:span></text:p>
      <text:p text:style-name="P111">Copy the following into the litetree table. <text:s/>You will <text:span text:style-name="T122">need</text:span> to determine the Linux distribution you want. <text:s/><text:soft-page-break/>In our example, <text:span text:style-name="T96">SLES11 SP1</text:span> is used.</text:p>
      <text:p text:style-name="P104"><text:tab/>#priority,image,directory,comments,disable</text:p>
      <text:p text:style-name="P100"><text:span text:style-name="T107"><text:tab/>"1.0",,"10.1.100.1:/install/netboot/</text:span><text:span text:style-name="T110">sles11sp1</text:span><text:span text:style-name="T107">/s390x/</text:span><text:span text:style-name="T110">compute</text:span><text:span text:style-name="T107">",,</text:span></text:p>
      <text:p text:style-name="P30"><text:tab/></text:p>
      <text:list xml:id="list28461850" text:continue-numbering="true" text:style-name="L18">
        <text:list-item>
          <text:p text:style-name="P211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1">Copy the following into the statelite table. <text:s/>You will <text:span text:style-name="T122">need</text:span> to determine the statelite node range and 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1">#node,image,statemnt,comments,disable</text:p>
      <text:p text:style-name="P151">"<text:span text:style-name="T96">all</text:span>",,"<text:span text:style-name="T96">10.1.100.1</text:span>:/lite/state",,</text:p>
      <text:list xml:id="list28441254" text:continue-numbering="true" text:style-name="L18">
        <text:list-item>
          <text:p text:style-name="P214">Create the persistent directory</text:p>
        </text:list-item>
      </text:list>
      <text:p text:style-name="P32"><text:span text:style-name="T130"><text:tab/><text:tab/></text:span><text:span text:style-name="T56"># </text:span><text:span text:style-name="T86">mkdir -p /lite/state</text:span></text:p>
      <text:list xml:id="list28433866" text:continue-numbering="true" text:style-name="L18">
        <text:list-item>
          <text:p text:style-name="P218"><text:span text:style-name="T130">Ensure policies are set up correctly. When a node boots up, it queries the xCAT </text:span><text:span text:style-name="T15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2"><text:span text:style-name="T42"># </text:span>chtab priority=4.7 policy.commands=litefile policy.rule=allow</text:p>
      <text:p text:style-name="P163"><text:span text:style-name="T42"># </text:span>chtab priority=4.8 policy.commands=litetree policy.rule=allow</text:p>
      <text:list xml:id="list28433015" text:continue-numbering="true" text:style-name="L18">
        <text:list-item>
          <text:p text:style-name="P205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6"/>
      <text:p text:style-name="P89"><text:span text:style-name="T2">For example, if you have a </text:span><text:span text:style-name="T6">SLES 11 SP1</text:span><text:span text:style-name="T2"> ISO:</text:span></text:p>
      <text:p text:style-name="P150"><text:span text:style-name="T60"># </text:span><text:span text:style-name="T67">copycds </text:span><text:span text:style-name="T68">-n </text:span><text:span text:style-name="T75">sles11sp1</text:span><text:span text:style-name="T68"> -a s390x /install/</text:span><text:span text:style-name="T75">SLES-11-SP1-DVD-s390x-GMC3-DVD1.iso</text:span></text:p>
      <text:list xml:id="list28458968" text:continue-numbering="true" text:style-name="L18">
        <text:list-item>
          <text:p text:style-name="P205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1"># </text:span><text:span text:style-name="T100">mkdir -p /install/custom/netboot/sles</text:span></text:p>
      <text:p text:style-name="P158"><text:span text:style-name="T125"># </text:span>cp /opt/xcat/share/xcat/netboot/sles/compute.sles11.s390x.pkglist /install/custom/netboot/sles</text:p>
      <text:list xml:id="list28464236" text:continue-numbering="true" text:style-name="L18">
        <text:list-item>
          <text:p text:style-name="P205">Create the statelite image</text:p>
        </text:list-item>
      </text:list>
      <text:p text:style-name="P46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sles11sp1</text:span><text:span text:style-name="T104"> -p </text:span><text:span text:style-name="T97">compute</text:span></text:p>
      <text:p text:style-name="P155"><text:s text:c="2"/>OS: sles11sp1</text:p>
      <text:p text:style-name="P155"><text:s text:c="2"/>Profile: compute</text:p>
      <text:p text:style-name="P155"><text:s text:c="2"/>Interface: eth1</text:p>
      <text:p text:style-name="P155"><text:s text:c="2"/>Network drivers: qeth</text:p>
      <text:p text:style-name="P155">Do you need to set up other interfaces? [y/n] n</text:p>
      <text:p text:style-name="P155">Which kernel do you want to use? [default] [Enter]</text:p>
      <text:p text:style-name="P109">This command creates a <text:span text:style-name="T96">SLES11 SP1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sles11sp1/s390x/compute/rootimg. <text:s/>It also creates a ramdisk and kernel that is used to boot the statelite node.</text:p>
      <text:list xml:id="list28443588" text:continue-numbering="true" text:style-name="L18">
        <text:list-item>
          <text:p text:style-name="P205">Modify the statelite image by creating symbolic links with all the files listed under the litetree table</text:p>
        </text:list-item>
      </text:list>
      <text:p text:style-name="P46"><text:span text:style-name="T29"><text:tab/><text:tab/></text:span><text:span text:style-name="T103"># </text:span><text:span text:style-name="T104">liteimg -o </text:span><text:span text:style-name="T97">sles11sp1</text:span><text:span text:style-name="T104"> -a s390x -p </text:span><text:span text:style-name="T97">compute</text:span></text:p>
      <text:p text:style-name="P155">going to modify /install/netboot/sles11sp1/s390x/compute/rootimg</text:p>
      <text:p text:style-name="P155">creating /install/netboot/sles11sp1/s390x/compute/rootimg/.statelite</text:p>
      <text:list xml:id="list28458233" text:continue-numbering="true" text:style-name="L18">
        <text:list-item>
          <text:p text:style-name="P205">Create the statelite node definition.</text:p>
          <text:p text:style-name="P205"/>
          <text:p text:style-name="P205">For our example, we will create a new node (<text:span text:style-name="T96">gpok6</text:span>) with a userID (<text:span text:style-name="T96">LNX6</text:span>) that is managed by our zHCP (<text:span text:style-name="T96">gpok2</text:span>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8"><text:soft-page-break/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28463184" text:continue-numbering="true" text:style-name="L18">
        <text:list-item>
          <text:p text:style-name="P211">Update /etc/hosts</text:p>
        </text:list-item>
      </text:list>
      <text:p text:style-name="P18"><text:span text:style-name="T1"><text:tab/></text:span><text:span text:style-name="T46"><text:tab/></text:span><text:span text:style-name="T44"># </text:span><text:span text:style-name="T100">makehosts</text:span></text:p>
      <text:list xml:id="list28433235" text:continue-numbering="true" text:style-name="L18">
        <text:list-item>
          <text:p text:style-name="P211">Update DNS</text:p>
        </text:list-item>
      </text:list>
      <text:p text:style-name="P18"><text:tab/><text:tab/><text:span text:style-name="T44"># </text:span><text:span text:style-name="T100">makedns</text:span></text:p>
      <text:list xml:id="list28452192" text:continue-list="list28445057" text:style-name="L11">
        <text:list-item>
          <text:p text:style-name="P257">Create the new virtual server using the desired directory entry. <text:s/>For our example, we used the following:</text:p>
        </text:list-item>
      </text:list>
      <text:p text:style-name="P145">USER <text:span text:style-name="T96">LNX6</text:span> PWD 512M 1G G</text:p>
      <text:p text:style-name="P145">COMMAND SET VSWITCH <text:span text:style-name="T96">VSW2</text:span> GRANT <text:span text:style-name="T96">LNX6</text:span></text:p>
      <text:p text:style-name="P145">CPU 00 BASE</text:p>
      <text:p text:style-name="P145">CPU 01</text:p>
      <text:p text:style-name="P145">IPL CMS</text:p>
      <text:p text:style-name="P145">MACHINE ESA 4</text:p>
      <text:p text:style-name="P145">CONSOLE 0009 3215 T</text:p>
      <text:p text:style-name="P145">NICDEF <text:span text:style-name="T96">0800</text:span> TYPE QDIO LAN SYSTEM <text:span text:style-name="T96">VSW2</text:span></text:p>
      <text:p text:style-name="P145">SPOOL 000C 2540 READER *</text:p>
      <text:p text:style-name="P145">SPOOL 000D 2540 PUNCH A</text:p>
      <text:p text:style-name="P145">SPOOL 000E 1403 A</text:p>
      <text:p text:style-name="P145">LINK MAINT 0190 0190 RR</text:p>
      <text:p text:style-name="P145">LINK MAINT 019D 019D RR</text:p>
      <text:p text:style-name="P145">LINK MAINT 019E 019E RR</text:p>
      <text:list xml:id="list28448619" text:continue-numbering="true" text:style-name="L11">
        <text:list-header>
          <text:p text:style-name="P267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4"># </text:span><text:span text:style-name="T100">mkvm </text:span><text:span text:style-name="T96">gpok6</text:span><text:span text:style-name="T100"> </text:span><text:span text:style-name="T96">/tmp/dirEntry.txt</text:span></text:p>
      <text:p text:style-name="P87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28433516" text:continue-numbering="true" text:style-name="L11">
        <text:list-item>
          <text:p text:style-name="P249"><text:span text:style-name="T158">Clone this node as many times as you want to achieve the number of statelite nodes you desire. Refer to </text:span><text:span text:style-name="T93">Cloning Virtual Servers</text:span><text:span text:style-name="T158"> section above. <text:s/>In order to clone, the source statelite node must be online and have SSH keys setup.</text:span></text:p>
        </text:list-item>
        <text:list-item>
          <text:p text:style-name="P257">Add the new node to DHCP</text:p>
        </text:list-item>
      </text:list>
      <text:p text:style-name="P144"><text:span text:style-name="T125"># </text:span>makedhcp -a</text:p>
      <text:list xml:id="list28465393" text:continue-numbering="true" text:style-name="L11">
        <text:list-item>
          <text:p text:style-name="P257">Set up the <text:span text:style-name="T122">noderes</text:span> and <text:span text:style-name="T122">nodetype</text:span> tables. <text:s/>The values of nodetype.os and nodetype.profile were determined in step 11, where the statelite image was created.</text:p>
        </text:list-item>
      </text:list>
      <text:p text:style-name="P147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7">Substitute xxx with the node name, yyy with the operating system, and zzz with the profile name. <text:s/></text:p>
      <text:p text:style-name="P87"/>
      <text:p text:style-name="P87">In our example, we used the following:</text:p>
      <text:p text:style-name="P144"><text:span text:style-name="T125"># </text:span>chtab node=<text:span text:style-name="T91">gpok6</text:span> noderes.netboot=zvm nodetype.os=<text:span text:style-name="T91">sles11sp1</text:span> nodetype.arch=s390x nodetype.profile=<text:span text:style-name="T91">compute</text:span></text:p>
      <text:list xml:id="list28436985" text:continue-numbering="true" text:style-name="L11">
        <text:list-item>
          <text:p text:style-name="P252">Prepare the node(s) to boot from the statelite image</text:p>
        </text:list-item>
      </text:list>
      <text:p text:style-name="P16"><text:tab/><text:tab/><text:span text:style-name="T101"># </text:span><text:span text:style-name="T100">nodeset </text:span><text:span text:style-name="T96">xxx</text:span><text:span text:style-name="T100"> statelite</text:span></text:p>
      <text:list xml:id="list28452748" text:continue-numbering="true" text:style-name="L11">
        <text:list-header>
          <text:p text:style-name="P252">where <text:span text:style-name="T46">xxx</text:span> is the node name.</text:p>
        </text:list-header>
        <text:list-item>
          <text:p text:style-name="P252">Boot the statelite node(s). <text:s/>During this process, the symbolic links are made to files listed under the litefile table.</text:p>
        </text:list-item>
      </text:list>
      <text:p text:style-name="P5"><text:tab/><text:tab/><text:span text:style-name="T85"># </text:span><text:span text:style-name="T84">rnetboot </text:span><text:span text:style-name="T89">xxx</text:span><text:span text:style-name="T84"> ipl=00c</text:span></text:p>
      <text:p text:style-name="P87">where <text:span text:style-name="T46">xxx</text:span> is the node name.</text:p>
      <text:p text:style-name="P87"/>
      <text:p text:style-name="P87"><text:soft-page-break/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28462972" text:continue-numbering="true" text:style-name="L11">
        <text:list-item>
          <text:p text:style-name="P252">Check the boot status of the nodes by pinging them:</text:p>
        </text:list-item>
      </text:list>
      <text:p text:style-name="P156"><text:span text:style-name="T125"># </text:span>pping <text:span text:style-name="T91">xxx</text:span></text:p>
      <text:p text:style-name="P87">Substitute xxx with the node name. <text:s/>If the node returns a ping, then it is fully booted and you can start using it.</text:p>
      <text:p text:style-name="P5"/>
      <text:p text:style-name="P5"/>
      <text:p text:style-name="P30"><text:span text:style-name="T38">If you have </text:span><text:span text:style-name="T122">Red Hat Enterprise Linux</text:span>:</text:p>
      <text:list xml:id="list28433826" text:continue-list="list28433235" text:style-name="L18">
        <text:list-item text:start-value="1">
          <text:p text:style-name="P211"><text:span text:style-name="T36">Logon the xCAT MN as root </text:span><text:span text:style-name="T42">using a Putty terminal </text:span><text:span text:style-name="T36">(if not already)</text:span></text:p>
        </text:list-item>
        <text:list-item>
          <text:p text:style-name="P211">Edit /etc/exports to export the /install directory. <text:s/>It should look similar to this:</text:p>
        </text:list-item>
      </text:list>
      <text:p text:style-name="P61"><text:span text:style-name="T27"><text:tab/><text:tab/></text:span><text:span text:style-name="T82">/install <text:tab/>*(rw,no_root_squash,sync,no_subtree_check)</text:span></text:p>
      <text:p text:style-name="P53"><text:tab/><text:tab/>/lite/state <text:tab/>*(rw,no_root_squash,sync,no_subtree_check)</text:p>
      <text:list xml:id="list28436869" text:continue-numbering="true" text:style-name="L18">
        <text:list-item>
          <text:p text:style-name="P211">Restart the NFS server</text:p>
        </text:list-item>
      </text:list>
      <text:p text:style-name="P51"><text:tab/><text:tab/><text:span text:style-name="T44"># </text:span><text:span text:style-name="T100">service nfs restart</text:span></text:p>
      <text:list xml:id="list28445271" text:continue-numbering="true" text:style-name="L18">
        <text:list-item>
          <text:p text:style-name="P220"><text:span text:style-name="T107">Edit the </text:span><text:span text:style-name="T109">litefile</text:span><text:span text:style-name="T107"> table. <text:s/>This table specifies which files should be kept persistent across reboots. <text:s/>By default, all files are kept under tmpfs, unless a </text:span><text:span text:style-name="T107">persistent, ro, </text:span><text:span text:style-name="T107">or</text:span><text:span text:style-name="T107"> bind</text:span><text:span text:style-name="T107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3">#image,file,options,comments,disable</text:p>
      <text:p text:style-name="P71"><text:tab/><text:tab/>"ALL","/etc/adjtime",,,</text:p>
      <text:p text:style-name="P164">"ALL","/etc/fstab",,,</text:p>
      <text:p text:style-name="P164">"ALL","/etc/lvm/",,,</text:p>
      <text:p text:style-name="P164">"ALL","/etc/mtab","link",,</text:p>
      <text:p text:style-name="P164">"ALL","/etc/syslog.conf",,,</text:p>
      <text:p text:style-name="P164">"ALL","/etc/syslog.conf.XCATORIG",,,</text:p>
      <text:p text:style-name="P164">"ALL","/etc/ntp.conf",,,</text:p>
      <text:p text:style-name="P164">"ALL","/etc/ntp.conf.predhclient",,,</text:p>
      <text:p text:style-name="P164">"ALL","/etc/resolv.conf",,,</text:p>
      <text:p text:style-name="P164">"ALL","/etc/resolv.conf.predhclient",,,</text:p>
      <text:p text:style-name="P164">"ALL","/etc/ssh/","persistent",,</text:p>
      <text:p text:style-name="P164">"ALL","/etc/sysconfig/",,,</text:p>
      <text:p text:style-name="P164">"ALL","/tmp/",,,</text:p>
      <text:p text:style-name="P164">"ALL","/var/",,,</text:p>
      <text:p text:style-name="P164">"ALL","/opt/xcat/",,,</text:p>
      <text:p text:style-name="P164">"ALL","/xcatpost/",,,</text:p>
      <text:p text:style-name="P165">"ALL","/root/.ssh/",,,</text:p>
      <text:list xml:id="list28435501" text:continue-numbering="true" text:style-name="L18">
        <text:list-item>
          <text:p text:style-name="P211">Edit the <text:span text:style-name="T122">litetree</text:span> table. <text:s/>This table controls where the files specified in the litefile table come from.</text:p>
        </text:list-item>
      </text:list>
      <text:p text:style-name="P51"><text:tab/><text:tab/><text:span text:style-name="T44"># </text:span><text:span text:style-name="T100">tabedit litetree</text:span></text:p>
      <text:p text:style-name="P111">Copy the following into the litetree table. <text:s/>You will <text:span text:style-name="T122">need</text:span> to determine the Linux distribution you want. <text:s/>In our example, <text:span text:style-name="T96">RHEL 5.4</text:span> is used.</text:p>
      <text:p text:style-name="P104"><text:tab/>#priority,image,directory,comments,disable</text:p>
      <text:p text:style-name="P104"><text:tab/>"1.0",,"10.1.100.1:/install/netboot/<text:span text:style-name="T96">rhel5.4</text:span>/s390x/<text:span text:style-name="T96">compute</text:span>",,</text:p>
      <text:list xml:id="list28460217" text:continue-numbering="true" text:style-name="L18">
        <text:list-item>
          <text:p text:style-name="P211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1">Copy the following into the statelite table. <text:s/>You will <text:span text:style-name="T122">need</text:span> to determine the statelite node range and <text:soft-page-break/>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1">#node,image,statemnt,comments,disable</text:p>
      <text:p text:style-name="P151">"<text:span text:style-name="T96">all</text:span>",,"<text:span text:style-name="T96">10.1.100.1</text:span>:/lite/state",,</text:p>
      <text:list xml:id="list28454943" text:continue-numbering="true" text:style-name="L18">
        <text:list-item>
          <text:p text:style-name="P214">Create the persistent directory</text:p>
        </text:list-item>
      </text:list>
      <text:p text:style-name="Standard"><text:span text:style-name="T20"><text:tab/><text:tab/></text:span><text:span text:style-name="T62"># </text:span><text:span text:style-name="T72">mkdir -p /lite/state</text:span></text:p>
      <text:list xml:id="list28442938" text:continue-numbering="true" text:style-name="L18">
        <text:list-item>
          <text:p text:style-name="P218"><text:span text:style-name="T130">Ensure policies are set up correctly. When a node boots up, it queries the xCAT </text:span><text:span text:style-name="T15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2"><text:span text:style-name="T42"># </text:span>chtab priority=4.7 policy.commands=litefile policy.rule=allow</text:p>
      <text:p text:style-name="P163"><text:span text:style-name="T42"># </text:span>chtab priority=4.8 policy.commands=litetree policy.rule=allow</text:p>
      <text:list xml:id="list28435635" text:continue-numbering="true" text:style-name="L18">
        <text:list-item>
          <text:p text:style-name="P205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6"/>
      <text:p text:style-name="P89"><text:span text:style-name="T2">For example, if you have a </text:span><text:span text:style-name="T6">RHEL 5.4</text:span><text:span text:style-name="T2"> ISO:</text:span></text:p>
      <text:p text:style-name="P158"><text:span text:style-name="T125"># </text:span>copycds -n <text:span text:style-name="T91">rhel5.4</text:span> -a s390x /install/<text:span text:style-name="T91">RHEL5.4-Server-20090819.0-s390x-DVD.iso</text:span></text:p>
      <text:list xml:id="list28459993" text:continue-numbering="true" text:style-name="L18">
        <text:list-item>
          <text:p text:style-name="P205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1"># </text:span><text:span text:style-name="T100">mkdir -p /install/custom/netboot/rh</text:span></text:p>
      <text:p text:style-name="P158"><text:span text:style-name="T125"># </text:span>cp /opt/xcat/share/xcat/netboot/sles/compute.rhe5.s390x.pkglist /install/custom/netboot/rh</text:p>
      <text:list xml:id="list28450792" text:continue-numbering="true" text:style-name="L18">
        <text:list-item>
          <text:p text:style-name="P205">Create the statelite image</text:p>
        </text:list-item>
      </text:list>
      <text:p text:style-name="P46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rhel5.4</text:span><text:span text:style-name="T104"> -p </text:span><text:span text:style-name="T97">compute</text:span></text:p>
      <text:p text:style-name="P155"><text:s text:c="2"/>OS: rhel5.4</text:p>
      <text:p text:style-name="P155"><text:s text:c="2"/>Profile: compute</text:p>
      <text:p text:style-name="P155"><text:s text:c="2"/>Interface: eth1</text:p>
      <text:p text:style-name="P155"><text:s text:c="2"/>Network drivers: qeth</text:p>
      <text:p text:style-name="P155">Do you need to set up other interfaces? [y/n] n</text:p>
      <text:p text:style-name="P155">Which kernel do you want to use? [default] [Enter]</text:p>
      <text:p text:style-name="P109">This command creates a <text:span text:style-name="T96">RHEL 5.4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28449961" text:continue-numbering="true" text:style-name="L18">
        <text:list-item>
          <text:p text:style-name="P205">Modify the statelite image by creating symbolic links with all the files listed under the litetree table</text:p>
        </text:list-item>
      </text:list>
      <text:p text:style-name="P46"><text:span text:style-name="T29"><text:tab/><text:tab/></text:span><text:span text:style-name="T103"># </text:span><text:span text:style-name="T104">liteimg -o </text:span><text:span text:style-name="T97">rhel5.4</text:span><text:span text:style-name="T104"> -a s390x -p </text:span><text:span text:style-name="T97">compute</text:span></text:p>
      <text:p text:style-name="P155">going to modify /install/netboot/rhel5.4/s390x/compute/rootimg</text:p>
      <text:p text:style-name="P155">creating /install/netboot/rhel5.4/s390x/compute/rootimg/.statelite</text:p>
      <text:list xml:id="list28457804" text:continue-numbering="true" text:style-name="L18">
        <text:list-item>
          <text:p text:style-name="P205">Create the statelite node definition. </text:p>
          <text:p text:style-name="P205"/>
          <text:p text:style-name="P205">For our example, we will create a new node (gpok6) with a userID (LINUX6) that is managed by our zHCP (gpok2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8"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28445090" text:continue-numbering="true" text:style-name="L18">
        <text:list-item>
          <text:p text:style-name="P211">Update /etc/hosts</text:p>
        </text:list-item>
      </text:list>
      <text:p text:style-name="P18"><text:span text:style-name="T1"><text:tab/></text:span><text:tab/><text:span text:style-name="T44"># </text:span><text:span text:style-name="T100">makehosts</text:span></text:p>
      <text:list xml:id="list28452117" text:continue-numbering="true" text:style-name="L18">
        <text:list-item>
          <text:p text:style-name="P211">Update DNS</text:p>
        </text:list-item>
      </text:list>
      <text:p text:style-name="P30"><text:tab/><text:tab/><text:span text:style-name="T54"># </text:span><text:span text:style-name="T84">makedns</text:span></text:p>
      <text:list xml:id="list28438488" text:continue-numbering="true" text:style-name="L18">
        <text:list-item>
          <text:p text:style-name="P211">Create the new virtual machine using the desired directory entry. <text:s/>For our example, we used the <text:soft-page-break/>following:</text:p>
        </text:list-item>
      </text:list>
      <text:p text:style-name="P145">USER <text:span text:style-name="T96">LNX6</text:span> PWD 512M 1G G</text:p>
      <text:p text:style-name="P145">COMMAND SET VSWITCH <text:span text:style-name="T96">VSW2</text:span> GRANT <text:span text:style-name="T96">LNX6</text:span></text:p>
      <text:p text:style-name="P145">CPU 00 BASE</text:p>
      <text:p text:style-name="P145">CPU 01</text:p>
      <text:p text:style-name="P145">IPL CMS</text:p>
      <text:p text:style-name="P145">MACHINE ESA 4</text:p>
      <text:p text:style-name="P145">CONSOLE 0009 3215 T</text:p>
      <text:p text:style-name="P145">NICDEF <text:span text:style-name="T96">0800</text:span> TYPE QDIO LAN SYSTEM <text:span text:style-name="T96">VSW2</text:span></text:p>
      <text:p text:style-name="P145">SPOOL 000C 2540 READER *</text:p>
      <text:p text:style-name="P145">SPOOL 000D 2540 PUNCH A</text:p>
      <text:p text:style-name="P145">SPOOL 000E 1403 A</text:p>
      <text:p text:style-name="P145">LINK MAINT 0190 0190 RR</text:p>
      <text:p text:style-name="P145">LINK MAINT 019D 019D RR</text:p>
      <text:p text:style-name="P145">LINK MAINT 019E 019E RR</text:p>
      <text:list xml:id="list28436202" text:continue-list="list28462972" text:style-name="L11">
        <text:list-header>
          <text:p text:style-name="P267">To create the virtual server, copy the directory entry above into a text file (dirEntry.txt) and issue the following command (the full file path must be given):</text:p>
        </text:list-header>
      </text:list>
      <text:list xml:id="list28454799" text:continue-list="list28438488" text:style-name="L18">
        <text:list-header>
          <text:p text:style-name="P261"><text:tab/><text:span text:style-name="T101"># </text:span><text:span text:style-name="T100">mkvm </text:span><text:span text:style-name="T96">gpok6 /tmp/dirEntry.txt</text:span></text:p>
        </text:list-header>
      </text:list>
      <text:p text:style-name="P87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28438592" text:continue-numbering="true" text:style-name="L18">
        <text:list-item>
          <text:p text:style-name="P218"><text:span text:style-name="T34">Clone this node as many times as you want to achieve the number of statelite nodes you desire. Refer to </text:span><text:span text:style-name="T94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211">Add the new node to DHCP</text:p>
        </text:list-item>
      </text:list>
      <text:p text:style-name="P30"><text:span text:style-name="T52"><text:tab/><text:tab/></text:span><text:span text:style-name="T56"># </text:span><text:span text:style-name="T57">makedhcp -a</text:span></text:p>
      <text:list xml:id="list28455363" text:continue-numbering="true" text:style-name="L18">
        <text:list-item>
          <text:p text:style-name="P233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7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7">Substitute xxx with the node name, yyy with the operating system, and zzz with the profile name. <text:s/></text:p>
      <text:p text:style-name="P87"/>
      <text:p text:style-name="P87">In our example, we used the following:</text:p>
      <text:p text:style-name="P158"><text:span text:style-name="T125"># </text:span>chtab node=<text:span text:style-name="T91">gpok6</text:span> noderes.netboot=zvm nodetype.os=<text:span text:style-name="T91">rhel5.4</text:span> nodetype.arch=s390x nodetype.profile=<text:span text:style-name="T91">compute</text:span></text:p>
      <text:list xml:id="list28452903" text:continue-numbering="true" text:style-name="L18">
        <text:list-item>
          <text:p text:style-name="P205">Prepare the node(s) to boot from the statelite image</text:p>
        </text:list-item>
      </text:list>
      <text:p text:style-name="P16"><text:tab/><text:tab/><text:span text:style-name="T101"># </text:span><text:span text:style-name="T100">nodeset </text:span><text:span text:style-name="T96">xxx</text:span><text:span text:style-name="T100"> statelite</text:span></text:p>
      <text:list xml:id="list28443422" text:continue-numbering="true" text:style-name="L18">
        <text:list-header>
          <text:p text:style-name="P253">Substitute xxx is the node name.</text:p>
        </text:list-header>
        <text:list-item>
          <text:p text:style-name="P205">Boot the statelite node(s). <text:s/>During this process, the symbolic links are made to files listed under the litefile table.</text:p>
        </text:list-item>
      </text:list>
      <text:p text:style-name="P35"><text:tab/><text:tab/><text:span text:style-name="T85"># </text:span><text:span text:style-name="T84">rnetboot </text:span><text:span text:style-name="T89">xxx</text:span><text:span text:style-name="T84"> ipl=00c</text:span></text:p>
      <text:list xml:id="list28453633" text:continue-numbering="true" text:style-name="L18">
        <text:list-header>
          <text:p text:style-name="P264">Substitute xxx is the node name.</text:p>
        </text:list-header>
      </text:list>
      <text:p text:style-name="P72"/>
      <text:p text:style-name="P87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28438386" text:continue-numbering="true" text:style-name="L18">
        <text:list-item>
          <text:p text:style-name="P205">Check the boot status of the node(s) by pinging them:</text:p>
        </text:list-item>
      </text:list>
      <text:p text:style-name="P156"><text:span text:style-name="T125"># </text:span>pping <text:span text:style-name="T91">xxx</text:span></text:p>
      <text:p text:style-name="P78"><text:span text:style-name="T4">Substitute xxx is the node name.</text:span><text:span text:style-name="T4"> <text:s/>If the node returns a ping, then it is fully booted and you can start using it.</text:span></text:p>
      <text:h text:style-name="P284" text:outline-level="1">16. Updating Linux</text:h>
      <text:p text:style-name="P30">This section details how to update the Linux operating system.</text:p>
      <text:p text:style-name="Text_20_body"/>
      <text:list xml:id="list28428249" text:style-name="L19">
        <text:list-item>
          <text:p text:style-name="P250">Download and extract the ISO into the xCAT install tree /install <text:span text:style-name="T158">(if not already)</text:span>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88"><text:span text:style-name="T105">Substitute </text:span><text:span text:style-name="T105">xxx</text:span><text:span text:style-name="T105"> with the distribution name and </text:span><text:span text:style-name="T105">yyy</text:span><text:span text:style-name="T105"> with the ISO name.</text:span></text:p>
      <text:p text:style-name="P2"/>
      <text:p text:style-name="P86">For example, if you have a <text:span text:style-name="T122">SUSE Linux Enterprise Server 10 SP3</text:span> ISO:</text:p>
      <text:list xml:id="list28441214" text:continue-list="list28450032" text:style-name="L1">
        <text:list-item>
          <text:list>
            <text:list-item>
              <text:list>
                <text:list-header>
                  <text:p text:style-name="P260"><text:span text:style-name="T125"># </text:span>copycds <text:span text:style-name="T158">-n </text:span><text:span text:style-name="T93">sles10sp3</text:span><text:span text:style-name="T158"> -a s390x /install/</text:span><text:span text:style-name="T91">SLES-10-SP3-DVD-s390x-DVD1.iso</text:span></text:p>
                </text:list-header>
              </text:list>
            </text:list-item>
          </text:list>
        </text:list-item>
      </text:list>
      <text:p text:style-name="P89"><text:span text:style-name="T2">or if you have a </text:span><text:span text:style-name="T6">Red Hat Enterprise Linux 5.4</text:span><text:span text:style-name="T2"> ISO:</text:span></text:p>
      <text:p text:style-name="P80"><text:tab/><text:span text:style-name="T101"># </text:span><text:span text:style-name="T100">copycds -n </text:span><text:span text:style-name="T96">rhel5.4</text:span><text:span text:style-name="T100"> -a s390x /install/</text:span><text:span text:style-name="T96">RHEL5.4-Server-20090819.0-s390x-DVD.iso</text:span></text:p>
      <text:list xml:id="list28437041" text:continue-list="list28428249" text:style-name="L19">
        <text:list-item>
          <text:p text:style-name="P259">Update the node</text:p>
        </text:list-item>
      </text:list>
      <text:p text:style-name="P84"><text:tab/><text:span text:style-name="T54"># </text:span><text:span text:style-name="T84">updatenode </text:span><text:span text:style-name="T89">xxx</text:span><text:span text:style-name="T84"> -o </text:span><text:span text:style-name="T89">yyy</text:span></text:p>
      <text:p text:style-name="P84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7"/>
      <text:p text:style-name="P87">For example, if you want to update gpok5 to RHEL5.4 (assuming gpok5 has RHEL 5.3): </text:p>
      <text:p text:style-name="P79"><text:tab/><text:span text:style-name="T101"># </text:span><text:span text:style-name="T100">updatenode </text:span><text:span text:style-name="T96">gpok5</text:span><text:span text:style-name="T100"> -o </text:span><text:span text:style-name="T96">rhel5.4</text:span></text:p>
      <text:p text:style-name="P84">The command requires the node to be <text:span text:style-name="T122">online</text:span>. <text:s/>It will take several minutes to complete the update. <text:s/>You can only update to the next release. <text:s/>For example, you can only update RHEL5.3 to RHEL5.4. <text:s/>You <text:span text:style-name="T122">cannot</text:span> skip releases, e.g. updating RHEL5.3 to RHEL5.5.</text:p>
      <text:p text:style-name="P84"/>
      <text:p text:style-name="P84"><text:span text:style-name="T127">Warning</text:span><text:span text:style-name="T126">:</text:span> You cannot update SLES10.3 to SLES11. <text:s/>There is a bug in <text:span text:style-name="T91">rug</text:span> where you cannot add a repository/service.</text:p>
      <text:h text:style-name="P284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28433093" text:continue-list="list28441214" text:style-name="L1">
        <text:list-item text:start-value="1">
          <text:p text:style-name="P248">xCAT is only supported on z/VM 5.4 or newer.</text:p>
        </text:list-item>
        <text:list-item>
          <text:p text:style-name="P248">zHCP is only supported on RHEL 5.4 or newer, and SLES 10 SP2 or newer.</text:p>
        </text:list-item>
        <text:list-item>
          <text:p text:style-name="P206">The default autoyast and kickstart templates available on xCAT was tested on SLES 10.2/10.3/11/11.1 and RHEL 5.3/5.4/5.5.</text:p>
        </text:list-item>
        <text:list-item>
          <text:p text:style-name="P206">Cloning LVM volumes is supported. <text:s/>However, it is <text:span text:style-name="T122">not</text:span> supported on nodes where the root file system is on an LVM volume.</text:p>
        </text:list-item>
        <text:list-item>
          <text:p text:style-name="P206">CP Flashcopy is only supported on ECKD volumes.</text:p>
        </text:list-item>
        <text:list-item>
          <text:p text:style-name="P206">Statelite is only supported on SLES 11 or newer, and RHEL 5.4 or newer.</text:p>
        </text:list-item>
        <text:list-item>
          <text:p text:style-name="P248">Nodes that the zHCP manages must have the Linux VMCP module.</text:p>
        </text:list-item>
        <text:list-item>
          <text:p text:style-name="P248">The zHCP should be attached to only <text:span text:style-name="T122">one</text:span> network, and it must be a layer 2 network, either a guest LAN or VSWITCH. <text:s/>Nodes that are managed by this zHCP must be on the same network.</text:p>
        </text:list-item>
        <text:list-item>
          <text:p text:style-name="P248">In order for the xCAT MN to manage across multiple LPARs and CECs, you <text:span text:style-name="T122">must</text:span> use a layer 2 VSWITCH. <text:s/>The network hardware must be configured in such a way that these VSWITCHes can communicate across multiple LPARs and CECs.</text:p>
        </text:list-item>
      </text:list>
      <text:h text:style-name="P284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6">If you have </text:span><text:span text:style-name="T122">Red Hat Enterprise Linux</text:span>:</text:p>
      <text:p text:style-name="P108">SSH to the desire Linux where you want to setup the private network. <text:s/>A network script must be added under /etc/sysconfig/network-scripts/ to let the system know about the new interface and a qeth group must be created under <text:span text:style-name="T147">/sys/bus/ccwgroup/drivers/qeth/group.</text:span></text:p>
      <text:p text:style-name="P108"/>
      <text:p text:style-name="P108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8"/>
      <text:p text:style-name="P108">Copy the hardware settings from the existing network /etc/sysconfig/network-scripts/ifcfg-eth0. <text:s/></text:p>
      <text:p text:style-name="P157"><text:span text:style-name="T125"># </text:span>cp /etc/sysconfig/network-scripts/ifcfg-<text:span text:style-name="T91">eth0</text:span> /etc/sysconfig/network-scripts/ifcfg-<text:span text:style-name="T91">eth1</text:span></text:p>
      <text:p text:style-name="P108">Edit the network settings.</text:p>
      <text:p text:style-name="P108"><text:span text:style-name="T46"><text:tab/></text:span><text:span text:style-name="T85"># </text:span><text:span text:style-name="T84">vi /etc/sysconfig/network-scripts/ifcfg-</text:span><text:span text:style-name="T89">eth1</text:span></text:p>
      <text:p text:style-name="P108">It should look similar to the following:</text:p>
      <text:p text:style-name="P154"># IBM QETH</text:p>
      <text:p text:style-name="P154">DEVICE=eth1</text:p>
      <text:p text:style-name="P154">ARP=no</text:p>
      <text:p text:style-name="P154">BOOTPROTO=static</text:p>
      <text:p text:style-name="P154">BROADCAST=<text:span text:style-name="T96">10.1.100.255</text:span></text:p>
      <text:p text:style-name="P154">IPADDR=<text:span text:style-name="T96">10.1.100.1</text:span></text:p>
      <text:p text:style-name="P154">IPV6INIT=yes</text:p>
      <text:p text:style-name="P154">IPV6_AUTOCONF=yes</text:p>
      <text:p text:style-name="P154">MTU=1500</text:p>
      <text:p text:style-name="P154">NETMASK=<text:span text:style-name="T96">255.255.255.0</text:span></text:p>
      <text:p text:style-name="P154">NETTYPE=qeth</text:p>
      <text:p text:style-name="P154">NETWORK=<text:span text:style-name="T96">10.1.100.0</text:span></text:p>
      <text:p text:style-name="P154">ONBOOT=yes</text:p>
      <text:p text:style-name="P154">PORTNAME=<text:span text:style-name="T96">PORT800</text:span></text:p>
      <text:p text:style-name="P154">OPTIONS="layer2=1"</text:p>
      <text:p text:style-name="P154">SUBCHANNELS=<text:span text:style-name="T96">0.0.0800,0.0.0801,0.0.0802</text:span></text:p>
      <text:p text:style-name="P154">MTU=1500</text:p>
      <text:p text:style-name="P110">You <text:span text:style-name="T122">need</text:span> to substitute the broadcast, IP address, netmask, network, port name, and subchannels with appropriate values.</text:p>
      <text:p text:style-name="P110"/>
      <text:p text:style-name="P116">Load the qeth driver</text:p>
      <text:p text:style-name="P93"><text:tab/><text:span text:style-name="T54"># </text:span><text:span text:style-name="T84">modprobe qeth</text:span></text:p>
      <text:p text:style-name="P93"/>
      <text:p text:style-name="P94">Create a qeth group device </text:p>
      <text:p text:style-name="P93"><text:tab/><text:span text:style-name="T54"># </text:span><text:span text:style-name="T84">echo </text:span><text:span text:style-name="T89">0.0.0800,0.0.0801,0.0.0802</text:span><text:span text:style-name="T84"> &gt; /sys/bus/ccwgroup/drivers/qeth/group</text:span></text:p>
      <text:p text:style-name="P93"/>
      <text:p text:style-name="P94">Declare the qeth group device as Layer 2</text:p>
      <text:p text:style-name="P93"><text:tab/><text:span text:style-name="T54"># </text:span><text:span text:style-name="T84">echo 1 &gt; /sys/bus/ccwgroup/drivers/qeth/</text:span><text:span text:style-name="T89">0.0.0800</text:span><text:span text:style-name="T84">/layer2</text:span></text:p>
      <text:p text:style-name="P93"/>
      <text:p text:style-name="P94">Bring the device back online (you need to reset the device after each reboot)</text:p>
      <text:p text:style-name="P93"><text:tab/><text:span text:style-name="T54"># </text:span><text:span text:style-name="T84">echo 1 &gt; /sys/bus/ccwgroup/drivers/qeth/</text:span><text:span text:style-name="T89">0.0.0800</text:span><text:span text:style-name="T84">/online</text:span></text:p>
      <text:p text:style-name="P93"/>
      <text:p text:style-name="P94"><text:soft-page-break/>Verify the state of the device (1 = online)</text:p>
      <text:p text:style-name="P93"><text:tab/><text:span text:style-name="T54"># </text:span><text:span text:style-name="T84">cat /sys/bus/ccwgroup/drivers/qeth/</text:span><text:span text:style-name="T89">0.0.0800</text:span><text:span text:style-name="T84">/online</text:span></text:p>
      <text:p text:style-name="P93"/>
      <text:p text:style-name="P94">Check to see what interface name was assigned to the device </text:p>
      <text:p text:style-name="P93"><text:tab/><text:span text:style-name="T54"># </text:span><text:span text:style-name="T84">cat /sys/bus/ccwgroup/drivers/qeth/</text:span><text:span text:style-name="T89">0.0.0800</text:span><text:span text:style-name="T84">/if_name</text:span></text:p>
      <text:p text:style-name="P97"/>
      <text:p text:style-name="P95">A qeth device requires an alias definition in /etc/modprobe.conf. <text:s/>Edit this file and add an alias for your interface</text:p>
      <text:p text:style-name="P96"><text:tab/><text:span text:style-name="T44"># </text:span><text:span text:style-name="T100">vi /etc/modprobe.conf</text:span></text:p>
      <text:p text:style-name="P96"><text:tab/></text:p>
      <text:p text:style-name="P96"><text:tab/>alias eth0 qeth</text:p>
      <text:p text:style-name="P96"><text:tab/>alias eth1 qeth</text:p>
      <text:p text:style-name="P96"><text:tab/>options dasd_mod dasd=0.0.0100,0.0.0103,0.0.0300,0.0.0301</text:p>
      <text:p text:style-name="P97"/>
      <text:p text:style-name="P95">Start the new interface</text:p>
      <text:p text:style-name="P96"><text:tab/><text:span text:style-name="T44"># </text:span><text:span text:style-name="T100">ifup </text:span><text:span text:style-name="T96">eth1</text:span></text:p>
      <text:p text:style-name="P64"/>
      <text:p text:style-name="P64"/>
      <text:p text:style-name="P34"><text:span text:style-name="T126">If you have </text:span><text:span text:style-name="T122">SUSE Linux Enterprise Server 10</text:span>:</text:p>
      <text:p text:style-name="P108">SSH to the desire Linux where you want to setup the private network. <text:s/>Two configuration files must be added under /etc/sysconfig/ to let the system know about the new interface, one for hardware and one for network settings.</text:p>
      <text:p text:style-name="P108"/>
      <text:p text:style-name="P108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8"/>
      <text:p text:style-name="P108">Copy the hardware settings from the existing network /etc/sysconfig/hardware/hwcfg-qeth-bus-ccw-<text:span text:style-name="T96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08"><text:tab/><text:span text:style-name="T85"># </text:span><text:span text:style-name="T84">cd /etc/sysconfig/hardware/</text:span></text:p>
      <text:p text:style-name="P103"><text:tab/><text:span text:style-name="T125"># </text:span>sed *600 -e 's/<text:span text:style-name="T91">060</text:span>/<text:span text:style-name="T91">080</text:span>/g' &gt; hwcfg-qeth-bus-ccw-<text:span text:style-name="T91">0.0.0800</text:span></text:p>
      <text:p text:style-name="P108">Edit the hardware settings.<text:tab/></text:p>
      <text:p text:style-name="P108"><text:tab/><text:span text:style-name="T85"># </text:span><text:span text:style-name="T84">vi hwcfg-qeth-bus-ccw-</text:span><text:span text:style-name="T89">0.0.0800</text:span></text:p>
      <text:p text:style-name="P108">It should look similar to the following:</text:p>
      <text:p text:style-name="P154">STARTMODE="auto"</text:p>
      <text:p text:style-name="P154">MODULE="qeth"</text:p>
      <text:p text:style-name="P154">MODULE_OPTIONS=""</text:p>
      <text:p text:style-name="P154">MODULE_UNLOAD="yes"</text:p>
      <text:p text:style-name="P154">SCRIPTUP="hwup-ccw"</text:p>
      <text:p text:style-name="P154">SCRIPTUP_ccw="hwup-ccw"</text:p>
      <text:p text:style-name="P154">SCRIPTUP_ccwgroup="hwup-qeth"</text:p>
      <text:p text:style-name="P154">SCRIPTDOWN="hwdown-ccw"</text:p>
      <text:p text:style-name="P154">CCW_CHAN_IDS="<text:span text:style-name="T96">0.0.0800 0.0.0801 0.0.0802</text:span>"</text:p>
      <text:p text:style-name="P154">CCW_CHAN_NUM="3"</text:p>
      <text:p text:style-name="P154">CCW_CHAN_MODE="<text:span text:style-name="T96">OSAPORT</text:span>"</text:p>
      <text:p text:style-name="P154">QETH_LAYER2_SUPPORT="1"</text:p>
      <text:p text:style-name="P110">You <text:span text:style-name="T122">need</text:span> to substitute the subchannels with appropriate values.</text:p>
      <text:p text:style-name="P110"/>
      <text:p text:style-name="P108">Copy the network settings from the existing network /etc/sysconfig/network/ifcfg-qeth-bus-ccw-0.0.0600. <text:s/></text:p>
      <text:p text:style-name="P108"><text:tab/><text:span text:style-name="T85"># </text:span><text:span text:style-name="T84">cd /etc/sysconfig/network</text:span></text:p>
      <text:p text:style-name="P103"><text:soft-page-break/><text:tab/><text:span text:style-name="T125"># </text:span>cp ifcfg-qeth-bus-ccw-<text:span text:style-name="T91">0.0.0600</text:span> ifcfg-qeth-bus-ccw-<text:span text:style-name="T91">0.0.0800</text:span></text:p>
      <text:p text:style-name="P108">Edit the network settings.<text:tab/></text:p>
      <text:p text:style-name="P108"><text:tab/><text:span text:style-name="T85"># </text:span><text:span text:style-name="T84">vi ifcfg-qeth-bus-ccw-</text:span><text:span text:style-name="T89">0.0.0800</text:span></text:p>
      <text:p text:style-name="P108">It should look similar to the following:</text:p>
      <text:p text:style-name="P154">BOOTPROTO="static"</text:p>
      <text:p text:style-name="P154">UNIQUE=""</text:p>
      <text:p text:style-name="P154">STARTMODE="onboot"</text:p>
      <text:p text:style-name="P154">IPADDR="<text:span text:style-name="T96">10.1.100.1</text:span>"</text:p>
      <text:p text:style-name="P154">NETMASK="<text:span text:style-name="T96">255.255.255.0</text:span>"</text:p>
      <text:p text:style-name="P154">NETWORK="<text:span text:style-name="T96">10.1.100.0</text:span>"</text:p>
      <text:p text:style-name="P154">BROADCAST="<text:span text:style-name="T96">10.1.100.255</text:span>"</text:p>
      <text:p text:style-name="P154">_nm_name='qeth-bus-ccw-<text:span text:style-name="T96">0.0.0800</text:span>'</text:p>
      <text:p text:style-name="P110">You <text:span text:style-name="T122">need</text:span> to substitute the broadcast, IP address, netmask, and network with appropriate values.</text:p>
      <text:p text:style-name="P110"/>
      <text:p text:style-name="P108">Reboot the virtual server to have the changes take effect.</text:p>
      <text:p text:style-name="P101"><text:tab/><text:span text:style-name="T101"># </text:span><text:span text:style-name="T100">reboot</text:span></text:p>
      <text:p text:style-name="P34"/>
      <text:p text:style-name="P34"><text:span text:style-name="T126">If you have </text:span><text:span text:style-name="T122">SUSE Linux Enterprise Server 11</text:span>:</text:p>
      <text:p text:style-name="P108">SSH to the desire Linux where you want to setup the private network. <text:s/>A configuration file must be added under /etc/sysconfig/network and /etc/udev/rules.d to let the system know about the new interface.</text:p>
      <text:p text:style-name="P108"/>
      <text:p text:style-name="P108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8"/>
      <text:p text:style-name="P108">Copy the hardware settings from the existing network /etc/udev/rules.d/51-qeth-<text:span text:style-name="T96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57"><text:span text:style-name="T125"># </text:span>sed /etc/udev/rules.d/51-qeth-<text:span text:style-name="T91">0.0.0600</text:span>.rules -e 's/<text:span text:style-name="T91">060</text:span>/<text:span text:style-name="T91">080</text:span>/g' &gt; /etc/udev/rules.d/51-qeth-<text:span text:style-name="T91">0.0.0800</text:span>.rules</text:p>
      <text:p text:style-name="P108">Edit the udev rules</text:p>
      <text:p text:style-name="P108"><text:tab/><text:span text:style-name="T85"># </text:span><text:span text:style-name="T84">vi /etc/udev/rules.d/51-qeth-</text:span><text:span text:style-name="T89">0.0.0800</text:span><text:span text:style-name="T84">.rules</text:span></text:p>
      <text:p text:style-name="P108">It should look similar to the following:</text:p>
      <text:p text:style-name="P154"># Configure qeth device at <text:span text:style-name="T100">0.0.0800/0.0.0801/0.0.0802</text:span></text:p>
      <text:p text:style-name="P154">ACTION=="add", SUBSYSTEM=="drivers", KERNEL=="qeth", IMPORT{program}="collect 0.0.0800 %k 0.0.0800 0.0.0801 0.0.0802 qeth"</text:p>
      <text:p text:style-name="P154">ACTION=="add", SUBSYSTEM=="ccw", KERNEL=="0.0.0800", IMPORT{program}="collect 0.0.0800 %k 0.0.0800 0.0.0801 0.0.0802 qeth"</text:p>
      <text:p text:style-name="P154">ACTION=="add", SUBSYSTEM=="ccw", KERNEL=="0.0.0801", IMPORT{program}="collect 0.0.0800 %k 0.0.0800 0.0.0801 0.0.0802 qeth"</text:p>
      <text:p text:style-name="P154">ACTION=="add", SUBSYSTEM=="ccw", KERNEL=="0.0.0802", IMPORT{program}="collect 0.0.0800 %k 0.0.0800 0.0.0801 0.0.0802 qeth"</text:p>
      <text:p text:style-name="P154">TEST=="[ccwgroup/0.0.0800]", GOTO="qeth-0.0.0800-end"</text:p>
      <text:p text:style-name="P154">ACTION=="add", SUBSYSTEM=="ccw", ENV{COLLECT_0.0.0800}=="0", ATTR{[drivers/ccwgroup:qeth]group}="0.0.0800,0.0.0801,0.0.0802"</text:p>
      <text:p text:style-name="P154">ACTION=="add", SUBSYSTEM=="drivers", KERNEL=="qeth", ENV{COLLECT_0.0.0800}=="0", ATTR{[drivers/ccwgroup:qeth]group}="0.0.0800,0.0.0801,0.0.0802"</text:p>
      <text:p text:style-name="P154">LABEL="qeth-0.0.0800-end"</text:p>
      <text:p text:style-name="P154"><text:soft-page-break/>ACTION=="add", SUBSYSTEM=="ccwgroup", KERNEL=="0.0.0800", ATTR{portname}="OSAPORT"</text:p>
      <text:p text:style-name="P154">ACTION=="add", SUBSYSTEM=="ccwgroup", KERNEL=="0.0.0800", ATTR{portno}="0"</text:p>
      <text:p text:style-name="P154">ACTION=="add", SUBSYSTEM=="ccwgroup", KERNEL=="0.0.0800", ATTR{layer2}="1"</text:p>
      <text:p text:style-name="P154">ACTION=="add", SUBSYSTEM=="ccwgroup", KERNEL=="0.0.0800", ATTR{online}="1"</text:p>
      <text:p text:style-name="P108">You must also enable layer2 for the device. <text:s/>Take note of ATTR{layer2}="1".</text:p>
      <text:p text:style-name="P108"/>
      <text:p text:style-name="P108">Copy the network settings from the existing network /etc/sysconfig/network/ifcfg-eth0. <text:s/></text:p>
      <text:p text:style-name="P108"><text:tab/><text:span text:style-name="T85"># </text:span><text:span text:style-name="T84">cp /etc/sysconfig/network/ifcfg-</text:span><text:span text:style-name="T89">eth0</text:span><text:span text:style-name="T84"> /etc/sysconfig/network/ifcfg-</text:span><text:span text:style-name="T89">eth1</text:span></text:p>
      <text:p text:style-name="P108">Edit the network settings.<text:tab/></text:p>
      <text:p text:style-name="P108"><text:tab/><text:span text:style-name="T85"># </text:span><text:span text:style-name="T84">vi /etc/sysconfig/network/ifcfg-</text:span><text:span text:style-name="T89">eth1</text:span></text:p>
      <text:p text:style-name="P108">It should look similar to the following:</text:p>
      <text:p text:style-name="P154">BOOTPROTO='static'</text:p>
      <text:p text:style-name="P154">IPADDR='<text:span text:style-name="T96">10.1.100.1</text:span>'</text:p>
      <text:p text:style-name="P154">BROADCAST='<text:span text:style-name="T96">10.1.100.255</text:span>'</text:p>
      <text:p text:style-name="P154">NETMASK='<text:span text:style-name="T96">255.255.255.0</text:span>'</text:p>
      <text:p text:style-name="P154">NETWORK='<text:span text:style-name="T96">10.1.100.0</text:span>'</text:p>
      <text:p text:style-name="P154">STARTMODE='onboot'</text:p>
      <text:p text:style-name="P154">NAME='OSA Express Network card (<text:span text:style-name="T96">0.0.0800</text:span>)'</text:p>
      <text:p text:style-name="P101"/>
      <text:p text:style-name="P108">Reboot the virtual server to have the changes take effect.</text:p>
      <text:p text:style-name="P101"><text:tab/><text:span text:style-name="T101"># </text:span><text:span text:style-name="T100">reboot</text:span></text:p>
      <text:h text:style-name="P284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6">If you want to customize</text:span> <text:span text:style-name="T122">SUSE Linux Enterprise Server</text:span>:</text:p>
      <text:list xml:id="list28427347" text:style-name="L20">
        <text:list-item>
          <text:p text:style-name="P201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201">Determine the number of disks (ECKD or SCSI) your vanilla system will have and the mount points for each disk.</text:p>
        </text:list-item>
        <text:list-item>
          <text:p text:style-name="P201">Copy the default template /opt/xcat/share/xcat/install/sles/<text:span text:style-name="T96">xxx</text:span>.tmpl, substituting xxx with the template name, into /install/custom/install/sles/. <text:s/><text:span text:style-name="T1">For our example, we will use </text:span><text:span text:style-name="T96">compute.sles11.s390x.tmpl</text:span><text:span text:style-name="T1">:</text:span></text:p>
        </text:list-item>
      </text:list>
      <text:p text:style-name="P157"><text:span text:style-name="T125"># </text:span>cp /opt/xcat/share/xcat/install/sles/compute.sles11.s390x.tmpl /install/custom/install/sles/<text:span text:style-name="T91">custom.sles11.s390x.tmpl</text:span></text:p>
      <text:list xml:id="list28455808" text:continue-list="list28436202" text:style-name="L11">
        <text:list-header>
          <text:p text:style-name="P265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28454335" text:continue-list="list28427347" text:style-name="L20">
        <text:list-header>
          <text:p text:style-name="P268"/>
          <text:p text:style-name="P266">You could change the 3390-mod9 to a 9336 disk. <text:s/>To change the disk to a 9336, you can use sed to replace all <text:span text:style-name="T134">instances of </text:span><text:span text:style-name="T138">dasd_eckd_mod </text:span><text:span text:style-name="T134">to </text:span><text:span text:style-name="T138">dasd_fba_mod</text:span><text:span text:style-name="T134">.</text:span></text:p>
        </text:list-header>
      </text:list>
      <text:p text:style-name="P159"># sed /install/custom/install/sles/compute<text:span text:style-name="T91">.sles11.s390x.tmpl</text:span> -e 's/<text:span text:style-name="T153">dasd_eckd_mod</text:span>/<text:span text:style-name="T153">dasd_fba_mod</text:span>/g' &gt; /install/custom/install/sles/<text:span text:style-name="T91">custom.sles11.s390x.tmpl</text:span></text:p>
      <text:list xml:id="list28436154" text:continue-numbering="true" text:style-name="L20">
        <text:list-item>
          <text:p text:style-name="P201">Add this template to the osimage table. <text:s/><text:span text:style-name="T1">For our example</text:span>, we customized the autoyast template for <text:span text:style-name="T96">SLES 11 SP 1</text:span> and added it to the osimage table using:</text:p>
        </text:list-item>
      </text:list>
      <text:p text:style-name="P143"><text:span text:style-name="T125"># </text:span>chtab imagename=<text:span text:style-name="T91">sles11sp1-s390x-install-custom</text:span> osimage.profile=<text:span text:style-name="T91">custom.sles11.s390x.tmpl</text:span> osimage.imagetype=linux osimage.provmethod=install osimage.osname=Linux osimage.osvers=<text:span text:style-name="T91">sles11sp1</text:span></text:p>
      <text:list xml:id="list28435925" text:continue-numbering="true" text:style-name="L20">
        <text:list-item>
          <text:p text:style-name="P201">Add the extra disk to the custom template using the following format:</text:p>
        </text:list-item>
      </text:list>
      <text:p text:style-name="P122"><text:span text:style-name="T136"><text:s text:c="6"/>&lt;!-- Dasd attached at </text:span><text:span text:style-name="T139">0101</text:span><text:span text:style-name="T136"> --&gt;</text:span></text:p>
      <text:p text:style-name="P118"><text:s text:c="6"/>&lt;listentry&gt;</text:p>
      <text:p text:style-name="P118"><text:s text:c="8"/>&lt;bus&gt;None&lt;/bus&gt;</text:p>
      <text:p text:style-name="P118"><text:s text:c="8"/>&lt;bus_hwcfg&gt;none&lt;/bus_hwcfg&gt;</text:p>
      <text:p text:style-name="P120"><text:span text:style-name="T48"><text:s text:c="8"/>&lt;channel&gt;0.0.</text:span><text:span text:style-name="T90">0101</text:span><text:span text:style-name="T48">&lt;/channel&gt;</text:span></text:p>
      <text:p text:style-name="P118"><text:s text:c="8"/>&lt;format config:type="boolean"&gt;true&lt;/format&gt;</text:p>
      <text:p text:style-name="P120"><text:span text:style-name="T48"><text:s text:c="8"/>&lt;dev_name&gt;/dev/</text:span><text:span text:style-name="T90">dasdb</text:span><text:span text:style-name="T48">&lt;/dev_name&gt;</text:span></text:p>
      <text:p text:style-name="P118"><text:s text:c="8"/>&lt;dev_names config:type="list"&gt;</text:p>
      <text:p text:style-name="P120"><text:span text:style-name="T48"><text:s text:c="10"/>&lt;listentry&gt;/dev/</text:span><text:span text:style-name="T90">dasdb</text:span><text:span text:style-name="T48">&lt;/listentry&gt;</text:span></text:p>
      <text:p text:style-name="P120"><text:span text:style-name="T48"><text:s text:c="10"/>&lt;listentry&gt;/dev/disk/by-path/ccw-0.0.</text:span><text:span text:style-name="T90">0101</text:span><text:span text:style-name="T48">&lt;/listentry&gt;</text:span></text:p>
      <text:p text:style-name="P118"><text:s text:c="8"/>&lt;/dev_names&gt;</text:p>
      <text:p text:style-name="P118"><text:s text:c="8"/>&lt;device&gt;DASD&lt;/device&gt;</text:p>
      <text:p text:style-name="P118"><text:s text:c="8"/>&lt;driver&gt;io_subchannel&lt;/driver&gt;</text:p>
      <text:p text:style-name="P118"><text:s text:c="8"/>&lt;drivers config:type="list"&gt;</text:p>
      <text:p text:style-name="P118"><text:soft-page-break/><text:s text:c="10"/>&lt;listentry&gt;</text:p>
      <text:p text:style-name="P118"><text:s text:c="12"/>&lt;active config:type="boolean"&gt;true&lt;/active&gt;</text:p>
      <text:p text:style-name="P118"><text:s text:c="12"/>&lt;modprobe config:type="boolean"&gt;true&lt;/modprobe&gt;</text:p>
      <text:p text:style-name="P118"><text:s text:c="12"/>&lt;modules config:type="list"&gt;</text:p>
      <text:p text:style-name="P118"><text:s text:c="14"/>&lt;module_entry config:type="list"&gt;</text:p>
      <text:p text:style-name="P118"><text:s text:c="16"/>&lt;listentry&gt;<text:span text:style-name="T96">dasd_eckd_mod</text:span>&lt;/listentry&gt;</text:p>
      <text:p text:style-name="P118"><text:s text:c="16"/>&lt;listentry&gt;&lt;/listentry&gt;</text:p>
      <text:p text:style-name="P118"><text:s text:c="14"/>&lt;/module_entry&gt;</text:p>
      <text:p text:style-name="P118"><text:s text:c="12"/>&lt;/modules&gt;</text:p>
      <text:p text:style-name="P118"><text:s text:c="10"/>&lt;/listentry&gt;</text:p>
      <text:p text:style-name="P118"><text:s text:c="8"/>&lt;/drivers&gt;</text:p>
      <text:p text:style-name="P118"><text:s text:c="8"/>&lt;formatted config:type="boolean"&gt;true&lt;/formatted&gt;</text:p>
      <text:p text:style-name="P120"><text:span text:style-name="T48"><text:s text:c="8"/>&lt;partition_info&gt;/dev/</text:span><text:span text:style-name="T90">dasdb1</text:span><text:span text:style-name="T48"> (Linux native)&lt;/partition_info&gt;</text:span></text:p>
      <text:p text:style-name="P118"><text:s text:c="8"/>&lt;resource&gt;</text:p>
      <text:p text:style-name="P118"><text:s text:c="10"/>&lt;io config:type="list"&gt;</text:p>
      <text:p text:style-name="P118"><text:s text:c="12"/>&lt;listentry&gt;</text:p>
      <text:p text:style-name="P118"><text:s text:c="14"/>&lt;active config:type="boolean"&gt;true&lt;/active&gt;</text:p>
      <text:p text:style-name="P118"><text:s text:c="14"/>&lt;length config:type="integer"&gt;1&lt;/length&gt;</text:p>
      <text:p text:style-name="P118"><text:s text:c="14"/>&lt;mode&gt;rw&lt;/mode&gt;</text:p>
      <text:p text:style-name="P118"><text:s text:c="12"/>&lt;/listentry&gt;</text:p>
      <text:p text:style-name="P118"><text:s text:c="10"/>&lt;/io&gt;</text:p>
      <text:p text:style-name="P118"><text:s text:c="8"/>&lt;/resource&gt;</text:p>
      <text:p text:style-name="P120"><text:span text:style-name="T48"><text:s text:c="8"/>&lt;sysfs_bus_id&gt;0.0.</text:span><text:span text:style-name="T90">0101</text:span><text:span text:style-name="T48">&lt;/sysfs_bus_id&gt;</text:span></text:p>
      <text:p text:style-name="P118"><text:s text:c="6"/>&lt;/listentry&gt;</text:p>
      <text:p text:style-name="P34"/>
      <text:p text:style-name="P99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4"><text:s/></text:span><text:span text:style-name="T137">dasd_eckd_mod </text:span><text:span text:style-name="T144">to </text:span><text:span text:style-name="T137">dasd_fba_mod</text:span><text:span text:style-name="T144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28460750" text:continue-numbering="true" text:style-name="L20">
        <text:list-item>
          <text:p text:style-name="P196">Add a module entry for the new disk:</text:p>
        </text:list-item>
      </text:list>
      <text:p text:style-name="P121"><text:span text:style-name="T2"><text:tab/></text:span><text:span text:style-name="T58">&lt;module_entry&gt;</text:span></text:p>
      <text:p text:style-name="P173"><text:span text:style-name="T105"><text:s text:c="2"/>&lt;device&gt;dasd-bus-ccw-0.0.</text:span><text:span text:style-name="T110">0101</text:span><text:span text:style-name="T105">&lt;/device&gt;</text:span></text:p>
      <text:p text:style-name="P171"><text:s text:c="2"/>&lt;module&gt;<text:span text:style-name="T96">dasd_eckd_mod</text:span>&lt;/module&gt;</text:p>
      <text:p text:style-name="P171"><text:s text:c="2"/>&lt;options&gt;&lt;/options&gt;</text:p>
      <text:p text:style-name="P171">&lt;/module_entry&gt;</text:p>
      <text:p text:style-name="P117"/>
      <text:p text:style-name="P121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6">dasd_eckd_mod </text:span><text:span text:style-name="T4">to </text:span><text:span text:style-name="T76">dasd_fba_mod</text:span><text:span text:style-name="T4">.</text:span><text:span text:style-name="T2"> <text:s/>Once complete, add it to the &lt;modules&gt; section of the template.</text:span></text:p>
      <text:list xml:id="list28455861" text:continue-numbering="true" text:style-name="L20">
        <text:list-item>
          <text:p text:style-name="P196">Add the new mount point for the new disk:</text:p>
        </text:list-item>
      </text:list>
      <text:p text:style-name="P101"><text:s text:c="3"/><text:span text:style-name="T134"><text:s/>&lt;!-- </text:span><text:span text:style-name="T152">/usr</text:span><text:span text:style-name="T134"> partition --&gt;</text:span></text:p>
      <text:p text:style-name="P119"><text:s text:c="4"/>&lt;drive&gt;</text:p>
      <text:p text:style-name="P119"><text:s text:c="6"/>&lt;device&gt;/dev/<text:span text:style-name="T96">dasdb</text:span>&lt;/device&gt;</text:p>
      <text:p text:style-name="P119"><text:s text:c="6"/>&lt;partitions config:type="list"&gt;</text:p>
      <text:p text:style-name="P119"><text:s text:c="8"/>&lt;partition&gt;</text:p>
      <text:p text:style-name="P119"><text:s text:c="10"/>&lt;create config:type="boolean"&gt;true&lt;/create&gt;</text:p>
      <text:p text:style-name="P119"><text:s text:c="10"/>&lt;filesystem config:type="symbol"&gt;<text:span text:style-name="T96">ext3</text:span>&lt;/filesystem&gt;</text:p>
      <text:p text:style-name="P119"><text:soft-page-break/><text:s text:c="10"/>&lt;format config:type="boolean"&gt;true&lt;/format&gt;</text:p>
      <text:p text:style-name="P119"><text:s text:c="10"/>&lt;mount&gt;<text:span text:style-name="T96">/usr</text:span>&lt;/mount&gt;</text:p>
      <text:p text:style-name="P119"><text:s text:c="10"/>&lt;mountby config:type="symbol"&gt;path&lt;/mountby&gt;</text:p>
      <text:p text:style-name="P119"><text:s text:c="10"/>&lt;partition_id config:type="integer"&gt;131&lt;/partition_id&gt;</text:p>
      <text:p text:style-name="P119"><text:s text:c="10"/>&lt;partition_nr config:type="integer"&gt;1&lt;/partition_nr&gt;</text:p>
      <text:p text:style-name="P119"><text:s text:c="10"/>&lt;partition_type&gt;primary&lt;/partition_type&gt;</text:p>
      <text:p text:style-name="P119"><text:s text:c="10"/>&lt;size&gt;max&lt;/size&gt;</text:p>
      <text:p text:style-name="P119"><text:s text:c="8"/>&lt;/partition&gt;</text:p>
      <text:p text:style-name="P119"><text:s text:c="6"/>&lt;/partitions&gt;</text:p>
      <text:p text:style-name="P119"><text:s text:c="6"/>&lt;use&gt;all&lt;/use&gt;</text:p>
      <text:p text:style-name="P119"><text:s text:c="4"/>&lt;/drive&gt;</text:p>
      <text:p text:style-name="P108"/>
      <text:p text:style-name="P114"><text:span text:style-name="T154">The variables in </text:span><text:span text:style-name="T155">bold</text:span><text:span text:style-name="T154"> and </text:span><text:span text:style-name="T156">italicized</text:span><text:span text:style-name="T154"> need to be modified based on how you customize your </text:span><text:span text:style-name="T105">Linux. <text:s text:c="2"/>In the example above, a disk attached at </text:span><text:span text:style-name="T110">0101</text:span><text:span text:style-name="T105"> is added. <text:s/>The device name given to disk is </text:span><text:span text:style-name="T110">dasdb</text:span><text:span text:style-name="T105">. <text:s/>This disk will be mounted at </text:span><text:span text:style-name="T110">/usr</text:span><text:span text:style-name="T105"> and will have a </text:span><text:span text:style-name="T110">ext3</text:span><text:span text:style-name="T105"> file system. <text:s/>You need to place the new mount point before the swap space and rename the device names for each swap space following the naming rule. <text:s/>Once complete, add it to the &lt;</text:span><text:span text:style-name="T106">partitioning</text:span><text:span text:style-name="T105">&gt; section of the template.</text:span></text:p>
      <text:list xml:id="list28441993" text:continue-numbering="true" text:style-name="L20">
        <text:list-item>
          <text:p text:style-name="P201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70"><text:span text:style-name="T105">For more information, refer to </text:span><text:a xlink:type="simple" xlink:href="http://www.suse.de/~ug/autoyast_doc/index.html"><text:span text:style-name="T105">http://www.suse.de/~ug/autoyast_doc/index.html</text:span></text:a><text:span text:style-name="T105">. </text:span></text:p>
      <text:p text:style-name="P34"/>
      <text:p text:style-name="P34"/>
      <text:p text:style-name="P34"><text:span text:style-name="T126">If you want to customize</text:span> <text:span text:style-name="T122">Red Hat Enterprise Server</text:span>:</text:p>
      <text:list xml:id="list28438198" text:continue-list="list28441993" text:style-name="L20">
        <text:list-item text:start-value="1">
          <text:p text:style-name="P201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201">Determine the number of disks (ECKD or SCSI) your vanilla system will have and the mount points for each disk. <text:s/>There are no extra steps needed to specify the disk type.</text:p>
        </text:list-item>
        <text:list-item>
          <text:p text:style-name="P201">Copy the default template /opt/xcat/share/xcat/install/rh/<text:span text:style-name="T96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7"><text:span text:style-name="T125"># </text:span>cp /opt/xcat/share/xcat/install/rh/compute.rhel5.s390x.tmpl /install/custom/install/rh/<text:span text:style-name="T91">custom.rhel5.s390x.tmpl</text:span></text:p>
      <text:list xml:id="list28438179" text:continue-list="list28455808" text:style-name="L11">
        <text:list-header>
          <text:p text:style-name="P265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28440109" text:continue-list="list28438198" text:style-name="L20">
        <text:list-item>
          <text:p text:style-name="P201">Add this template to the osimage table. <text:s/>For our example, we customized the kickstart template for RHEL 5.4 and added it to the osimage table using:</text:p>
        </text:list-item>
      </text:list>
      <text:p text:style-name="P157"><text:span text:style-name="T125"># </text:span>chtab imagename=<text:span text:style-name="T91">rhel5.4-s390x-install-custom</text:span> osimage.profile=<text:span text:style-name="T91">custom.rhel5.s390x.tmpl</text:span> osimage.imagetype=<text:span text:style-name="T91">rhel5.4</text:span> osimage.osname=linux</text:p>
      <text:list xml:id="list28443785" text:continue-numbering="true" text:style-name="L20">
        <text:list-item>
          <text:p text:style-name="P201">Add the disk and mount point to the template using the following format:</text:p>
        </text:list-item>
      </text:list>
      <text:p text:style-name="P170"><text:span text:style-name="T32">clearpart --initlabel –drives=dasda,</text:span><text:span text:style-name="T96">dasdb</text:span></text:p>
      <text:p text:style-name="P171">part / --fstype ext3 --size=100 --grow –ondisk=dasda</text:p>
      <text:p text:style-name="P172">part /usr --fstype ext3 --size=100 --grow –ondisk=dasdb</text:p>
      <text:p text:style-name="P115"/>
      <text:list xml:id="list28441015" text:continue-numbering="true" text:style-name="L20">
        <text:list-header>
          <text:p text:style-name="P247">The variables in <text:span text:style-name="T100">bold</text:span> and <text:span text:style-name="T91">italicized</text:span> need to be modified based on how you customize your Linux and appended to the template. <text:s/>In the example above, a disk is added with a device name of <text:span text:style-name="T96">dasdb</text:span>. <text:s/>The disk will be mounted at <text:span text:style-name="T96">/usr</text:span> and will have a <text:span text:style-name="T96">ext3</text:span> file system.</text:p>
        </text:list-header>
        <text:list-item>
          <text:p text:style-name="P221"><text:span text:style-name="T105">Add the software you need to the </text:span><text:span text:style-name="T58">%packages</text:span><text:span text:style-name="T105"> section.</text:span></text:p>
        </text:list-item>
      </text:list>
      <text:p text:style-name="P34"/>
      <text:p text:style-name="P62"><text:soft-page-break/><text:span text:style-name="T2">For more information, refer to </text:span><text:a xlink:type="simple" xlink:href="http://docs.redhat.com/docs/en-US/Red_Hat_Enterprise_Linux/4/html-single/System_Administration_Guide/index.html#Kickstart_Installations"><text:span text:style-name="T2">http://docs.redhat.com/docs/en-US/Red_Hat_Enterprise_Linux/4/html-single/System_Administration_Guide/index.html#Kickstart_Installations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10-22T08:33:15.65</dc:date>
    <meta:editing-duration>PT823H23M23S</meta:editing-duration>
    <meta:editing-cycles>5378</meta:editing-cycles>
    <meta:generator>OpenOffice.org/3.0$Win32 OpenOffice.org_project/300m15$Build-9379</meta:generator>
    <meta:document-statistic meta:table-count="3" meta:image-count="1" meta:object-count="0" meta:page-count="44" meta:paragraph-count="1222" meta:word-count="10788" meta:character-count="73605"/>
    <meta:user-defined meta:name="Info 1"/>
    <meta:user-defined meta:name="Info 2"/>
    <meta:user-defined meta:name="Info 3"/>
    <meta:user-defined meta:name="Info 4"/>
  </office:meta>
</office:document-meta>
</file>